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3440*"/>
    </style:style>
    <style:style style:name="Table259.B" style:family="table-column">
      <style:table-column-properties style:column-width="4.6917in" style:rel-column-width="6756*"/>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1.766in" style:rel-column-width="16345*"/>
    </style:style>
    <style:style style:name="Table260.B" style:family="table-column">
      <style:table-column-properties style:column-width="5.3146in" style:rel-column-width="49190*"/>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1.766in" style:rel-column-width="16345*"/>
    </style:style>
    <style:style style:name="Table261.B" style:family="table-column">
      <style:table-column-properties style:column-width="5.3146in" style:rel-column-width="49190*"/>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1.766in" style:rel-column-width="16345*"/>
    </style:style>
    <style:style style:name="Table262.B" style:family="table-column">
      <style:table-column-properties style:column-width="5.3146in" style:rel-column-width="49190*"/>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1.766in" style:rel-column-width="16345*"/>
    </style:style>
    <style:style style:name="Table263.B" style:family="table-column">
      <style:table-column-properties style:column-width="5.3146in" style:rel-column-width="49190*"/>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1.766in" style:rel-column-width="16345*"/>
    </style:style>
    <style:style style:name="Table264.B" style:family="table-column">
      <style:table-column-properties style:column-width="5.3146in" style:rel-column-width="49190*"/>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1.766in" style:rel-column-width="16345*"/>
    </style:style>
    <style:style style:name="Table265.B" style:family="table-column">
      <style:table-column-properties style:column-width="5.3146in" style:rel-column-width="49190*"/>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1.766in" style:rel-column-width="16345*"/>
    </style:style>
    <style:style style:name="Table266.B" style:family="table-column">
      <style:table-column-properties style:column-width="5.3146in" style:rel-column-width="49190*"/>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1.766in" style:rel-column-width="16345*"/>
    </style:style>
    <style:style style:name="Table267.B" style:family="table-column">
      <style:table-column-properties style:column-width="5.3146in" style:rel-column-width="49190*"/>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1.766in" style:rel-column-width="16345*"/>
    </style:style>
    <style:style style:name="Table268.B" style:family="table-column">
      <style:table-column-properties style:column-width="5.3146in" style:rel-column-width="49190*"/>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1.766in" style:rel-column-width="16345*"/>
    </style:style>
    <style:style style:name="Table279.B" style:family="table-column">
      <style:table-column-properties style:column-width="5.3146in" style:rel-column-width="49190*"/>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3560*"/>
    </style:style>
    <style:style style:name="Table280.B" style:family="table-column">
      <style:table-column-properties style:column-width="4.6083in" style:rel-column-width="6636*"/>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Snippet">
      <style:paragraph-properties fo:text-align="justify" style:justify-single-word="false"/>
    </style:style>
    <style:style style:name="P60" style:family="paragraph" style:parent-style-name="Heading_20_3">
      <style:text-properties fo:font-weight="bold" style:font-weight-asian="bold" style:font-weight-complex="bold"/>
    </style:style>
    <style:style style:name="P61" style:family="paragraph" style:parent-style-name="Heading_20_1">
      <style:paragraph-properties fo:text-align="justify" style:justify-single-word="false"/>
    </style:style>
    <style:style style:name="P62" style:family="paragraph" style:parent-style-name="Heading_20_1">
      <style:paragraph-properties fo:break-before="page"/>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7.0602in" style:type="right" style:leader-style="dotted" style:leader-text="."/>
        </style:tab-stops>
      </style:paragraph-properties>
    </style:style>
    <style:style style:name="P65" style:family="paragraph" style:parent-style-name="Contents_20_2">
      <style:paragraph-properties>
        <style:tab-stops>
          <style:tab-stop style:position="6.8839in" style:type="right"/>
        </style:tab-stops>
      </style:paragraph-properties>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fo:font-weight="bold" style:font-weight-asian="bold" style:font-weight-complex="bold"/>
    </style:style>
    <style:style style:name="P68" style:family="paragraph" style:parent-style-name="Index_20_1">
      <style:paragraph-properties>
        <style:tab-stops>
          <style:tab-stop style:position="7.0807in" style:type="right"/>
        </style:tab-stops>
      </style:paragraph-properties>
    </style:style>
    <style:style style:name="P69" style:family="paragraph" style:parent-style-name="Index_20_Separator">
      <style:paragraph-properties>
        <style:tab-stops/>
      </style:paragraph-properties>
    </style:style>
    <style:style style:name="P70" style:family="paragraph" style:parent-style-name="Text_20_body" style:master-page-name="Standard">
      <style:paragraph-properties style:page-numb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paragraph-properties fo:text-align="justify" style:justify-single-word="false"/>
    </style:style>
    <style:style style:name="P74" style:family="paragraph" style:parent-style-name="Text_20_body" style:list-style-name="L3">
      <style:paragraph-properties fo:text-align="justify" style:justify-single-word="false"/>
    </style:style>
    <style:style style:name="P75" style:family="paragraph" style:parent-style-name="Text_20_body" style:list-style-name="L5">
      <style:paragraph-properties fo:text-align="justify" style:justify-single-word="false"/>
    </style:style>
    <style:style style:name="P76" style:family="paragraph" style:parent-style-name="Text_20_body" style:list-style-name="L1">
      <style:paragraph-properties fo:text-align="justify" style:justify-single-word="false"/>
    </style:style>
    <style:style style:name="P77" style:family="paragraph" style:parent-style-name="Text_20_body" style:list-style-name="L8">
      <style:paragraph-properties fo:text-align="justify" style:justify-single-word="false"/>
    </style:style>
    <style:style style:name="P78" style:family="paragraph" style:parent-style-name="Text_20_body" style:list-style-name="L10">
      <style:paragraph-properties fo:text-align="justify" style:justify-single-word="false"/>
    </style:style>
    <style:style style:name="P79" style:family="paragraph" style:parent-style-name="Text_20_body" style:list-style-name="L11">
      <style:paragraph-properties fo:text-align="justify" style:justify-single-word="false"/>
    </style:style>
    <style:style style:name="P80" style:family="paragraph" style:parent-style-name="Text_20_body" style:list-style-name="L13">
      <style:paragraph-properties fo:text-align="justify" style:justify-single-word="false"/>
    </style:style>
    <style:style style:name="P81" style:family="paragraph" style:parent-style-name="Text_20_body" style:list-style-name="L14">
      <style:paragraph-properties fo:text-align="justify" style:justify-single-word="false"/>
    </style:style>
    <style:style style:name="P82" style:family="paragraph" style:parent-style-name="Text_20_body" style:list-style-name="L15">
      <style:paragraph-properties fo:text-align="justify" style:justify-single-word="false"/>
    </style:style>
    <style:style style:name="P83" style:family="paragraph" style:parent-style-name="Text_20_body" style:list-style-name="L16">
      <style:paragraph-properties fo:text-align="justify" style:justify-single-word="false"/>
    </style:style>
    <style:style style:name="P84" style:family="paragraph" style:parent-style-name="Text_20_body" style:list-style-name="L17">
      <style:paragraph-properties fo:text-align="justify" style:justify-single-word="false"/>
    </style:style>
    <style:style style:name="P85" style:family="paragraph" style:parent-style-name="Text_20_body" style:list-style-name="L18">
      <style:paragraph-properties fo:text-align="justify" style:justify-single-word="false"/>
    </style:style>
    <style:style style:name="P86" style:family="paragraph" style:parent-style-name="Text_20_body" style:list-style-name="L19">
      <style:paragraph-properties fo:text-align="justify" style:justify-single-word="false"/>
    </style:style>
    <style:style style:name="P87" style:family="paragraph" style:parent-style-name="Text_20_body" style:list-style-name="L20">
      <style:paragraph-properties fo:text-align="justify" style:justify-single-word="false"/>
    </style:style>
    <style:style style:name="P88" style:family="paragraph" style:parent-style-name="Text_20_body" style:list-style-name="L21">
      <style:paragraph-properties fo:text-align="justify" style:justify-single-word="false"/>
    </style:style>
    <style:style style:name="P89" style:family="paragraph" style:parent-style-name="Text_20_body" style:list-style-name="L22">
      <style:paragraph-properties fo:text-align="justify" style:justify-single-word="false"/>
    </style:style>
    <style:style style:name="P90" style:family="paragraph" style:parent-style-name="Text_20_body" style:list-style-name="L23">
      <style:paragraph-properties fo:text-align="justify" style:justify-single-word="false"/>
    </style:style>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9"/>
    <style:style style:name="P96"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29408024" text:id="ct229408024">
          <text:insertion>
            <office:change-info>
              <dc:creator>Peter Camilleri</dc:creator>
              <dc:date>2015-04-25T23:41:00</dc:date>
            </office:change-info>
          </text:insertion>
        </text:changed-region>
        <text:changed-region xml:id="ct229408128" text:id="ct229408128">
          <text:insertion>
            <office:change-info>
              <dc:creator>Peter Camilleri</dc:creator>
              <dc:date>2015-04-25T23:42:00</dc:date>
            </office:change-info>
          </text:insertion>
        </text:changed-region>
        <text:changed-region xml:id="ct229482432" text:id="ct229482432">
          <text:insertion>
            <office:change-info>
              <dc:creator>Peter Camilleri</dc:creator>
              <dc:date>2015-04-26T13:40:00</dc:date>
            </office:change-info>
          </text:insertion>
        </text:changed-region>
        <text:changed-region xml:id="ct229482536" text:id="ct229482536">
          <text:insertion>
            <office:change-info>
              <dc:creator>Peter Camilleri</dc:creator>
              <dc:date>2015-04-26T13:39:00</dc:date>
            </office:change-info>
          </text:insertion>
        </text:changed-region>
        <text:changed-region xml:id="ct229482640" text:id="ct229482640">
          <text:insertion>
            <office:change-info>
              <dc:creator>Peter Camilleri</dc:creator>
              <dc:date>2015-04-26T13:40:00</dc:date>
            </office:change-info>
          </text:insertion>
        </text:changed-region>
        <text:changed-region xml:id="ct229483680" text:id="ct229483680">
          <text:insertion>
            <office:change-info>
              <dc:creator>Peter Camilleri</dc:creator>
              <dc:date>2015-04-26T13:46:00</dc:date>
            </office:change-info>
          </text:insertion>
        </text:changed-region>
        <text:changed-region xml:id="ct229483784" text:id="ct229483784">
          <text:insertion>
            <office:change-info>
              <dc:creator>Peter Camilleri</dc:creator>
              <dc:date>2015-04-26T13:47:00</dc:date>
            </office:change-info>
          </text:insertion>
        </text:changed-region>
        <text:changed-region xml:id="ct227558456" text:id="ct227558456">
          <text:insertion>
            <office:change-info>
              <dc:creator>Peter Camilleri</dc:creator>
              <dc:date>2015-04-25T13:09:00</dc:date>
            </office:change-info>
          </text:insertion>
        </text:changed-region>
        <text:changed-region xml:id="ct227558560" text:id="ct227558560">
          <text:insertion>
            <office:change-info>
              <dc:creator>Peter Camilleri</dc:creator>
              <dc:date>2015-04-25T13:10:00</dc:date>
            </office:change-info>
          </text:insertion>
        </text:changed-region>
        <text:changed-region xml:id="ct227558768" text:id="ct227558768">
          <text:insertion>
            <office:change-info>
              <dc:creator>Peter Camilleri</dc:creator>
              <dc:date>2015-04-25T13:11:00</dc:date>
            </office:change-info>
          </text:insertion>
        </text:changed-region>
        <text:changed-region xml:id="ct227558872" text:id="ct227558872">
          <text:deletion>
            <office:change-info>
              <dc:creator>Peter Camilleri</dc:creator>
              <dc:date>2015-04-25T13:26:00</dc:date>
            </office:change-info>
            <text:p text:style-name="Text_20_body">.even?</text:p>
          </text:deletion>
        </text:changed-region>
        <text:changed-region xml:id="ct227558976" text:id="ct227558976">
          <text:insertion>
            <office:change-info>
              <dc:creator>Peter Camilleri</dc:creator>
              <dc:date>2015-04-25T13:25:00</dc:date>
            </office:change-info>
          </text:insertion>
        </text:changed-region>
        <text:changed-region xml:id="ct227559080" text:id="ct227559080">
          <text:insertion>
            <office:change-info>
              <dc:creator>Peter Camilleri</dc:creator>
              <dc:date>2015-04-25T13:25:00</dc:date>
            </office:change-info>
          </text:insertion>
        </text:changed-region>
        <text:changed-region xml:id="ct227559184" text:id="ct227559184">
          <text:insertion>
            <office:change-info>
              <dc:creator>Peter Camilleri</dc:creator>
              <dc:date>2015-04-25T13:25:00</dc:date>
            </office:change-info>
          </text:insertion>
        </text:changed-region>
        <text:changed-region xml:id="ct227559288" text:id="ct227559288">
          <text:insertion>
            <office:change-info>
              <dc:creator>Peter Camilleri</dc:creator>
              <dc:date>2015-04-25T13:25:00</dc:date>
            </office:change-info>
          </text:insertion>
        </text:changed-region>
        <text:changed-region xml:id="ct227559392" text:id="ct227559392">
          <text:insertion>
            <office:change-info>
              <dc:creator>Peter Camilleri</dc:creator>
              <dc:date>2015-04-25T13:25:00</dc:date>
            </office:change-info>
          </text:insertion>
        </text:changed-region>
        <text:changed-region xml:id="ct227559496" text:id="ct227559496">
          <text:insertion>
            <office:change-info>
              <dc:creator>Peter Camilleri</dc:creator>
              <dc:date>2015-04-25T13:27:00</dc:date>
            </office:change-info>
          </text:insertion>
        </text:changed-region>
        <text:changed-region xml:id="ct227559600" text:id="ct227559600">
          <text:insertion>
            <office:change-info>
              <dc:creator>Peter Camilleri</dc:creator>
              <dc:date>2015-04-25T13:27:00</dc:date>
            </office:change-info>
          </text:insertion>
        </text:changed-region>
        <text:changed-region xml:id="ct227559704" text:id="ct227559704">
          <text:deletion>
            <office:change-info>
              <dc:creator>Peter Camilleri</dc:creator>
              <dc:date>2015-04-25T13:29:00</dc:date>
            </office:change-info>
            <text:p text:style-name="Text_20_body">.gcd</text:p>
          </text:deletion>
        </text:changed-region>
        <text:changed-region xml:id="ct227559808" text:id="ct227559808">
          <text:insertion>
            <office:change-info>
              <dc:creator>Peter Camilleri</dc:creator>
              <dc:date>2015-04-25T13:25:00</dc:date>
            </office:change-info>
          </text:insertion>
        </text:changed-region>
        <text:changed-region xml:id="ct227559912" text:id="ct227559912">
          <text:deletion>
            <office:change-info>
              <dc:creator>Peter Camilleri</dc:creator>
              <dc:date>2015-04-25T13:31:00</dc:date>
            </office:change-info>
            <text:p text:style-name="Text_20_body">.lcm</text:p>
          </text:deletion>
        </text:changed-region>
        <text:changed-region xml:id="ct227560016" text:id="ct227560016">
          <text:insertion>
            <office:change-info>
              <dc:creator>Peter Camilleri</dc:creator>
              <dc:date>2015-04-25T13:25:00</dc:date>
            </office:change-info>
          </text:insertion>
        </text:changed-region>
        <text:changed-region xml:id="ct227560224" text:id="ct227560224">
          <text:deletion>
            <office:change-info>
              <dc:creator>Peter Camilleri</dc:creator>
              <dc:date>2015-04-25T13:39:00</dc:date>
            </office:change-info>
            <text:p text:style-name="Text_20_body"/>
            <text:p text:style-name="Text_20_body"/>
          </text:deletion>
        </text:changed-region>
        <text:changed-region xml:id="ct227560120" text:id="ct227560120">
          <text:deletion>
            <office:change-info>
              <dc:creator>Peter Camilleri</dc:creator>
              <dc:date>2015-04-25T13:37:00</dc:date>
            </office:change-info>
            <text:p text:style-name="Text_20_body">.odd?</text:p>
          </text:deletion>
        </text:changed-region>
        <text:changed-region xml:id="ct227560328" text:id="ct227560328">
          <text:insertion>
            <office:change-info>
              <dc:creator>Peter Camilleri</dc:creator>
              <dc:date>2015-04-25T13:25:00</dc:date>
            </office:change-info>
          </text:insertion>
        </text:changed-region>
        <text:changed-region xml:id="ct227560432" text:id="ct227560432">
          <text:deletion>
            <office:change-info>
              <dc:creator>Peter Camilleri</dc:creator>
              <dc:date>2015-04-25T13:41:00</dc:date>
            </office:change-info>
            <text:p text:style-name="Text_20_body">2*</text:p>
          </text:deletion>
        </text:changed-region>
        <text:changed-region xml:id="ct227560536" text:id="ct227560536">
          <text:insertion>
            <office:change-info>
              <dc:creator>Peter Camilleri</dc:creator>
              <dc:date>2015-04-25T13:24:00</dc:date>
            </office:change-info>
          </text:insertion>
        </text:changed-region>
        <text:changed-region xml:id="ct227560640" text:id="ct227560640">
          <text:insertion>
            <office:change-info>
              <dc:creator>Peter Camilleri</dc:creator>
              <dc:date>2015-04-25T13:25:00</dc:date>
            </office:change-info>
          </text:insertion>
        </text:changed-region>
        <text:changed-region xml:id="ct227560744" text:id="ct227560744">
          <text:insertion>
            <office:change-info>
              <dc:creator>Peter Camilleri</dc:creator>
              <dc:date>2015-04-25T13:42:00</dc:date>
            </office:change-info>
          </text:insertion>
        </text:changed-region>
        <text:changed-region xml:id="ct227560848" text:id="ct227560848">
          <text:insertion>
            <office:change-info>
              <dc:creator>Peter Camilleri</dc:creator>
              <dc:date>2015-04-25T13:25:00</dc:date>
            </office:change-info>
          </text:insertion>
        </text:changed-region>
        <text:changed-region xml:id="ct227560952" text:id="ct227560952">
          <text:insertion>
            <office:change-info>
              <dc:creator>Peter Camilleri</dc:creator>
              <dc:date>2015-04-25T13:25:00</dc:date>
            </office:change-info>
          </text:insertion>
        </text:changed-region>
        <text:changed-region xml:id="ct227561056" text:id="ct227561056">
          <text:insertion>
            <office:change-info>
              <dc:creator>Peter Camilleri</dc:creator>
              <dc:date>2015-04-25T13:42:00</dc:date>
            </office:change-info>
          </text:insertion>
        </text:changed-region>
        <text:changed-region xml:id="ct227561160" text:id="ct227561160">
          <text:insertion>
            <office:change-info>
              <dc:creator>Peter Camilleri</dc:creator>
              <dc:date>2015-04-25T13:42:00</dc:date>
            </office:change-info>
          </text:insertion>
        </text:changed-region>
        <text:changed-region xml:id="ct227561264" text:id="ct227561264">
          <text:deletion>
            <office:change-info>
              <dc:creator>Peter Camilleri</dc:creator>
              <dc:date>2015-04-25T13:42:00</dc:date>
            </office:change-info>
            <text:p text:style-name="Text_20_body">2/</text:p>
          </text:deletion>
        </text:changed-region>
        <text:changed-region xml:id="ct227561368" text:id="ct227561368">
          <text:insertion>
            <office:change-info>
              <dc:creator>Peter Camilleri</dc:creator>
              <dc:date>2015-04-25T13:25:00</dc:date>
            </office:change-info>
          </text:insertion>
        </text:changed-region>
        <text:changed-region xml:id="ct229404280" text:id="ct229404280">
          <text:deletion>
            <office:change-info>
              <dc:creator>Peter Camilleri</dc:creator>
              <dc:date>2015-04-25T13:46:00</dc:date>
            </office:change-info>
            <text:p text:style-name="Standard"/>
            <text:p text:style-name="Text_20_body">&lt;&lt;</text:p>
          </text:deletion>
        </text:changed-region>
        <text:changed-region xml:id="ct229404384" text:id="ct229404384">
          <text:insertion>
            <office:change-info>
              <dc:creator>Peter Camilleri</dc:creator>
              <dc:date>2015-04-25T13:25:00</dc:date>
            </office:change-info>
          </text:insertion>
        </text:changed-region>
        <text:changed-region xml:id="ct229404488" text:id="ct229404488">
          <text:deletion>
            <office:change-info>
              <dc:creator>Peter Camilleri</dc:creator>
              <dc:date>2015-04-25T13:55:00</dc:date>
            </office:change-info>
            <text:p text:style-name="Standard"/>
            <text:p text:style-name="Text_20_body">&gt;&gt;</text:p>
          </text:deletion>
        </text:changed-region>
        <text:changed-region xml:id="ct229404592" text:id="ct229404592">
          <text:insertion>
            <office:change-info>
              <dc:creator>Peter Camilleri</dc:creator>
              <dc:date>2015-04-25T13:25:00</dc:date>
            </office:change-info>
          </text:insertion>
        </text:changed-region>
        <text:changed-region xml:id="ct229404696" text:id="ct229404696">
          <text:deletion>
            <office:change-info>
              <dc:creator>Peter Camilleri</dc:creator>
              <dc:date>2015-04-25T14:29:00</dc:date>
            </office:change-info>
            <text:p text:style-name="Standard"/>
            <text:p text:style-name="Text_20_body">and</text:p>
          </text:deletion>
        </text:changed-region>
        <text:changed-region xml:id="ct229404800" text:id="ct229404800">
          <text:insertion>
            <office:change-info>
              <dc:creator>Peter Camilleri</dc:creator>
              <dc:date>2015-04-25T13:25:00</dc:date>
            </office:change-info>
          </text:insertion>
        </text:changed-region>
        <text:changed-region xml:id="ct229404904" text:id="ct229404904">
          <text:deletion>
            <office:change-info>
              <dc:creator>Peter Camilleri</dc:creator>
              <dc:date>2015-04-25T14:31:00</dc:date>
            </office:change-info>
            <text:p text:style-name="Text_20_body"/>
            <text:p text:style-name="Text_20_body">com</text:p>
          </text:deletion>
        </text:changed-region>
        <text:changed-region xml:id="ct229405008" text:id="ct229405008">
          <text:insertion>
            <office:change-info>
              <dc:creator>Peter Camilleri</dc:creator>
              <dc:date>2015-04-25T13:25:00</dc:date>
            </office:change-info>
          </text:insertion>
        </text:changed-region>
        <text:changed-region xml:id="ct229405112" text:id="ct229405112">
          <text:deletion>
            <office:change-info>
              <dc:creator>Peter Camilleri</dc:creator>
              <dc:date>2015-04-25T14:33:00</dc:date>
            </office:change-info>
            <text:p text:style-name="Text_20_body"/>
            <text:p text:style-name="Text_20_body">or</text:p>
          </text:deletion>
        </text:changed-region>
        <text:changed-region xml:id="ct229405216" text:id="ct229405216">
          <text:insertion>
            <office:change-info>
              <dc:creator>Peter Camilleri</dc:creator>
              <dc:date>2015-04-25T13:25:00</dc:date>
            </office:change-info>
          </text:insertion>
        </text:changed-region>
        <text:changed-region xml:id="ct229405320" text:id="ct229405320">
          <text:insertion>
            <office:change-info>
              <dc:creator>Peter Camilleri</dc:creator>
              <dc:date>2015-04-25T14:34:00</dc:date>
            </office:change-info>
          </text:insertion>
        </text:changed-region>
        <text:changed-region xml:id="ct229405424" text:id="ct229405424">
          <text:insertion>
            <office:change-info>
              <dc:creator>Peter Camilleri</dc:creator>
              <dc:date>2015-04-25T13:25:00</dc:date>
            </office:change-info>
          </text:insertion>
        </text:changed-region>
        <text:changed-region xml:id="ct229405528" text:id="ct229405528">
          <text:insertion>
            <office:change-info>
              <dc:creator>Peter Camilleri</dc:creator>
              <dc:date>2015-04-25T13:25:00</dc:date>
            </office:change-info>
          </text:insertion>
        </text:changed-region>
        <text:changed-region xml:id="ct229405632" text:id="ct229405632">
          <text:insertion>
            <office:change-info>
              <dc:creator>Peter Camilleri</dc:creator>
              <dc:date>2015-04-25T14:35:00</dc:date>
            </office:change-info>
          </text:insertion>
        </text:changed-region>
        <text:changed-region xml:id="ct229405736" text:id="ct229405736">
          <text:insertion>
            <office:change-info>
              <dc:creator>Peter Camilleri</dc:creator>
              <dc:date>2015-04-25T14:35:00</dc:date>
            </office:change-info>
          </text:insertion>
        </text:changed-region>
        <text:changed-region xml:id="ct229405840" text:id="ct229405840">
          <text:deletion>
            <office:change-info>
              <dc:creator>Peter Camilleri</dc:creator>
              <dc:date>2015-04-25T14:35:00</dc:date>
            </office:change-info>
            <text:p text:style-name="Standard"/>
            <text:p text:style-name="Text_20_body">xor</text:p>
          </text:deletion>
        </text:changed-region>
        <text:changed-region xml:id="ct229405944" text:id="ct229405944">
          <text:insertion>
            <office:change-info>
              <dc:creator>Peter Camilleri</dc:creator>
              <dc:date>2015-04-25T13:25:00</dc:date>
            </office:change-info>
          </text:insertion>
        </text:changed-region>
        <text:changed-region xml:id="ct229406048" text:id="ct229406048">
          <text:insertion>
            <office:change-info>
              <dc:creator>Peter Camilleri</dc:creator>
              <dc:date>2015-04-25T15:11:00</dc:date>
            </office:change-info>
          </text:insertion>
        </text:changed-region>
        <text:changed-region xml:id="ct229406152" text:id="ct229406152">
          <text:insertion>
            <office:change-info>
              <dc:creator>Peter Camilleri</dc:creator>
              <dc:date>2015-04-25T15:09:00</dc:date>
            </office:change-info>
          </text:insertion>
        </text:changed-region>
        <text:changed-region xml:id="ct229406256" text:id="ct229406256">
          <text:insertion>
            <office:change-info>
              <dc:creator>Peter Camilleri</dc:creator>
              <dc:date>2015-04-25T15:09:00</dc:date>
            </office:change-info>
          </text:insertion>
        </text:changed-region>
        <text:changed-region xml:id="ct229406360" text:id="ct229406360">
          <text:insertion>
            <office:change-info>
              <dc:creator>Peter Camilleri</dc:creator>
              <dc:date>2015-04-25T15:09:00</dc:date>
            </office:change-info>
          </text:insertion>
        </text:changed-region>
        <text:changed-region xml:id="ct229406464" text:id="ct229406464">
          <text:insertion>
            <office:change-info>
              <dc:creator>Peter Camilleri</dc:creator>
              <dc:date>2015-04-25T15:10:00</dc:date>
            </office:change-info>
          </text:insertion>
        </text:changed-region>
        <text:changed-region xml:id="ct229406568" text:id="ct229406568">
          <text:insertion>
            <office:change-info>
              <dc:creator>Peter Camilleri</dc:creator>
              <dc:date>2015-04-25T15:10:00</dc:date>
            </office:change-info>
          </text:insertion>
        </text:changed-region>
        <text:changed-region xml:id="ct229406672" text:id="ct229406672">
          <text:insertion>
            <office:change-info>
              <dc:creator>Peter Camilleri</dc:creator>
              <dc:date>2015-04-25T15:10:00</dc:date>
            </office:change-info>
          </text:insertion>
        </text:changed-region>
        <text:changed-region xml:id="ct229406776" text:id="ct229406776">
          <text:insertion>
            <office:change-info>
              <dc:creator>Peter Camilleri</dc:creator>
              <dc:date>2015-04-25T15:10:00</dc:date>
            </office:change-info>
          </text:insertion>
        </text:changed-region>
        <text:changed-region xml:id="ct229406880" text:id="ct229406880">
          <text:insertion>
            <office:change-info>
              <dc:creator>Peter Camilleri</dc:creator>
              <dc:date>2015-04-25T15:10:00</dc:date>
            </office:change-info>
          </text:insertion>
        </text:changed-region>
        <text:changed-region xml:id="ct229406984" text:id="ct229406984">
          <text:insertion>
            <office:change-info>
              <dc:creator>Peter Camilleri</dc:creator>
              <dc:date>2015-04-25T15:10:00</dc:date>
            </office:change-info>
          </text:insertion>
        </text:changed-region>
        <text:changed-region xml:id="ct229407088" text:id="ct229407088">
          <text:insertion>
            <office:change-info>
              <dc:creator>Peter Camilleri</dc:creator>
              <dc:date>2015-04-25T15:10:00</dc:date>
            </office:change-info>
          </text:insertion>
        </text:changed-region>
        <text:changed-region xml:id="ct229407192" text:id="ct229407192">
          <text:insertion>
            <office:change-info>
              <dc:creator>Peter Camilleri</dc:creator>
              <dc:date>2015-04-25T15:10:00</dc:date>
            </office:change-info>
          </text:insertion>
        </text:changed-region>
        <text:changed-region xml:id="ct229407296" text:id="ct229407296">
          <text:deletion>
            <office:change-info>
              <dc:creator>Peter Camilleri</dc:creator>
              <dc:date>2015-04-25T17:35:00</dc:date>
            </office:change-info>
            <text:p text:style-name="P1">Ipsum lorem</text:p>
          </text:deletion>
        </text:changed-region>
        <text:changed-region xml:id="ct229407400" text:id="ct229407400">
          <text:insertion>
            <office:change-info>
              <dc:creator>Peter Camilleri</dc:creator>
              <dc:date>2015-04-25T17:35:00</dc:date>
            </office:change-info>
          </text:insertion>
        </text:changed-region>
        <text:changed-region xml:id="ct229407504" text:id="ct229407504">
          <text:insertion>
            <office:change-info>
              <dc:creator>Peter Camilleri</dc:creator>
              <dc:date>2015-04-25T17:36:00</dc:date>
            </office:change-info>
          </text:insertion>
        </text:changed-region>
        <text:changed-region xml:id="ct229407608" text:id="ct229407608">
          <text:insertion>
            <office:change-info>
              <dc:creator>Peter Camilleri</dc:creator>
              <dc:date>2015-04-25T17:37:00</dc:date>
            </office:change-info>
          </text:insertion>
        </text:changed-region>
        <text:changed-region xml:id="ct229407712" text:id="ct229407712">
          <text:insertion>
            <office:change-info>
              <dc:creator>Peter Camilleri</dc:creator>
              <dc:date>2015-04-25T18:11:00</dc:date>
            </office:change-info>
          </text:insertion>
        </text:changed-region>
        <text:changed-region xml:id="ct229407816" text:id="ct229407816">
          <text:insertion>
            <office:change-info>
              <dc:creator>Peter Camilleri</dc:creator>
              <dc:date>2015-04-25T18:12:00</dc:date>
            </office:change-info>
          </text:insertion>
        </text:changed-region>
        <text:changed-region xml:id="ct229407920" text:id="ct229407920">
          <text:insertion>
            <office:change-info>
              <dc:creator>Peter Camilleri</dc:creator>
              <dc:date>2015-04-25T18:14:00</dc:date>
            </office:change-info>
          </text:insertion>
        </text:changed-region>
        <text:changed-region xml:id="ct229408232" text:id="ct229408232">
          <text:insertion>
            <office:change-info>
              <dc:creator>Peter Camilleri</dc:creator>
              <dc:date>2015-04-25T18:13:00</dc:date>
            </office:change-info>
          </text:insertion>
        </text:changed-region>
        <text:changed-region xml:id="ct229473912" text:id="ct229473912">
          <text:deletion>
            <office:change-info>
              <dc:creator>Peter Camilleri</dc:creator>
              <dc:date>2015-04-25T17:45:00</dc:date>
            </office:change-info>
            <text:p text:style-name="Text_20_body"/>
            <text:p text:style-name="Text_20_body">*</text:p>
          </text:deletion>
        </text:changed-region>
        <text:changed-region xml:id="ct229474016" text:id="ct229474016">
          <text:insertion>
            <office:change-info>
              <dc:creator>Peter Camilleri</dc:creator>
              <dc:date>2015-04-25T17:38:00</dc:date>
            </office:change-info>
          </text:insertion>
        </text:changed-region>
        <text:changed-region xml:id="ct229474120" text:id="ct229474120">
          <text:deletion>
            <office:change-info>
              <dc:creator>Peter Camilleri</dc:creator>
              <dc:date>2015-04-25T18:16:00</dc:date>
            </office:change-info>
            <text:p text:style-name="Standard"/>
            <text:p text:style-name="Text_20_body">**</text:p>
          </text:deletion>
        </text:changed-region>
        <text:changed-region xml:id="ct229474224" text:id="ct229474224">
          <text:insertion>
            <office:change-info>
              <dc:creator>Peter Camilleri</dc:creator>
              <dc:date>2015-04-25T17:38:00</dc:date>
            </office:change-info>
          </text:insertion>
        </text:changed-region>
        <text:changed-region xml:id="ct229474328" text:id="ct229474328">
          <text:insertion>
            <office:change-info>
              <dc:creator>Peter Camilleri</dc:creator>
              <dc:date>2015-04-25T22:45:00</dc:date>
            </office:change-info>
          </text:insertion>
        </text:changed-region>
        <text:changed-region xml:id="ct229474432" text:id="ct229474432">
          <text:insertion>
            <office:change-info>
              <dc:creator>Peter Camilleri</dc:creator>
              <dc:date>2015-04-25T22:46:00</dc:date>
            </office:change-info>
          </text:insertion>
        </text:changed-region>
        <text:changed-region xml:id="ct229474536" text:id="ct229474536">
          <text:insertion>
            <office:change-info>
              <dc:creator>Peter Camilleri</dc:creator>
              <dc:date>2015-04-25T17:38:00</dc:date>
            </office:change-info>
          </text:insertion>
        </text:changed-region>
        <text:changed-region xml:id="ct229474640" text:id="ct229474640">
          <text:insertion>
            <office:change-info>
              <dc:creator>Peter Camilleri</dc:creator>
              <dc:date>2015-04-25T17:38:00</dc:date>
            </office:change-info>
          </text:insertion>
        </text:changed-region>
        <text:changed-region xml:id="ct229474744" text:id="ct229474744">
          <text:insertion>
            <office:change-info>
              <dc:creator>Peter Camilleri</dc:creator>
              <dc:date>2015-04-25T17:38:00</dc:date>
            </office:change-info>
          </text:insertion>
        </text:changed-region>
        <text:changed-region xml:id="ct229474848" text:id="ct229474848">
          <text:insertion>
            <office:change-info>
              <dc:creator>Peter Camilleri</dc:creator>
              <dc:date>2015-04-25T17:38:00</dc:date>
            </office:change-info>
          </text:insertion>
        </text:changed-region>
        <text:changed-region xml:id="ct229474952" text:id="ct229474952">
          <text:insertion>
            <office:change-info>
              <dc:creator>Peter Camilleri</dc:creator>
              <dc:date>2015-04-25T17:38:00</dc:date>
            </office:change-info>
          </text:insertion>
        </text:changed-region>
        <text:changed-region xml:id="ct229475056" text:id="ct229475056">
          <text:insertion>
            <office:change-info>
              <dc:creator>Peter Camilleri</dc:creator>
              <dc:date>2015-04-25T17:38:00</dc:date>
            </office:change-info>
          </text:insertion>
        </text:changed-region>
        <text:changed-region xml:id="ct229475160" text:id="ct229475160">
          <text:insertion>
            <office:change-info>
              <dc:creator>Peter Camilleri</dc:creator>
              <dc:date>2015-04-25T17:38:00</dc:date>
            </office:change-info>
          </text:insertion>
        </text:changed-region>
        <text:changed-region xml:id="ct229475264" text:id="ct229475264">
          <text:insertion>
            <office:change-info>
              <dc:creator>Peter Camilleri</dc:creator>
              <dc:date>2015-04-25T22:38:00</dc:date>
            </office:change-info>
          </text:insertion>
        </text:changed-region>
        <text:changed-region xml:id="ct229475368" text:id="ct229475368">
          <text:insertion>
            <office:change-info>
              <dc:creator>Peter Camilleri</dc:creator>
              <dc:date>2015-04-25T22:38:00</dc:date>
            </office:change-info>
          </text:insertion>
        </text:changed-region>
        <text:changed-region xml:id="ct229475472" text:id="ct229475472">
          <text:deletion>
            <office:change-info>
              <dc:creator>Peter Camilleri</dc:creator>
              <dc:date>2015-04-25T22:48:00</dc:date>
            </office:change-info>
            <text:p text:style-name="Text_20_body">+</text:p>
          </text:deletion>
        </text:changed-region>
        <text:changed-region xml:id="ct229475576" text:id="ct229475576">
          <text:insertion>
            <office:change-info>
              <dc:creator>Peter Camilleri</dc:creator>
              <dc:date>2015-04-25T17:38:00</dc:date>
            </office:change-info>
          </text:insertion>
        </text:changed-region>
        <text:changed-region xml:id="ct229475680" text:id="ct229475680">
          <text:insertion>
            <office:change-info>
              <dc:creator>Peter Camilleri</dc:creator>
              <dc:date>2015-04-25T17:38:00</dc:date>
            </office:change-info>
          </text:insertion>
        </text:changed-region>
        <text:changed-region xml:id="ct229475784" text:id="ct229475784">
          <text:insertion>
            <office:change-info>
              <dc:creator>Peter Camilleri</dc:creator>
              <dc:date>2015-04-25T17:38:00</dc:date>
            </office:change-info>
          </text:insertion>
        </text:changed-region>
        <text:changed-region xml:id="ct229475888" text:id="ct229475888">
          <text:insertion>
            <office:change-info>
              <dc:creator>Peter Camilleri</dc:creator>
              <dc:date>2015-04-25T17:38:00</dc:date>
            </office:change-info>
          </text:insertion>
        </text:changed-region>
        <text:changed-region xml:id="ct229475992" text:id="ct229475992">
          <text:insertion>
            <office:change-info>
              <dc:creator>Peter Camilleri</dc:creator>
              <dc:date>2015-04-25T17:38:00</dc:date>
            </office:change-info>
          </text:insertion>
        </text:changed-region>
        <text:changed-region xml:id="ct229476096" text:id="ct229476096">
          <text:insertion>
            <office:change-info>
              <dc:creator>Peter Camilleri</dc:creator>
              <dc:date>2015-04-26T10:10:00</dc:date>
            </office:change-info>
          </text:insertion>
        </text:changed-region>
        <text:changed-region xml:id="ct229476200" text:id="ct229476200">
          <text:insertion>
            <office:change-info>
              <dc:creator>Peter Camilleri</dc:creator>
              <dc:date>2015-04-26T10:10:00</dc:date>
            </office:change-info>
          </text:insertion>
        </text:changed-region>
        <text:changed-region xml:id="ct229476304" text:id="ct229476304">
          <text:insertion>
            <office:change-info>
              <dc:creator>Peter Camilleri</dc:creator>
              <dc:date>2015-04-25T17:38:00</dc:date>
            </office:change-info>
          </text:insertion>
        </text:changed-region>
        <text:changed-region xml:id="ct229476408" text:id="ct229476408">
          <text:insertion>
            <office:change-info>
              <dc:creator>Peter Camilleri</dc:creator>
              <dc:date>2015-04-26T10:09:00</dc:date>
            </office:change-info>
          </text:insertion>
        </text:changed-region>
        <text:changed-region xml:id="ct229476512" text:id="ct229476512">
          <text:insertion>
            <office:change-info>
              <dc:creator>Peter Camilleri</dc:creator>
              <dc:date>2015-04-26T10:09:00</dc:date>
            </office:change-info>
          </text:insertion>
        </text:changed-region>
        <text:changed-region xml:id="ct229476616" text:id="ct229476616">
          <text:insertion>
            <office:change-info>
              <dc:creator>Peter Camilleri</dc:creator>
              <dc:date>2015-04-26T10:09:00</dc:date>
            </office:change-info>
          </text:insertion>
        </text:changed-region>
        <text:changed-region xml:id="ct229476720" text:id="ct229476720">
          <text:insertion>
            <office:change-info>
              <dc:creator>Peter Camilleri</dc:creator>
              <dc:date>2015-04-26T10:11:00</dc:date>
            </office:change-info>
          </text:insertion>
        </text:changed-region>
        <text:changed-region xml:id="ct229476824" text:id="ct229476824">
          <text:insertion>
            <office:change-info>
              <dc:creator>Peter Camilleri</dc:creator>
              <dc:date>2015-04-26T10:10:00</dc:date>
            </office:change-info>
          </text:insertion>
        </text:changed-region>
        <text:changed-region xml:id="ct229476928" text:id="ct229476928">
          <text:deletion>
            <office:change-info>
              <dc:creator>Peter Camilleri</dc:creator>
              <dc:date>2015-04-25T22:49:00</dc:date>
            </office:change-info>
            <text:p text:style-name="Text_20_body"/>
            <text:p text:style-name="Text_20_body">-</text:p>
          </text:deletion>
        </text:changed-region>
        <text:changed-region xml:id="ct229477032" text:id="ct229477032">
          <text:insertion>
            <office:change-info>
              <dc:creator>Peter Camilleri</dc:creator>
              <dc:date>2015-04-25T17:38:00</dc:date>
            </office:change-info>
          </text:insertion>
        </text:changed-region>
        <text:changed-region xml:id="ct229477240" text:id="ct229477240">
          <text:deletion>
            <office:change-info>
              <dc:creator>Peter Camilleri</dc:creator>
              <dc:date>2015-04-25T22:49:00</dc:date>
            </office:change-info>
            <text:p text:style-name="Text_20_body">.1/x</text:p>
          </text:deletion>
        </text:changed-region>
        <text:changed-region xml:id="ct229477136" text:id="ct229477136">
          <text:deletion>
            <office:change-info>
              <dc:creator>Peter Camilleri</dc:creator>
              <dc:date>2015-04-25T22:50:00</dc:date>
            </office:change-info>
            <text:p text:style-name="Text_20_body"/>
            <text:p text:style-name="Text_20_body"/>
          </text:deletion>
        </text:changed-region>
        <text:changed-region xml:id="ct229477344" text:id="ct229477344">
          <text:insertion>
            <office:change-info>
              <dc:creator>Peter Camilleri</dc:creator>
              <dc:date>2015-04-25T17:38:00</dc:date>
            </office:change-info>
          </text:insertion>
        </text:changed-region>
        <text:changed-region xml:id="ct229477448" text:id="ct229477448">
          <text:deletion>
            <office:change-info>
              <dc:creator>Peter Camilleri</dc:creator>
              <dc:date>2015-04-25T22:52:00</dc:date>
            </office:change-info>
            <text:p text:style-name="Text_20_body"/>
            <text:p text:style-name="Text_20_body">.10**</text:p>
          </text:deletion>
        </text:changed-region>
        <text:changed-region xml:id="ct229477552" text:id="ct229477552">
          <text:insertion>
            <office:change-info>
              <dc:creator>Peter Camilleri</dc:creator>
              <dc:date>2015-04-25T17:38:00</dc:date>
            </office:change-info>
          </text:insertion>
        </text:changed-region>
        <text:changed-region xml:id="ct229477656" text:id="ct229477656">
          <text:deletion>
            <office:change-info>
              <dc:creator>Peter Camilleri</dc:creator>
              <dc:date>2015-04-25T23:06:00</dc:date>
            </office:change-info>
            <text:p text:style-name="Text_20_body"/>
            <text:p text:style-name="Text_20_body">.2**</text:p>
          </text:deletion>
        </text:changed-region>
        <text:changed-region xml:id="ct229477760" text:id="ct229477760">
          <text:insertion>
            <office:change-info>
              <dc:creator>Peter Camilleri</dc:creator>
              <dc:date>2015-04-25T17:38:00</dc:date>
            </office:change-info>
          </text:insertion>
        </text:changed-region>
        <text:changed-region xml:id="ct229482016" text:id="ct229482016">
          <text:deletion>
            <office:change-info>
              <dc:creator>Peter Camilleri</dc:creator>
              <dc:date>2015-04-25T23:06:00</dc:date>
            </office:change-info>
            <text:p text:style-name="Text_20_body">.abs</text:p>
          </text:deletion>
        </text:changed-region>
        <text:changed-region xml:id="ct229477864" text:id="ct229477864">
          <text:deletion>
            <office:change-info>
              <dc:creator>Peter Camilleri</dc:creator>
              <dc:date>2015-04-25T23:07:00</dc:date>
            </office:change-info>
            <text:p text:style-name="Text_20_body"/>
            <text:p text:style-name="Text_20_body"/>
          </text:deletion>
        </text:changed-region>
        <text:changed-region xml:id="ct229482120" text:id="ct229482120">
          <text:insertion>
            <office:change-info>
              <dc:creator>Peter Camilleri</dc:creator>
              <dc:date>2015-04-25T17:38:00</dc:date>
            </office:change-info>
          </text:insertion>
        </text:changed-region>
        <text:changed-region xml:id="ct229482224" text:id="ct229482224">
          <text:deletion>
            <office:change-info>
              <dc:creator>Peter Camilleri</dc:creator>
              <dc:date>2015-04-25T23:07:00</dc:date>
            </office:change-info>
            <text:p text:style-name="Text_20_body"/>
            <text:p text:style-name="Text_20_body">.acos</text:p>
          </text:deletion>
        </text:changed-region>
        <text:changed-region xml:id="ct229482328" text:id="ct229482328">
          <text:insertion>
            <office:change-info>
              <dc:creator>Peter Camilleri</dc:creator>
              <dc:date>2015-04-25T17:38:00</dc:date>
            </office:change-info>
          </text:insertion>
        </text:changed-region>
        <text:changed-region xml:id="ct229482744" text:id="ct229482744">
          <text:insertion>
            <office:change-info>
              <dc:creator>Peter Camilleri</dc:creator>
              <dc:date>2015-04-26T13:39:00</dc:date>
            </office:change-info>
          </text:insertion>
        </text:changed-region>
        <text:changed-region xml:id="ct229482848" text:id="ct229482848">
          <text:insertion>
            <office:change-info>
              <dc:creator>Peter Camilleri</dc:creator>
              <dc:date>2015-04-26T13:38:00</dc:date>
            </office:change-info>
          </text:insertion>
        </text:changed-region>
        <text:changed-region xml:id="ct229482952" text:id="ct229482952">
          <text:insertion>
            <office:change-info>
              <dc:creator>Peter Camilleri</dc:creator>
              <dc:date>2015-04-25T17:38:00</dc:date>
            </office:change-info>
          </text:insertion>
        </text:changed-region>
        <text:changed-region xml:id="ct229483056" text:id="ct229483056">
          <text:insertion>
            <office:change-info>
              <dc:creator>Peter Camilleri</dc:creator>
              <dc:date>2015-04-25T17:38:00</dc:date>
            </office:change-info>
          </text:insertion>
        </text:changed-region>
        <text:changed-region xml:id="ct229483160" text:id="ct229483160">
          <text:insertion>
            <office:change-info>
              <dc:creator>Peter Camilleri</dc:creator>
              <dc:date>2015-04-26T13:45:00</dc:date>
            </office:change-info>
          </text:insertion>
        </text:changed-region>
        <text:changed-region xml:id="ct229483264" text:id="ct229483264">
          <text:insertion>
            <office:change-info>
              <dc:creator>Peter Camilleri</dc:creator>
              <dc:date>2015-04-26T13:45:00</dc:date>
            </office:change-info>
          </text:insertion>
        </text:changed-region>
        <text:changed-region xml:id="ct229483368" text:id="ct229483368">
          <text:insertion>
            <office:change-info>
              <dc:creator>Peter Camilleri</dc:creator>
              <dc:date>2015-04-26T13:45:00</dc:date>
            </office:change-info>
          </text:insertion>
        </text:changed-region>
        <text:changed-region xml:id="ct229483472" text:id="ct229483472">
          <text:insertion>
            <office:change-info>
              <dc:creator>Peter Camilleri</dc:creator>
              <dc:date>2015-04-26T13:45:00</dc:date>
            </office:change-info>
          </text:insertion>
        </text:changed-region>
        <text:changed-region xml:id="ct229483576" text:id="ct229483576">
          <text:deletion>
            <office:change-info>
              <dc:creator>Peter Camilleri</dc:creator>
              <dc:date>2015-04-25T23:09:00</dc:date>
            </office:change-info>
            <text:p text:style-name="Text_20_body"/>
            <text:p text:style-name="Text_20_body">.acosh</text:p>
          </text:deletion>
        </text:changed-region>
        <text:changed-region xml:id="ct229483888" text:id="ct229483888">
          <text:insertion>
            <office:change-info>
              <dc:creator>Peter Camilleri</dc:creator>
              <dc:date>2015-04-25T17:38:00</dc:date>
            </office:change-info>
          </text:insertion>
        </text:changed-region>
        <text:changed-region xml:id="ct229483992" text:id="ct229483992">
          <text:insertion>
            <office:change-info>
              <dc:creator>Peter Camilleri</dc:creator>
              <dc:date>2015-04-25T17:38:00</dc:date>
            </office:change-info>
          </text:insertion>
        </text:changed-region>
        <text:changed-region xml:id="ct229484096" text:id="ct229484096">
          <text:insertion>
            <office:change-info>
              <dc:creator>Peter Camilleri</dc:creator>
              <dc:date>2015-04-25T17:38:00</dc:date>
            </office:change-info>
          </text:insertion>
        </text:changed-region>
        <text:changed-region xml:id="ct229484200" text:id="ct229484200">
          <text:deletion>
            <office:change-info>
              <dc:creator>Peter Camilleri</dc:creator>
              <dc:date>2015-04-25T23:09:00</dc:date>
            </office:change-info>
            <text:p text:style-name="Text_20_body"/>
            <text:p text:style-name="Text_20_body">.angle</text:p>
          </text:deletion>
        </text:changed-region>
        <text:changed-region xml:id="ct229484304" text:id="ct229484304">
          <text:insertion>
            <office:change-info>
              <dc:creator>Peter Camilleri</dc:creator>
              <dc:date>2015-04-25T17:38:00</dc:date>
            </office:change-info>
          </text:insertion>
        </text:changed-region>
        <text:changed-region xml:id="ct229484408" text:id="ct229484408">
          <text:insertion>
            <office:change-info>
              <dc:creator>Peter Camilleri</dc:creator>
              <dc:date>2015-04-25T17:38:00</dc:date>
            </office:change-info>
          </text:insertion>
        </text:changed-region>
        <text:changed-region xml:id="ct229484512" text:id="ct229484512">
          <text:insertion>
            <office:change-info>
              <dc:creator>Peter Camilleri</dc:creator>
              <dc:date>2015-04-25T17:38:00</dc:date>
            </office:change-info>
          </text:insertion>
        </text:changed-region>
        <text:changed-region xml:id="ct229484616" text:id="ct229484616">
          <text:insertion>
            <office:change-info>
              <dc:creator>Peter Camilleri</dc:creator>
              <dc:date>2015-04-25T17:38:00</dc:date>
            </office:change-info>
          </text:insertion>
        </text:changed-region>
        <text:changed-region xml:id="ct229484720" text:id="ct229484720">
          <text:deletion>
            <office:change-info>
              <dc:creator>Peter Camilleri</dc:creator>
              <dc:date>2015-04-25T23:09:00</dc:date>
            </office:change-info>
            <text:p text:style-name="Text_20_body"/>
            <text:p text:style-name="Text_20_body">.asin</text:p>
          </text:deletion>
        </text:changed-region>
        <text:changed-region xml:id="ct229484824" text:id="ct229484824">
          <text:insertion>
            <office:change-info>
              <dc:creator>Peter Camilleri</dc:creator>
              <dc:date>2015-04-25T17:38:00</dc:date>
            </office:change-info>
          </text:insertion>
        </text:changed-region>
        <text:changed-region xml:id="ct229484928" text:id="ct229484928">
          <text:insertion>
            <office:change-info>
              <dc:creator>Peter Camilleri</dc:creator>
              <dc:date>2015-04-25T17:38:00</dc:date>
            </office:change-info>
          </text:insertion>
        </text:changed-region>
        <text:changed-region xml:id="ct229485032" text:id="ct229485032">
          <text:insertion>
            <office:change-info>
              <dc:creator>Peter Camilleri</dc:creator>
              <dc:date>2015-04-25T17:38:00</dc:date>
            </office:change-info>
          </text:insertion>
        </text:changed-region>
        <text:changed-region xml:id="ct229485136" text:id="ct229485136">
          <text:insertion>
            <office:change-info>
              <dc:creator>Peter Camilleri</dc:creator>
              <dc:date>2015-04-25T17:38:00</dc:date>
            </office:change-info>
          </text:insertion>
        </text:changed-region>
        <text:changed-region xml:id="ct229485240" text:id="ct229485240">
          <text:insertion>
            <office:change-info>
              <dc:creator>Peter Camilleri</dc:creator>
              <dc:date>2015-04-25T17:38:00</dc:date>
            </office:change-info>
          </text:insertion>
        </text:changed-region>
        <text:changed-region xml:id="ct229485344" text:id="ct229485344">
          <text:deletion>
            <office:change-info>
              <dc:creator>Peter Camilleri</dc:creator>
              <dc:date>2015-04-25T23:09:00</dc:date>
            </office:change-info>
            <text:p text:style-name="Text_20_body"/>
            <text:p text:style-name="Text_20_body">.asinh</text:p>
          </text:deletion>
        </text:changed-region>
        <text:changed-region xml:id="ct229485448" text:id="ct229485448">
          <text:insertion>
            <office:change-info>
              <dc:creator>Peter Camilleri</dc:creator>
              <dc:date>2015-04-25T17:38:00</dc:date>
            </office:change-info>
          </text:insertion>
        </text:changed-region>
        <text:changed-region xml:id="ct229485552" text:id="ct229485552">
          <text:insertion>
            <office:change-info>
              <dc:creator>Peter Camilleri</dc:creator>
              <dc:date>2015-04-25T17:38:00</dc:date>
            </office:change-info>
          </text:insertion>
        </text:changed-region>
        <text:changed-region xml:id="ct229485656" text:id="ct229485656">
          <text:insertion>
            <office:change-info>
              <dc:creator>Peter Camilleri</dc:creator>
              <dc:date>2015-04-25T17:38:00</dc:date>
            </office:change-info>
          </text:insertion>
        </text:changed-region>
        <text:changed-region xml:id="ct229485760" text:id="ct229485760">
          <text:insertion>
            <office:change-info>
              <dc:creator>Peter Camilleri</dc:creator>
              <dc:date>2015-04-25T17:38:00</dc:date>
            </office:change-info>
          </text:insertion>
        </text:changed-region>
        <text:changed-region xml:id="ct229485864" text:id="ct229485864">
          <text:insertion>
            <office:change-info>
              <dc:creator>Peter Camilleri</dc:creator>
              <dc:date>2015-04-25T17:38:00</dc:date>
            </office:change-info>
          </text:insertion>
        </text:changed-region>
        <text:changed-region xml:id="ct229485968" text:id="ct229485968">
          <text:deletion>
            <office:change-info>
              <dc:creator>Peter Camilleri</dc:creator>
              <dc:date>2015-04-25T23:10:00</dc:date>
            </office:change-info>
            <text:p text:style-name="Text_20_body"/>
            <text:p text:style-name="Text_20_body">.atan</text:p>
          </text:deletion>
        </text:changed-region>
        <text:changed-region xml:id="ct229486112" text:id="ct229486112">
          <text:insertion>
            <office:change-info>
              <dc:creator>Peter Camilleri</dc:creator>
              <dc:date>2015-04-25T17:38:00</dc:date>
            </office:change-info>
          </text:insertion>
        </text:changed-region>
        <text:changed-region xml:id="ct229486216" text:id="ct229486216">
          <text:insertion>
            <office:change-info>
              <dc:creator>Peter Camilleri</dc:creator>
              <dc:date>2015-04-25T17:38:00</dc:date>
            </office:change-info>
          </text:insertion>
        </text:changed-region>
        <text:changed-region xml:id="ct229486320" text:id="ct229486320">
          <text:insertion>
            <office:change-info>
              <dc:creator>Peter Camilleri</dc:creator>
              <dc:date>2015-04-25T17:38:00</dc:date>
            </office:change-info>
          </text:insertion>
        </text:changed-region>
        <text:changed-region xml:id="ct229486424" text:id="ct229486424">
          <text:insertion>
            <office:change-info>
              <dc:creator>Peter Camilleri</dc:creator>
              <dc:date>2015-04-25T17:38:00</dc:date>
            </office:change-info>
          </text:insertion>
        </text:changed-region>
        <text:changed-region xml:id="ct229486528" text:id="ct229486528">
          <text:insertion>
            <office:change-info>
              <dc:creator>Peter Camilleri</dc:creator>
              <dc:date>2015-04-25T17:38:00</dc:date>
            </office:change-info>
          </text:insertion>
        </text:changed-region>
        <text:changed-region xml:id="ct229486632" text:id="ct229486632">
          <text:deletion>
            <office:change-info>
              <dc:creator>Peter Camilleri</dc:creator>
              <dc:date>2015-04-25T23:10:00</dc:date>
            </office:change-info>
            <text:p text:style-name="Text_20_body"/>
            <text:p text:style-name="Text_20_body">.atan2</text:p>
          </text:deletion>
        </text:changed-region>
        <text:changed-region xml:id="ct229486736" text:id="ct229486736">
          <text:insertion>
            <office:change-info>
              <dc:creator>Peter Camilleri</dc:creator>
              <dc:date>2015-04-25T17:38:00</dc:date>
            </office:change-info>
          </text:insertion>
        </text:changed-region>
        <text:changed-region xml:id="ct229486840" text:id="ct229486840">
          <text:insertion>
            <office:change-info>
              <dc:creator>Peter Camilleri</dc:creator>
              <dc:date>2015-04-25T17:38:00</dc:date>
            </office:change-info>
          </text:insertion>
        </text:changed-region>
        <text:changed-region xml:id="ct229486944" text:id="ct229486944">
          <text:insertion>
            <office:change-info>
              <dc:creator>Peter Camilleri</dc:creator>
              <dc:date>2015-04-25T17:38:00</dc:date>
            </office:change-info>
          </text:insertion>
        </text:changed-region>
        <text:changed-region xml:id="ct229487048" text:id="ct229487048">
          <text:insertion>
            <office:change-info>
              <dc:creator>Peter Camilleri</dc:creator>
              <dc:date>2015-04-25T17:38:00</dc:date>
            </office:change-info>
          </text:insertion>
        </text:changed-region>
        <text:changed-region xml:id="ct229487152" text:id="ct229487152">
          <text:insertion>
            <office:change-info>
              <dc:creator>Peter Camilleri</dc:creator>
              <dc:date>2015-04-25T17:38:00</dc:date>
            </office:change-info>
          </text:insertion>
        </text:changed-region>
        <text:changed-region xml:id="ct229487360" text:id="ct229487360">
          <text:deletion>
            <office:change-info>
              <dc:creator>Peter Camilleri</dc:creator>
              <dc:date>2015-04-25T23:11:00</dc:date>
            </office:change-info>
            <text:p text:style-name="Text_20_body">.atanh</text:p>
          </text:deletion>
        </text:changed-region>
        <text:changed-region xml:id="ct229487256" text:id="ct229487256">
          <text:deletion>
            <office:change-info>
              <dc:creator>Peter Camilleri</dc:creator>
              <dc:date>2015-04-25T23:12:00</dc:date>
            </office:change-info>
            <text:p text:style-name="Text_20_body"/>
            <text:p text:style-name="Text_20_body"/>
          </text:deletion>
        </text:changed-region>
        <text:changed-region xml:id="ct229487464" text:id="ct229487464">
          <text:insertion>
            <office:change-info>
              <dc:creator>Peter Camilleri</dc:creator>
              <dc:date>2015-04-25T17:38:00</dc:date>
            </office:change-info>
          </text:insertion>
        </text:changed-region>
        <text:changed-region xml:id="ct229487568" text:id="ct229487568">
          <text:insertion>
            <office:change-info>
              <dc:creator>Peter Camilleri</dc:creator>
              <dc:date>2015-04-25T17:38:00</dc:date>
            </office:change-info>
          </text:insertion>
        </text:changed-region>
        <text:changed-region xml:id="ct229487672" text:id="ct229487672">
          <text:insertion>
            <office:change-info>
              <dc:creator>Peter Camilleri</dc:creator>
              <dc:date>2015-04-25T17:38:00</dc:date>
            </office:change-info>
          </text:insertion>
        </text:changed-region>
        <text:changed-region xml:id="ct229487776" text:id="ct229487776">
          <text:insertion>
            <office:change-info>
              <dc:creator>Peter Camilleri</dc:creator>
              <dc:date>2015-04-25T17:38:00</dc:date>
            </office:change-info>
          </text:insertion>
        </text:changed-region>
        <text:changed-region xml:id="ct229487880" text:id="ct229487880">
          <text:insertion>
            <office:change-info>
              <dc:creator>Peter Camilleri</dc:creator>
              <dc:date>2015-04-25T17:38:00</dc:date>
            </office:change-info>
          </text:insertion>
        </text:changed-region>
        <text:changed-region xml:id="ct229487984" text:id="ct229487984">
          <text:deletion>
            <office:change-info>
              <dc:creator>Peter Camilleri</dc:creator>
              <dc:date>2015-04-25T23:12:00</dc:date>
            </office:change-info>
            <text:p text:style-name="Text_20_body"/>
            <text:p text:style-name="Text_20_body">.c2p</text:p>
          </text:deletion>
        </text:changed-region>
        <text:changed-region xml:id="ct229488088" text:id="ct229488088">
          <text:insertion>
            <office:change-info>
              <dc:creator>Peter Camilleri</dc:creator>
              <dc:date>2015-04-25T17:38:00</dc:date>
            </office:change-info>
          </text:insertion>
        </text:changed-region>
        <text:changed-region xml:id="ct229488192" text:id="ct229488192">
          <text:insertion>
            <office:change-info>
              <dc:creator>Peter Camilleri</dc:creator>
              <dc:date>2015-04-25T17:38:00</dc:date>
            </office:change-info>
          </text:insertion>
        </text:changed-region>
        <text:changed-region xml:id="ct229488296" text:id="ct229488296">
          <text:insertion>
            <office:change-info>
              <dc:creator>Peter Camilleri</dc:creator>
              <dc:date>2015-04-25T17:38:00</dc:date>
            </office:change-info>
          </text:insertion>
        </text:changed-region>
        <text:changed-region xml:id="ct229488400" text:id="ct229488400">
          <text:insertion>
            <office:change-info>
              <dc:creator>Peter Camilleri</dc:creator>
              <dc:date>2015-04-25T17:38:00</dc:date>
            </office:change-info>
          </text:insertion>
        </text:changed-region>
        <text:changed-region xml:id="ct229488504" text:id="ct229488504">
          <text:insertion>
            <office:change-info>
              <dc:creator>Peter Camilleri</dc:creator>
              <dc:date>2015-04-25T17:38:00</dc:date>
            </office:change-info>
          </text:insertion>
        </text:changed-region>
        <text:changed-region xml:id="ct229488712" text:id="ct229488712">
          <text:deletion>
            <office:change-info>
              <dc:creator>Peter Camilleri</dc:creator>
              <dc:date>2015-04-25T23:12:00</dc:date>
            </office:change-info>
            <text:p text:style-name="Text_20_body">.cbrt</text:p>
          </text:deletion>
        </text:changed-region>
        <text:changed-region xml:id="ct229488608" text:id="ct229488608">
          <text:deletion>
            <office:change-info>
              <dc:creator>Peter Camilleri</dc:creator>
              <dc:date>2015-04-25T23:13:00</dc:date>
            </office:change-info>
            <text:p text:style-name="Text_20_body"/>
            <text:p text:style-name="Text_20_body"/>
          </text:deletion>
        </text:changed-region>
        <text:changed-region xml:id="ct229488816" text:id="ct229488816">
          <text:insertion>
            <office:change-info>
              <dc:creator>Peter Camilleri</dc:creator>
              <dc:date>2015-04-25T17:38:00</dc:date>
            </office:change-info>
          </text:insertion>
        </text:changed-region>
        <text:changed-region xml:id="ct229488920" text:id="ct229488920">
          <text:insertion>
            <office:change-info>
              <dc:creator>Peter Camilleri</dc:creator>
              <dc:date>2015-04-25T17:38:00</dc:date>
            </office:change-info>
          </text:insertion>
        </text:changed-region>
        <text:changed-region xml:id="ct229489024" text:id="ct229489024">
          <text:insertion>
            <office:change-info>
              <dc:creator>Peter Camilleri</dc:creator>
              <dc:date>2015-04-25T17:38:00</dc:date>
            </office:change-info>
          </text:insertion>
        </text:changed-region>
        <text:changed-region xml:id="ct229489128" text:id="ct229489128">
          <text:insertion>
            <office:change-info>
              <dc:creator>Peter Camilleri</dc:creator>
              <dc:date>2015-04-25T17:38:00</dc:date>
            </office:change-info>
          </text:insertion>
        </text:changed-region>
        <text:changed-region xml:id="ct229489232" text:id="ct229489232">
          <text:insertion>
            <office:change-info>
              <dc:creator>Peter Camilleri</dc:creator>
              <dc:date>2015-04-25T17:38:00</dc:date>
            </office:change-info>
          </text:insertion>
        </text:changed-region>
        <text:changed-region xml:id="ct229489336" text:id="ct229489336">
          <text:deletion>
            <office:change-info>
              <dc:creator>Peter Camilleri</dc:creator>
              <dc:date>2015-04-25T23:13:00</dc:date>
            </office:change-info>
            <text:p text:style-name="Text_20_body"/>
            <text:p text:style-name="Text_20_body">.ceil</text:p>
          </text:deletion>
        </text:changed-region>
        <text:changed-region xml:id="ct229489440" text:id="ct229489440">
          <text:insertion>
            <office:change-info>
              <dc:creator>Peter Camilleri</dc:creator>
              <dc:date>2015-04-25T17:38:00</dc:date>
            </office:change-info>
          </text:insertion>
        </text:changed-region>
        <text:changed-region xml:id="ct229489544" text:id="ct229489544">
          <text:insertion>
            <office:change-info>
              <dc:creator>Peter Camilleri</dc:creator>
              <dc:date>2015-04-25T17:38:00</dc:date>
            </office:change-info>
          </text:insertion>
        </text:changed-region>
        <text:changed-region xml:id="ct229489648" text:id="ct229489648">
          <text:insertion>
            <office:change-info>
              <dc:creator>Peter Camilleri</dc:creator>
              <dc:date>2015-04-25T17:38:00</dc:date>
            </office:change-info>
          </text:insertion>
        </text:changed-region>
        <text:changed-region xml:id="ct229489752" text:id="ct229489752">
          <text:insertion>
            <office:change-info>
              <dc:creator>Peter Camilleri</dc:creator>
              <dc:date>2015-04-25T17:38:00</dc:date>
            </office:change-info>
          </text:insertion>
        </text:changed-region>
        <text:changed-region xml:id="ct229489856" text:id="ct229489856">
          <text:insertion>
            <office:change-info>
              <dc:creator>Peter Camilleri</dc:creator>
              <dc:date>2015-04-25T17:38:00</dc:date>
            </office:change-info>
          </text:insertion>
        </text:changed-region>
        <text:changed-region xml:id="ct229489960" text:id="ct229489960">
          <text:insertion>
            <office:change-info>
              <dc:creator>Peter Camilleri</dc:creator>
              <dc:date>2015-04-25T17:38:00</dc:date>
            </office:change-info>
          </text:insertion>
        </text:changed-region>
        <text:changed-region xml:id="ct229490064" text:id="ct229490064">
          <text:deletion>
            <office:change-info>
              <dc:creator>Peter Camilleri</dc:creator>
              <dc:date>2015-04-25T23:13:00</dc:date>
            </office:change-info>
            <text:p text:style-name="Text_20_body"/>
            <text:p text:style-name="Text_20_body">.conjugate</text:p>
          </text:deletion>
        </text:changed-region>
        <text:changed-region xml:id="ct229490208" text:id="ct229490208">
          <text:insertion>
            <office:change-info>
              <dc:creator>Peter Camilleri</dc:creator>
              <dc:date>2015-04-25T17:38:00</dc:date>
            </office:change-info>
          </text:insertion>
        </text:changed-region>
        <text:changed-region xml:id="ct229490312" text:id="ct229490312">
          <text:insertion>
            <office:change-info>
              <dc:creator>Peter Camilleri</dc:creator>
              <dc:date>2015-04-25T17:38:00</dc:date>
            </office:change-info>
          </text:insertion>
        </text:changed-region>
        <text:changed-region xml:id="ct229490416" text:id="ct229490416">
          <text:insertion>
            <office:change-info>
              <dc:creator>Peter Camilleri</dc:creator>
              <dc:date>2015-04-25T17:38:00</dc:date>
            </office:change-info>
          </text:insertion>
        </text:changed-region>
        <text:changed-region xml:id="ct229490520" text:id="ct229490520">
          <text:insertion>
            <office:change-info>
              <dc:creator>Peter Camilleri</dc:creator>
              <dc:date>2015-04-25T17:38:00</dc:date>
            </office:change-info>
          </text:insertion>
        </text:changed-region>
        <text:changed-region xml:id="ct229490624" text:id="ct229490624">
          <text:deletion>
            <office:change-info>
              <dc:creator>Peter Camilleri</dc:creator>
              <dc:date>2015-04-25T23:13:00</dc:date>
            </office:change-info>
            <text:p text:style-name="Text_20_body"/>
            <text:p text:style-name="Text_20_body">.cos</text:p>
          </text:deletion>
        </text:changed-region>
        <text:changed-region xml:id="ct229490728" text:id="ct229490728">
          <text:insertion>
            <office:change-info>
              <dc:creator>Peter Camilleri</dc:creator>
              <dc:date>2015-04-25T17:38:00</dc:date>
            </office:change-info>
          </text:insertion>
        </text:changed-region>
        <text:changed-region xml:id="ct229490832" text:id="ct229490832">
          <text:insertion>
            <office:change-info>
              <dc:creator>Peter Camilleri</dc:creator>
              <dc:date>2015-04-25T17:38:00</dc:date>
            </office:change-info>
          </text:insertion>
        </text:changed-region>
        <text:changed-region xml:id="ct229490936" text:id="ct229490936">
          <text:insertion>
            <office:change-info>
              <dc:creator>Peter Camilleri</dc:creator>
              <dc:date>2015-04-25T17:38:00</dc:date>
            </office:change-info>
          </text:insertion>
        </text:changed-region>
        <text:changed-region xml:id="ct229491040" text:id="ct229491040">
          <text:insertion>
            <office:change-info>
              <dc:creator>Peter Camilleri</dc:creator>
              <dc:date>2015-04-25T17:38:00</dc:date>
            </office:change-info>
          </text:insertion>
        </text:changed-region>
        <text:changed-region xml:id="ct229491144" text:id="ct229491144">
          <text:insertion>
            <office:change-info>
              <dc:creator>Peter Camilleri</dc:creator>
              <dc:date>2015-04-25T17:38:00</dc:date>
            </office:change-info>
          </text:insertion>
        </text:changed-region>
        <text:changed-region xml:id="ct229491352" text:id="ct229491352">
          <text:deletion>
            <office:change-info>
              <dc:creator>Peter Camilleri</dc:creator>
              <dc:date>2015-04-25T23:13:00</dc:date>
            </office:change-info>
            <text:p text:style-name="Text_20_body">.cosh</text:p>
          </text:deletion>
        </text:changed-region>
        <text:changed-region xml:id="ct229491248" text:id="ct229491248">
          <text:deletion>
            <office:change-info>
              <dc:creator>Peter Camilleri</dc:creator>
              <dc:date>2015-04-25T23:14:00</dc:date>
            </office:change-info>
            <text:p text:style-name="Text_20_body"/>
            <text:p text:style-name="Text_20_body"/>
          </text:deletion>
        </text:changed-region>
        <text:changed-region xml:id="ct229491456" text:id="ct229491456">
          <text:insertion>
            <office:change-info>
              <dc:creator>Peter Camilleri</dc:creator>
              <dc:date>2015-04-25T17:38:00</dc:date>
            </office:change-info>
          </text:insertion>
        </text:changed-region>
        <text:changed-region xml:id="ct229491560" text:id="ct229491560">
          <text:insertion>
            <office:change-info>
              <dc:creator>Peter Camilleri</dc:creator>
              <dc:date>2015-04-25T17:38:00</dc:date>
            </office:change-info>
          </text:insertion>
        </text:changed-region>
        <text:changed-region xml:id="ct229491664" text:id="ct229491664">
          <text:insertion>
            <office:change-info>
              <dc:creator>Peter Camilleri</dc:creator>
              <dc:date>2015-04-25T17:38:00</dc:date>
            </office:change-info>
          </text:insertion>
        </text:changed-region>
        <text:changed-region xml:id="ct229491768" text:id="ct229491768">
          <text:insertion>
            <office:change-info>
              <dc:creator>Peter Camilleri</dc:creator>
              <dc:date>2015-04-25T17:38:00</dc:date>
            </office:change-info>
          </text:insertion>
        </text:changed-region>
        <text:changed-region xml:id="ct229491872" text:id="ct229491872">
          <text:insertion>
            <office:change-info>
              <dc:creator>Peter Camilleri</dc:creator>
              <dc:date>2015-04-25T17:38:00</dc:date>
            </office:change-info>
          </text:insertion>
        </text:changed-region>
        <text:changed-region xml:id="ct229491976" text:id="ct229491976">
          <text:deletion>
            <office:change-info>
              <dc:creator>Peter Camilleri</dc:creator>
              <dc:date>2015-04-25T23:14:00</dc:date>
            </office:change-info>
            <text:p text:style-name="Text_20_body"/>
            <text:p text:style-name="Text_20_body">.cube</text:p>
          </text:deletion>
        </text:changed-region>
        <text:changed-region xml:id="ct229492080" text:id="ct229492080">
          <text:insertion>
            <office:change-info>
              <dc:creator>Peter Camilleri</dc:creator>
              <dc:date>2015-04-25T17:38:00</dc:date>
            </office:change-info>
          </text:insertion>
        </text:changed-region>
        <text:changed-region xml:id="ct229492184" text:id="ct229492184">
          <text:insertion>
            <office:change-info>
              <dc:creator>Peter Camilleri</dc:creator>
              <dc:date>2015-04-25T17:38:00</dc:date>
            </office:change-info>
          </text:insertion>
        </text:changed-region>
        <text:changed-region xml:id="ct229492288" text:id="ct229492288">
          <text:insertion>
            <office:change-info>
              <dc:creator>Peter Camilleri</dc:creator>
              <dc:date>2015-04-25T17:38:00</dc:date>
            </office:change-info>
          </text:insertion>
        </text:changed-region>
        <text:changed-region xml:id="ct229492392" text:id="ct229492392">
          <text:insertion>
            <office:change-info>
              <dc:creator>Peter Camilleri</dc:creator>
              <dc:date>2015-04-25T17:38:00</dc:date>
            </office:change-info>
          </text:insertion>
        </text:changed-region>
        <text:changed-region xml:id="ct229492496" text:id="ct229492496">
          <text:deletion>
            <office:change-info>
              <dc:creator>Peter Camilleri</dc:creator>
              <dc:date>2015-04-25T23:15:00</dc:date>
            </office:change-info>
            <text:p text:style-name="Text_20_body"/>
            <text:p text:style-name="Text_20_body">.d2r</text:p>
          </text:deletion>
        </text:changed-region>
        <text:changed-region xml:id="ct229492600" text:id="ct229492600">
          <text:insertion>
            <office:change-info>
              <dc:creator>Peter Camilleri</dc:creator>
              <dc:date>2015-04-25T17:38:00</dc:date>
            </office:change-info>
          </text:insertion>
        </text:changed-region>
        <text:changed-region xml:id="ct229492704" text:id="ct229492704">
          <text:insertion>
            <office:change-info>
              <dc:creator>Peter Camilleri</dc:creator>
              <dc:date>2015-04-25T17:38:00</dc:date>
            </office:change-info>
          </text:insertion>
        </text:changed-region>
        <text:changed-region xml:id="ct229492808" text:id="ct229492808">
          <text:insertion>
            <office:change-info>
              <dc:creator>Peter Camilleri</dc:creator>
              <dc:date>2015-04-25T17:38:00</dc:date>
            </office:change-info>
          </text:insertion>
        </text:changed-region>
        <text:changed-region xml:id="ct229492912" text:id="ct229492912">
          <text:insertion>
            <office:change-info>
              <dc:creator>Peter Camilleri</dc:creator>
              <dc:date>2015-04-25T17:38:00</dc:date>
            </office:change-info>
          </text:insertion>
        </text:changed-region>
        <text:changed-region xml:id="ct229493016" text:id="ct229493016">
          <text:insertion>
            <office:change-info>
              <dc:creator>Peter Camilleri</dc:creator>
              <dc:date>2015-04-25T17:38:00</dc:date>
            </office:change-info>
          </text:insertion>
        </text:changed-region>
        <text:changed-region xml:id="ct229493120" text:id="ct229493120">
          <text:deletion>
            <office:change-info>
              <dc:creator>Peter Camilleri</dc:creator>
              <dc:date>2015-04-25T23:15:00</dc:date>
            </office:change-info>
            <text:p text:style-name="Text_20_body"/>
            <text:p text:style-name="Text_20_body">.denominator</text:p>
          </text:deletion>
        </text:changed-region>
        <text:changed-region xml:id="ct229493224" text:id="ct229493224">
          <text:insertion>
            <office:change-info>
              <dc:creator>Peter Camilleri</dc:creator>
              <dc:date>2015-04-25T17:38:00</dc:date>
            </office:change-info>
          </text:insertion>
        </text:changed-region>
        <text:changed-region xml:id="ct229493328" text:id="ct229493328">
          <text:insertion>
            <office:change-info>
              <dc:creator>Peter Camilleri</dc:creator>
              <dc:date>2015-04-25T17:38:00</dc:date>
            </office:change-info>
          </text:insertion>
        </text:changed-region>
        <text:changed-region xml:id="ct229493432" text:id="ct229493432">
          <text:insertion>
            <office:change-info>
              <dc:creator>Peter Camilleri</dc:creator>
              <dc:date>2015-04-25T17:38:00</dc:date>
            </office:change-info>
          </text:insertion>
        </text:changed-region>
        <text:changed-region xml:id="ct229493536" text:id="ct229493536">
          <text:insertion>
            <office:change-info>
              <dc:creator>Peter Camilleri</dc:creator>
              <dc:date>2015-04-25T17:38:00</dc:date>
            </office:change-info>
          </text:insertion>
        </text:changed-region>
        <text:changed-region xml:id="ct229493640" text:id="ct229493640">
          <text:insertion>
            <office:change-info>
              <dc:creator>Peter Camilleri</dc:creator>
              <dc:date>2015-04-25T17:38:00</dc:date>
            </office:change-info>
          </text:insertion>
        </text:changed-region>
        <text:changed-region xml:id="ct229493744" text:id="ct229493744">
          <text:insertion>
            <office:change-info>
              <dc:creator>Peter Camilleri</dc:creator>
              <dc:date>2015-04-25T17:38:00</dc:date>
            </office:change-info>
          </text:insertion>
        </text:changed-region>
        <text:changed-region xml:id="ct229493848" text:id="ct229493848">
          <text:deletion>
            <office:change-info>
              <dc:creator>Peter Camilleri</dc:creator>
              <dc:date>2015-04-25T23:15:00</dc:date>
            </office:change-info>
            <text:p text:style-name="Text_20_body"/>
            <text:p text:style-name="Text_20_body">.e**</text:p>
          </text:deletion>
        </text:changed-region>
        <text:changed-region xml:id="ct229493952" text:id="ct229493952">
          <text:insertion>
            <office:change-info>
              <dc:creator>Peter Camilleri</dc:creator>
              <dc:date>2015-04-25T17:38:00</dc:date>
            </office:change-info>
          </text:insertion>
        </text:changed-region>
        <text:changed-region xml:id="ct229494056" text:id="ct229494056">
          <text:insertion>
            <office:change-info>
              <dc:creator>Peter Camilleri</dc:creator>
              <dc:date>2015-04-25T17:38:00</dc:date>
            </office:change-info>
          </text:insertion>
        </text:changed-region>
        <text:changed-region xml:id="ct229494160" text:id="ct229494160">
          <text:insertion>
            <office:change-info>
              <dc:creator>Peter Camilleri</dc:creator>
              <dc:date>2015-04-25T17:38:00</dc:date>
            </office:change-info>
          </text:insertion>
        </text:changed-region>
        <text:changed-region xml:id="ct229494304" text:id="ct229494304">
          <text:insertion>
            <office:change-info>
              <dc:creator>Peter Camilleri</dc:creator>
              <dc:date>2015-04-25T17:38:00</dc:date>
            </office:change-info>
          </text:insertion>
        </text:changed-region>
        <text:changed-region xml:id="ct229494408" text:id="ct229494408">
          <text:insertion>
            <office:change-info>
              <dc:creator>Peter Camilleri</dc:creator>
              <dc:date>2015-04-25T17:38:00</dc:date>
            </office:change-info>
          </text:insertion>
        </text:changed-region>
        <text:changed-region xml:id="ct229494512" text:id="ct229494512">
          <text:deletion>
            <office:change-info>
              <dc:creator>Peter Camilleri</dc:creator>
              <dc:date>2015-04-25T23:15:00</dc:date>
            </office:change-info>
            <text:p text:style-name="Text_20_body"/>
            <text:p text:style-name="Text_20_body">.emit</text:p>
          </text:deletion>
        </text:changed-region>
        <text:changed-region xml:id="ct229494616" text:id="ct229494616">
          <text:insertion>
            <office:change-info>
              <dc:creator>Peter Camilleri</dc:creator>
              <dc:date>2015-04-25T17:38:00</dc:date>
            </office:change-info>
          </text:insertion>
        </text:changed-region>
        <text:changed-region xml:id="ct229494720" text:id="ct229494720">
          <text:insertion>
            <office:change-info>
              <dc:creator>Peter Camilleri</dc:creator>
              <dc:date>2015-04-25T17:38:00</dc:date>
            </office:change-info>
          </text:insertion>
        </text:changed-region>
        <text:changed-region xml:id="ct229494824" text:id="ct229494824">
          <text:insertion>
            <office:change-info>
              <dc:creator>Peter Camilleri</dc:creator>
              <dc:date>2015-04-25T17:38:00</dc:date>
            </office:change-info>
          </text:insertion>
        </text:changed-region>
        <text:changed-region xml:id="ct229494928" text:id="ct229494928">
          <text:insertion>
            <office:change-info>
              <dc:creator>Peter Camilleri</dc:creator>
              <dc:date>2015-04-25T17:38:00</dc:date>
            </office:change-info>
          </text:insertion>
        </text:changed-region>
        <text:changed-region xml:id="ct229495136" text:id="ct229495136">
          <text:deletion>
            <office:change-info>
              <dc:creator>Peter Camilleri</dc:creator>
              <dc:date>2015-04-25T23:15:00</dc:date>
            </office:change-info>
            <text:p text:style-name="Text_20_body">.floor</text:p>
          </text:deletion>
        </text:changed-region>
        <text:changed-region xml:id="ct229495032" text:id="ct229495032">
          <text:deletion>
            <office:change-info>
              <dc:creator>Peter Camilleri</dc:creator>
              <dc:date>2015-04-25T23:16:00</dc:date>
            </office:change-info>
            <text:p text:style-name="Text_20_body"/>
            <text:p text:style-name="Text_20_body"/>
          </text:deletion>
        </text:changed-region>
        <text:changed-region xml:id="ct229495240" text:id="ct229495240">
          <text:insertion>
            <office:change-info>
              <dc:creator>Peter Camilleri</dc:creator>
              <dc:date>2015-04-25T17:38:00</dc:date>
            </office:change-info>
          </text:insertion>
        </text:changed-region>
        <text:changed-region xml:id="ct229495344" text:id="ct229495344">
          <text:insertion>
            <office:change-info>
              <dc:creator>Peter Camilleri</dc:creator>
              <dc:date>2015-04-25T17:38:00</dc:date>
            </office:change-info>
          </text:insertion>
        </text:changed-region>
        <text:changed-region xml:id="ct229495448" text:id="ct229495448">
          <text:insertion>
            <office:change-info>
              <dc:creator>Peter Camilleri</dc:creator>
              <dc:date>2015-04-25T17:38:00</dc:date>
            </office:change-info>
          </text:insertion>
        </text:changed-region>
        <text:changed-region xml:id="ct229495552" text:id="ct229495552">
          <text:insertion>
            <office:change-info>
              <dc:creator>Peter Camilleri</dc:creator>
              <dc:date>2015-04-25T17:38:00</dc:date>
            </office:change-info>
          </text:insertion>
        </text:changed-region>
        <text:changed-region xml:id="ct229495656" text:id="ct229495656">
          <text:insertion>
            <office:change-info>
              <dc:creator>Peter Camilleri</dc:creator>
              <dc:date>2015-04-25T17:38:00</dc:date>
            </office:change-info>
          </text:insertion>
        </text:changed-region>
        <text:changed-region xml:id="ct229495760" text:id="ct229495760">
          <text:insertion>
            <office:change-info>
              <dc:creator>Peter Camilleri</dc:creator>
              <dc:date>2015-04-25T17:38:00</dc:date>
            </office:change-info>
          </text:insertion>
        </text:changed-region>
        <text:changed-region xml:id="ct229495864" text:id="ct229495864">
          <text:deletion>
            <office:change-info>
              <dc:creator>Peter Camilleri</dc:creator>
              <dc:date>2015-04-25T23:16:00</dc:date>
            </office:change-info>
            <text:p text:style-name="Text_20_body"/>
            <text:p text:style-name="Text_20_body">.hypot</text:p>
          </text:deletion>
        </text:changed-region>
        <text:changed-region xml:id="ct229495968" text:id="ct229495968">
          <text:insertion>
            <office:change-info>
              <dc:creator>Peter Camilleri</dc:creator>
              <dc:date>2015-04-25T17:38:00</dc:date>
            </office:change-info>
          </text:insertion>
        </text:changed-region>
        <text:changed-region xml:id="ct229496072" text:id="ct229496072">
          <text:insertion>
            <office:change-info>
              <dc:creator>Peter Camilleri</dc:creator>
              <dc:date>2015-04-25T17:38:00</dc:date>
            </office:change-info>
          </text:insertion>
        </text:changed-region>
        <text:changed-region xml:id="ct229496176" text:id="ct229496176">
          <text:insertion>
            <office:change-info>
              <dc:creator>Peter Camilleri</dc:creator>
              <dc:date>2015-04-25T17:38:00</dc:date>
            </office:change-info>
          </text:insertion>
        </text:changed-region>
        <text:changed-region xml:id="ct229496280" text:id="ct229496280">
          <text:insertion>
            <office:change-info>
              <dc:creator>Peter Camilleri</dc:creator>
              <dc:date>2015-04-25T17:38:00</dc:date>
            </office:change-info>
          </text:insertion>
        </text:changed-region>
        <text:changed-region xml:id="ct229496384" text:id="ct229496384">
          <text:insertion>
            <office:change-info>
              <dc:creator>Peter Camilleri</dc:creator>
              <dc:date>2015-04-25T17:38:00</dc:date>
            </office:change-info>
          </text:insertion>
        </text:changed-region>
        <text:changed-region xml:id="ct229496488" text:id="ct229496488">
          <text:deletion>
            <office:change-info>
              <dc:creator>Peter Camilleri</dc:creator>
              <dc:date>2015-04-25T23:16:00</dc:date>
            </office:change-info>
            <text:p text:style-name="Text_20_body"/>
            <text:p text:style-name="Text_20_body">.imaginary</text:p>
          </text:deletion>
        </text:changed-region>
        <text:changed-region xml:id="ct229496592" text:id="ct229496592">
          <text:insertion>
            <office:change-info>
              <dc:creator>Peter Camilleri</dc:creator>
              <dc:date>2015-04-25T17:38:00</dc:date>
            </office:change-info>
          </text:insertion>
        </text:changed-region>
        <text:changed-region xml:id="ct229496696" text:id="ct229496696">
          <text:insertion>
            <office:change-info>
              <dc:creator>Peter Camilleri</dc:creator>
              <dc:date>2015-04-25T17:38:00</dc:date>
            </office:change-info>
          </text:insertion>
        </text:changed-region>
        <text:changed-region xml:id="ct229496800" text:id="ct229496800">
          <text:insertion>
            <office:change-info>
              <dc:creator>Peter Camilleri</dc:creator>
              <dc:date>2015-04-25T17:38:00</dc:date>
            </office:change-info>
          </text:insertion>
        </text:changed-region>
        <text:changed-region xml:id="ct229496904" text:id="ct229496904">
          <text:insertion>
            <office:change-info>
              <dc:creator>Peter Camilleri</dc:creator>
              <dc:date>2015-04-25T17:38:00</dc:date>
            </office:change-info>
          </text:insertion>
        </text:changed-region>
        <text:changed-region xml:id="ct229497008" text:id="ct229497008">
          <text:deletion>
            <office:change-info>
              <dc:creator>Peter Camilleri</dc:creator>
              <dc:date>2015-04-25T23:16:00</dc:date>
            </office:change-info>
            <text:p text:style-name="Text_20_body"/>
            <text:p text:style-name="Text_20_body">.ln</text:p>
          </text:deletion>
        </text:changed-region>
        <text:changed-region xml:id="ct229497112" text:id="ct229497112">
          <text:insertion>
            <office:change-info>
              <dc:creator>Peter Camilleri</dc:creator>
              <dc:date>2015-04-25T17:38:00</dc:date>
            </office:change-info>
          </text:insertion>
        </text:changed-region>
        <text:changed-region xml:id="ct229497216" text:id="ct229497216">
          <text:insertion>
            <office:change-info>
              <dc:creator>Peter Camilleri</dc:creator>
              <dc:date>2015-04-25T17:38:00</dc:date>
            </office:change-info>
          </text:insertion>
        </text:changed-region>
        <text:changed-region xml:id="ct229497320" text:id="ct229497320">
          <text:insertion>
            <office:change-info>
              <dc:creator>Peter Camilleri</dc:creator>
              <dc:date>2015-04-25T17:38:00</dc:date>
            </office:change-info>
          </text:insertion>
        </text:changed-region>
        <text:changed-region xml:id="ct229497424" text:id="ct229497424">
          <text:insertion>
            <office:change-info>
              <dc:creator>Peter Camilleri</dc:creator>
              <dc:date>2015-04-25T17:38:00</dc:date>
            </office:change-info>
          </text:insertion>
        </text:changed-region>
        <text:changed-region xml:id="ct229497528" text:id="ct229497528">
          <text:insertion>
            <office:change-info>
              <dc:creator>Peter Camilleri</dc:creator>
              <dc:date>2015-04-25T17:38:00</dc:date>
            </office:change-info>
          </text:insertion>
        </text:changed-region>
        <text:changed-region xml:id="ct229497632" text:id="ct229497632">
          <text:deletion>
            <office:change-info>
              <dc:creator>Peter Camilleri</dc:creator>
              <dc:date>2015-04-25T23:16:00</dc:date>
            </office:change-info>
            <text:p text:style-name="Text_20_body"/>
            <text:p text:style-name="Text_20_body">.log10</text:p>
          </text:deletion>
        </text:changed-region>
        <text:changed-region xml:id="ct229497736" text:id="ct229497736">
          <text:insertion>
            <office:change-info>
              <dc:creator>Peter Camilleri</dc:creator>
              <dc:date>2015-04-25T17:38:00</dc:date>
            </office:change-info>
          </text:insertion>
        </text:changed-region>
        <text:changed-region xml:id="ct229497840" text:id="ct229497840">
          <text:insertion>
            <office:change-info>
              <dc:creator>Peter Camilleri</dc:creator>
              <dc:date>2015-04-25T17:38:00</dc:date>
            </office:change-info>
          </text:insertion>
        </text:changed-region>
        <text:changed-region xml:id="ct229497944" text:id="ct229497944">
          <text:insertion>
            <office:change-info>
              <dc:creator>Peter Camilleri</dc:creator>
              <dc:date>2015-04-25T17:38:00</dc:date>
            </office:change-info>
          </text:insertion>
        </text:changed-region>
        <text:changed-region xml:id="ct229498048" text:id="ct229498048">
          <text:insertion>
            <office:change-info>
              <dc:creator>Peter Camilleri</dc:creator>
              <dc:date>2015-04-25T17:38:00</dc:date>
            </office:change-info>
          </text:insertion>
        </text:changed-region>
        <text:changed-region xml:id="ct229498152" text:id="ct229498152">
          <text:insertion>
            <office:change-info>
              <dc:creator>Peter Camilleri</dc:creator>
              <dc:date>2015-04-25T17:38:00</dc:date>
            </office:change-info>
          </text:insertion>
        </text:changed-region>
        <text:changed-region xml:id="ct229498256" text:id="ct229498256">
          <text:deletion>
            <office:change-info>
              <dc:creator>Peter Camilleri</dc:creator>
              <dc:date>2015-04-25T23:17:00</dc:date>
            </office:change-info>
            <text:p text:style-name="Text_20_body"/>
            <text:p text:style-name="Text_20_body">.log2</text:p>
          </text:deletion>
        </text:changed-region>
        <text:changed-region xml:id="ct229514784" text:id="ct229514784">
          <text:insertion>
            <office:change-info>
              <dc:creator>Peter Camilleri</dc:creator>
              <dc:date>2015-04-25T17:38:00</dc:date>
            </office:change-info>
          </text:insertion>
        </text:changed-region>
        <text:changed-region xml:id="ct229514888" text:id="ct229514888">
          <text:insertion>
            <office:change-info>
              <dc:creator>Peter Camilleri</dc:creator>
              <dc:date>2015-04-25T17:38:00</dc:date>
            </office:change-info>
          </text:insertion>
        </text:changed-region>
        <text:changed-region xml:id="ct229514992" text:id="ct229514992">
          <text:insertion>
            <office:change-info>
              <dc:creator>Peter Camilleri</dc:creator>
              <dc:date>2015-04-25T17:38:00</dc:date>
            </office:change-info>
          </text:insertion>
        </text:changed-region>
        <text:changed-region xml:id="ct229515096" text:id="ct229515096">
          <text:insertion>
            <office:change-info>
              <dc:creator>Peter Camilleri</dc:creator>
              <dc:date>2015-04-25T17:38:00</dc:date>
            </office:change-info>
          </text:insertion>
        </text:changed-region>
        <text:changed-region xml:id="ct229515200" text:id="ct229515200">
          <text:insertion>
            <office:change-info>
              <dc:creator>Peter Camilleri</dc:creator>
              <dc:date>2015-04-25T17:38:00</dc:date>
            </office:change-info>
          </text:insertion>
        </text:changed-region>
        <text:changed-region xml:id="ct229515304" text:id="ct229515304">
          <text:deletion>
            <office:change-info>
              <dc:creator>Peter Camilleri</dc:creator>
              <dc:date>2015-04-25T23:17:00</dc:date>
            </office:change-info>
            <text:p text:style-name="Text_20_body"/>
            <text:p text:style-name="Text_20_body">.magnitude</text:p>
          </text:deletion>
        </text:changed-region>
        <text:changed-region xml:id="ct229515408" text:id="ct229515408">
          <text:insertion>
            <office:change-info>
              <dc:creator>Peter Camilleri</dc:creator>
              <dc:date>2015-04-25T17:38:00</dc:date>
            </office:change-info>
          </text:insertion>
        </text:changed-region>
        <text:changed-region xml:id="ct229515512" text:id="ct229515512">
          <text:insertion>
            <office:change-info>
              <dc:creator>Peter Camilleri</dc:creator>
              <dc:date>2015-04-25T17:38:00</dc:date>
            </office:change-info>
          </text:insertion>
        </text:changed-region>
        <text:changed-region xml:id="ct229515616" text:id="ct229515616">
          <text:insertion>
            <office:change-info>
              <dc:creator>Peter Camilleri</dc:creator>
              <dc:date>2015-04-25T17:38:00</dc:date>
            </office:change-info>
          </text:insertion>
        </text:changed-region>
        <text:changed-region xml:id="ct229515720" text:id="ct229515720">
          <text:insertion>
            <office:change-info>
              <dc:creator>Peter Camilleri</dc:creator>
              <dc:date>2015-04-25T17:38:00</dc:date>
            </office:change-info>
          </text:insertion>
        </text:changed-region>
        <text:changed-region xml:id="ct229515824" text:id="ct229515824">
          <text:deletion>
            <office:change-info>
              <dc:creator>Peter Camilleri</dc:creator>
              <dc:date>2015-04-25T23:17:00</dc:date>
            </office:change-info>
            <text:p text:style-name="Text_20_body"/>
            <text:p text:style-name="Text_20_body">.numerator</text:p>
          </text:deletion>
        </text:changed-region>
        <text:changed-region xml:id="ct229515928" text:id="ct229515928">
          <text:insertion>
            <office:change-info>
              <dc:creator>Peter Camilleri</dc:creator>
              <dc:date>2015-04-25T17:38:00</dc:date>
            </office:change-info>
          </text:insertion>
        </text:changed-region>
        <text:changed-region xml:id="ct229516032" text:id="ct229516032">
          <text:insertion>
            <office:change-info>
              <dc:creator>Peter Camilleri</dc:creator>
              <dc:date>2015-04-25T17:38:00</dc:date>
            </office:change-info>
          </text:insertion>
        </text:changed-region>
        <text:changed-region xml:id="ct229516136" text:id="ct229516136">
          <text:insertion>
            <office:change-info>
              <dc:creator>Peter Camilleri</dc:creator>
              <dc:date>2015-04-25T17:38:00</dc:date>
            </office:change-info>
          </text:insertion>
        </text:changed-region>
        <text:changed-region xml:id="ct229516240" text:id="ct229516240">
          <text:insertion>
            <office:change-info>
              <dc:creator>Peter Camilleri</dc:creator>
              <dc:date>2015-04-25T17:38:00</dc:date>
            </office:change-info>
          </text:insertion>
        </text:changed-region>
        <text:changed-region xml:id="ct229516448" text:id="ct229516448">
          <text:deletion>
            <office:change-info>
              <dc:creator>Peter Camilleri</dc:creator>
              <dc:date>2015-04-25T23:17:00</dc:date>
            </office:change-info>
            <text:p text:style-name="Text_20_body">.p2c</text:p>
          </text:deletion>
        </text:changed-region>
        <text:changed-region xml:id="ct229516344" text:id="ct229516344">
          <text:deletion>
            <office:change-info>
              <dc:creator>Peter Camilleri</dc:creator>
              <dc:date>2015-04-25T23:18:00</dc:date>
            </office:change-info>
            <text:p text:style-name="Text_20_body"/>
            <text:p text:style-name="Text_20_body"/>
          </text:deletion>
        </text:changed-region>
        <text:changed-region xml:id="ct229516552" text:id="ct229516552">
          <text:insertion>
            <office:change-info>
              <dc:creator>Peter Camilleri</dc:creator>
              <dc:date>2015-04-25T17:38:00</dc:date>
            </office:change-info>
          </text:insertion>
        </text:changed-region>
        <text:changed-region xml:id="ct229516656" text:id="ct229516656">
          <text:insertion>
            <office:change-info>
              <dc:creator>Peter Camilleri</dc:creator>
              <dc:date>2015-04-25T17:38:00</dc:date>
            </office:change-info>
          </text:insertion>
        </text:changed-region>
        <text:changed-region xml:id="ct229516760" text:id="ct229516760">
          <text:insertion>
            <office:change-info>
              <dc:creator>Peter Camilleri</dc:creator>
              <dc:date>2015-04-25T17:38:00</dc:date>
            </office:change-info>
          </text:insertion>
        </text:changed-region>
        <text:changed-region xml:id="ct229516864" text:id="ct229516864">
          <text:insertion>
            <office:change-info>
              <dc:creator>Peter Camilleri</dc:creator>
              <dc:date>2015-04-25T17:38:00</dc:date>
            </office:change-info>
          </text:insertion>
        </text:changed-region>
        <text:changed-region xml:id="ct229516968" text:id="ct229516968">
          <text:insertion>
            <office:change-info>
              <dc:creator>Peter Camilleri</dc:creator>
              <dc:date>2015-04-25T17:38:00</dc:date>
            </office:change-info>
          </text:insertion>
        </text:changed-region>
        <text:changed-region xml:id="ct229517072" text:id="ct229517072">
          <text:insertion>
            <office:change-info>
              <dc:creator>Peter Camilleri</dc:creator>
              <dc:date>2015-04-25T17:38:00</dc:date>
            </office:change-info>
          </text:insertion>
        </text:changed-region>
        <text:changed-region xml:id="ct229517176" text:id="ct229517176">
          <text:deletion>
            <office:change-info>
              <dc:creator>Peter Camilleri</dc:creator>
              <dc:date>2015-04-25T23:18:00</dc:date>
            </office:change-info>
            <text:p text:style-name="Text_20_body"/>
            <text:p text:style-name="Text_20_body">.polar</text:p>
          </text:deletion>
        </text:changed-region>
        <text:changed-region xml:id="ct229517280" text:id="ct229517280">
          <text:insertion>
            <office:change-info>
              <dc:creator>Peter Camilleri</dc:creator>
              <dc:date>2015-04-25T17:38:00</dc:date>
            </office:change-info>
          </text:insertion>
        </text:changed-region>
        <text:changed-region xml:id="ct229517384" text:id="ct229517384">
          <text:insertion>
            <office:change-info>
              <dc:creator>Peter Camilleri</dc:creator>
              <dc:date>2015-04-25T17:38:00</dc:date>
            </office:change-info>
          </text:insertion>
        </text:changed-region>
        <text:changed-region xml:id="ct229517488" text:id="ct229517488">
          <text:insertion>
            <office:change-info>
              <dc:creator>Peter Camilleri</dc:creator>
              <dc:date>2015-04-25T17:38:00</dc:date>
            </office:change-info>
          </text:insertion>
        </text:changed-region>
        <text:changed-region xml:id="ct229517592" text:id="ct229517592">
          <text:insertion>
            <office:change-info>
              <dc:creator>Peter Camilleri</dc:creator>
              <dc:date>2015-04-25T17:38:00</dc:date>
            </office:change-info>
          </text:insertion>
        </text:changed-region>
        <text:changed-region xml:id="ct229517696" text:id="ct229517696">
          <text:insertion>
            <office:change-info>
              <dc:creator>Peter Camilleri</dc:creator>
              <dc:date>2015-04-25T17:38:00</dc:date>
            </office:change-info>
          </text:insertion>
        </text:changed-region>
        <text:changed-region xml:id="ct229517800" text:id="ct229517800">
          <text:insertion>
            <office:change-info>
              <dc:creator>Peter Camilleri</dc:creator>
              <dc:date>2015-04-25T17:38:00</dc:date>
            </office:change-info>
          </text:insertion>
        </text:changed-region>
        <text:changed-region xml:id="ct229517904" text:id="ct229517904">
          <text:deletion>
            <office:change-info>
              <dc:creator>Peter Camilleri</dc:creator>
              <dc:date>2015-04-25T23:18:00</dc:date>
            </office:change-info>
            <text:p text:style-name="Text_20_body"/>
            <text:p text:style-name="Text_20_body">.r2d</text:p>
          </text:deletion>
        </text:changed-region>
        <text:changed-region xml:id="ct229518008" text:id="ct229518008">
          <text:insertion>
            <office:change-info>
              <dc:creator>Peter Camilleri</dc:creator>
              <dc:date>2015-04-25T17:38:00</dc:date>
            </office:change-info>
          </text:insertion>
        </text:changed-region>
        <text:changed-region xml:id="ct229518112" text:id="ct229518112">
          <text:insertion>
            <office:change-info>
              <dc:creator>Peter Camilleri</dc:creator>
              <dc:date>2015-04-25T17:38:00</dc:date>
            </office:change-info>
          </text:insertion>
        </text:changed-region>
        <text:changed-region xml:id="ct229518216" text:id="ct229518216">
          <text:insertion>
            <office:change-info>
              <dc:creator>Peter Camilleri</dc:creator>
              <dc:date>2015-04-25T17:38:00</dc:date>
            </office:change-info>
          </text:insertion>
        </text:changed-region>
        <text:changed-region xml:id="ct229518320" text:id="ct229518320">
          <text:insertion>
            <office:change-info>
              <dc:creator>Peter Camilleri</dc:creator>
              <dc:date>2015-04-25T17:38:00</dc:date>
            </office:change-info>
          </text:insertion>
        </text:changed-region>
        <text:changed-region xml:id="ct229518424" text:id="ct229518424">
          <text:insertion>
            <office:change-info>
              <dc:creator>Peter Camilleri</dc:creator>
              <dc:date>2015-04-25T17:38:00</dc:date>
            </office:change-info>
          </text:insertion>
        </text:changed-region>
        <text:changed-region xml:id="ct229518528" text:id="ct229518528">
          <text:deletion>
            <office:change-info>
              <dc:creator>Peter Camilleri</dc:creator>
              <dc:date>2015-04-25T23:18:00</dc:date>
            </office:change-info>
            <text:p text:style-name="Text_20_body"/>
            <text:p text:style-name="Text_20_body">.real</text:p>
          </text:deletion>
        </text:changed-region>
        <text:changed-region xml:id="ct229518632" text:id="ct229518632">
          <text:insertion>
            <office:change-info>
              <dc:creator>Peter Camilleri</dc:creator>
              <dc:date>2015-04-25T17:39:00</dc:date>
            </office:change-info>
          </text:insertion>
        </text:changed-region>
        <text:changed-region xml:id="ct229518736" text:id="ct229518736">
          <text:insertion>
            <office:change-info>
              <dc:creator>Peter Camilleri</dc:creator>
              <dc:date>2015-04-25T17:39:00</dc:date>
            </office:change-info>
          </text:insertion>
        </text:changed-region>
        <text:changed-region xml:id="ct229588424" text:id="ct229588424">
          <text:insertion>
            <office:change-info>
              <dc:creator>Peter Camilleri</dc:creator>
              <dc:date>2015-04-25T17:39:00</dc:date>
            </office:change-info>
          </text:insertion>
        </text:changed-region>
        <text:changed-region xml:id="ct229588528" text:id="ct229588528">
          <text:insertion>
            <office:change-info>
              <dc:creator>Peter Camilleri</dc:creator>
              <dc:date>2015-04-25T17:39:00</dc:date>
            </office:change-info>
          </text:insertion>
        </text:changed-region>
        <text:changed-region xml:id="ct229588632" text:id="ct229588632">
          <text:deletion>
            <office:change-info>
              <dc:creator>Peter Camilleri</dc:creator>
              <dc:date>2015-04-25T23:19:00</dc:date>
            </office:change-info>
            <text:p text:style-name="Text_20_body"/>
            <text:p text:style-name="Text_20_body">.round</text:p>
          </text:deletion>
        </text:changed-region>
        <text:changed-region xml:id="ct229588736" text:id="ct229588736">
          <text:insertion>
            <office:change-info>
              <dc:creator>Peter Camilleri</dc:creator>
              <dc:date>2015-04-25T17:39:00</dc:date>
            </office:change-info>
          </text:insertion>
        </text:changed-region>
        <text:changed-region xml:id="ct229588840" text:id="ct229588840">
          <text:insertion>
            <office:change-info>
              <dc:creator>Peter Camilleri</dc:creator>
              <dc:date>2015-04-25T17:39:00</dc:date>
            </office:change-info>
          </text:insertion>
        </text:changed-region>
        <text:changed-region xml:id="ct229588944" text:id="ct229588944">
          <text:insertion>
            <office:change-info>
              <dc:creator>Peter Camilleri</dc:creator>
              <dc:date>2015-04-25T17:39:00</dc:date>
            </office:change-info>
          </text:insertion>
        </text:changed-region>
        <text:changed-region xml:id="ct229589048" text:id="ct229589048">
          <text:insertion>
            <office:change-info>
              <dc:creator>Peter Camilleri</dc:creator>
              <dc:date>2015-04-25T17:39:00</dc:date>
            </office:change-info>
          </text:insertion>
        </text:changed-region>
        <text:changed-region xml:id="ct229589152" text:id="ct229589152">
          <text:insertion>
            <office:change-info>
              <dc:creator>Peter Camilleri</dc:creator>
              <dc:date>2015-04-25T17:39:00</dc:date>
            </office:change-info>
          </text:insertion>
        </text:changed-region>
        <text:changed-region xml:id="ct229589256" text:id="ct229589256">
          <text:insertion>
            <office:change-info>
              <dc:creator>Peter Camilleri</dc:creator>
              <dc:date>2015-04-25T17:39:00</dc:date>
            </office:change-info>
          </text:insertion>
        </text:changed-region>
        <text:changed-region xml:id="ct229589360" text:id="ct229589360">
          <text:deletion>
            <office:change-info>
              <dc:creator>Peter Camilleri</dc:creator>
              <dc:date>2015-04-25T23:19:00</dc:date>
            </office:change-info>
            <text:p text:style-name="Text_20_body"/>
            <text:p text:style-name="Text_20_body">.sin</text:p>
          </text:deletion>
        </text:changed-region>
        <text:changed-region xml:id="ct229589464" text:id="ct229589464">
          <text:insertion>
            <office:change-info>
              <dc:creator>Peter Camilleri</dc:creator>
              <dc:date>2015-04-25T17:39:00</dc:date>
            </office:change-info>
          </text:insertion>
        </text:changed-region>
        <text:changed-region xml:id="ct229589568" text:id="ct229589568">
          <text:insertion>
            <office:change-info>
              <dc:creator>Peter Camilleri</dc:creator>
              <dc:date>2015-04-25T17:39:00</dc:date>
            </office:change-info>
          </text:insertion>
        </text:changed-region>
        <text:changed-region xml:id="ct229589672" text:id="ct229589672">
          <text:insertion>
            <office:change-info>
              <dc:creator>Peter Camilleri</dc:creator>
              <dc:date>2015-04-25T17:39:00</dc:date>
            </office:change-info>
          </text:insertion>
        </text:changed-region>
        <text:changed-region xml:id="ct229589776" text:id="ct229589776">
          <text:insertion>
            <office:change-info>
              <dc:creator>Peter Camilleri</dc:creator>
              <dc:date>2015-04-25T17:39:00</dc:date>
            </office:change-info>
          </text:insertion>
        </text:changed-region>
        <text:changed-region xml:id="ct229589880" text:id="ct229589880">
          <text:insertion>
            <office:change-info>
              <dc:creator>Peter Camilleri</dc:creator>
              <dc:date>2015-04-25T17:39:00</dc:date>
            </office:change-info>
          </text:insertion>
        </text:changed-region>
        <text:changed-region xml:id="ct229589984" text:id="ct229589984">
          <text:deletion>
            <office:change-info>
              <dc:creator>Peter Camilleri</dc:creator>
              <dc:date>2015-04-25T23:19:00</dc:date>
            </office:change-info>
            <text:p text:style-name="Text_20_body"/>
            <text:p text:style-name="Text_20_body">.sinh</text:p>
          </text:deletion>
        </text:changed-region>
        <text:changed-region xml:id="ct229590088" text:id="ct229590088">
          <text:insertion>
            <office:change-info>
              <dc:creator>Peter Camilleri</dc:creator>
              <dc:date>2015-04-25T17:39:00</dc:date>
            </office:change-info>
          </text:insertion>
        </text:changed-region>
        <text:changed-region xml:id="ct229590192" text:id="ct229590192">
          <text:insertion>
            <office:change-info>
              <dc:creator>Peter Camilleri</dc:creator>
              <dc:date>2015-04-25T17:39:00</dc:date>
            </office:change-info>
          </text:insertion>
        </text:changed-region>
        <text:changed-region xml:id="ct229590296" text:id="ct229590296">
          <text:insertion>
            <office:change-info>
              <dc:creator>Peter Camilleri</dc:creator>
              <dc:date>2015-04-25T17:39:00</dc:date>
            </office:change-info>
          </text:insertion>
        </text:changed-region>
        <text:changed-region xml:id="ct229590400" text:id="ct229590400">
          <text:insertion>
            <office:change-info>
              <dc:creator>Peter Camilleri</dc:creator>
              <dc:date>2015-04-25T17:39:00</dc:date>
            </office:change-info>
          </text:insertion>
        </text:changed-region>
        <text:changed-region xml:id="ct229590504" text:id="ct229590504">
          <text:insertion>
            <office:change-info>
              <dc:creator>Peter Camilleri</dc:creator>
              <dc:date>2015-04-25T17:39:00</dc:date>
            </office:change-info>
          </text:insertion>
        </text:changed-region>
        <text:changed-region xml:id="ct229590608" text:id="ct229590608">
          <text:deletion>
            <office:change-info>
              <dc:creator>Peter Camilleri</dc:creator>
              <dc:date>2015-04-25T23:19:00</dc:date>
            </office:change-info>
            <text:p text:style-name="Text_20_body"/>
            <text:p text:style-name="Text_20_body">.sleep</text:p>
          </text:deletion>
        </text:changed-region>
        <text:changed-region xml:id="ct229590712" text:id="ct229590712">
          <text:insertion>
            <office:change-info>
              <dc:creator>Peter Camilleri</dc:creator>
              <dc:date>2015-04-25T17:39:00</dc:date>
            </office:change-info>
          </text:insertion>
        </text:changed-region>
        <text:changed-region xml:id="ct229590816" text:id="ct229590816">
          <text:insertion>
            <office:change-info>
              <dc:creator>Peter Camilleri</dc:creator>
              <dc:date>2015-04-25T17:39:00</dc:date>
            </office:change-info>
          </text:insertion>
        </text:changed-region>
        <text:changed-region xml:id="ct229590920" text:id="ct229590920">
          <text:insertion>
            <office:change-info>
              <dc:creator>Peter Camilleri</dc:creator>
              <dc:date>2015-04-25T17:39:00</dc:date>
            </office:change-info>
          </text:insertion>
        </text:changed-region>
        <text:changed-region xml:id="ct229591024" text:id="ct229591024">
          <text:insertion>
            <office:change-info>
              <dc:creator>Peter Camilleri</dc:creator>
              <dc:date>2015-04-25T17:39:00</dc:date>
            </office:change-info>
          </text:insertion>
        </text:changed-region>
        <text:changed-region xml:id="ct229591128" text:id="ct229591128">
          <text:deletion>
            <office:change-info>
              <dc:creator>Peter Camilleri</dc:creator>
              <dc:date>2015-04-25T23:20:00</dc:date>
            </office:change-info>
            <text:p text:style-name="Text_20_body"/>
            <text:p text:style-name="Text_20_body">.sqr</text:p>
          </text:deletion>
        </text:changed-region>
        <text:changed-region xml:id="ct229591232" text:id="ct229591232">
          <text:insertion>
            <office:change-info>
              <dc:creator>Peter Camilleri</dc:creator>
              <dc:date>2015-04-25T17:39:00</dc:date>
            </office:change-info>
          </text:insertion>
        </text:changed-region>
        <text:changed-region xml:id="ct229591336" text:id="ct229591336">
          <text:insertion>
            <office:change-info>
              <dc:creator>Peter Camilleri</dc:creator>
              <dc:date>2015-04-25T17:39:00</dc:date>
            </office:change-info>
          </text:insertion>
        </text:changed-region>
        <text:changed-region xml:id="ct229591440" text:id="ct229591440">
          <text:insertion>
            <office:change-info>
              <dc:creator>Peter Camilleri</dc:creator>
              <dc:date>2015-04-25T17:39:00</dc:date>
            </office:change-info>
          </text:insertion>
        </text:changed-region>
        <text:changed-region xml:id="ct229591544" text:id="ct229591544">
          <text:insertion>
            <office:change-info>
              <dc:creator>Peter Camilleri</dc:creator>
              <dc:date>2015-04-25T17:39:00</dc:date>
            </office:change-info>
          </text:insertion>
        </text:changed-region>
        <text:changed-region xml:id="ct229591648" text:id="ct229591648">
          <text:deletion>
            <office:change-info>
              <dc:creator>Peter Camilleri</dc:creator>
              <dc:date>2015-04-25T23:20:00</dc:date>
            </office:change-info>
            <text:p text:style-name="Text_20_body"/>
            <text:p text:style-name="Text_20_body">.sqrt</text:p>
          </text:deletion>
        </text:changed-region>
        <text:changed-region xml:id="ct229591752" text:id="ct229591752">
          <text:insertion>
            <office:change-info>
              <dc:creator>Peter Camilleri</dc:creator>
              <dc:date>2015-04-25T17:39:00</dc:date>
            </office:change-info>
          </text:insertion>
        </text:changed-region>
        <text:changed-region xml:id="ct229591856" text:id="ct229591856">
          <text:insertion>
            <office:change-info>
              <dc:creator>Peter Camilleri</dc:creator>
              <dc:date>2015-04-25T17:39:00</dc:date>
            </office:change-info>
          </text:insertion>
        </text:changed-region>
        <text:changed-region xml:id="ct229591960" text:id="ct229591960">
          <text:insertion>
            <office:change-info>
              <dc:creator>Peter Camilleri</dc:creator>
              <dc:date>2015-04-25T17:39:00</dc:date>
            </office:change-info>
          </text:insertion>
        </text:changed-region>
        <text:changed-region xml:id="ct229592064" text:id="ct229592064">
          <text:insertion>
            <office:change-info>
              <dc:creator>Peter Camilleri</dc:creator>
              <dc:date>2015-04-25T17:39:00</dc:date>
            </office:change-info>
          </text:insertion>
        </text:changed-region>
        <text:changed-region xml:id="ct229592168" text:id="ct229592168">
          <text:insertion>
            <office:change-info>
              <dc:creator>Peter Camilleri</dc:creator>
              <dc:date>2015-04-25T17:39:00</dc:date>
            </office:change-info>
          </text:insertion>
        </text:changed-region>
        <text:changed-region xml:id="ct229592272" text:id="ct229592272">
          <text:deletion>
            <office:change-info>
              <dc:creator>Peter Camilleri</dc:creator>
              <dc:date>2015-04-25T23:20:00</dc:date>
            </office:change-info>
            <text:p text:style-name="Text_20_body"/>
            <text:p text:style-name="Text_20_body">.tan</text:p>
          </text:deletion>
        </text:changed-region>
        <text:changed-region xml:id="ct229592376" text:id="ct229592376">
          <text:insertion>
            <office:change-info>
              <dc:creator>Peter Camilleri</dc:creator>
              <dc:date>2015-04-25T17:39:00</dc:date>
            </office:change-info>
          </text:insertion>
        </text:changed-region>
        <text:changed-region xml:id="ct229592520" text:id="ct229592520">
          <text:insertion>
            <office:change-info>
              <dc:creator>Peter Camilleri</dc:creator>
              <dc:date>2015-04-25T17:39:00</dc:date>
            </office:change-info>
          </text:insertion>
        </text:changed-region>
        <text:changed-region xml:id="ct229592624" text:id="ct229592624">
          <text:insertion>
            <office:change-info>
              <dc:creator>Peter Camilleri</dc:creator>
              <dc:date>2015-04-25T17:39:00</dc:date>
            </office:change-info>
          </text:insertion>
        </text:changed-region>
        <text:changed-region xml:id="ct229592728" text:id="ct229592728">
          <text:insertion>
            <office:change-info>
              <dc:creator>Peter Camilleri</dc:creator>
              <dc:date>2015-04-25T17:39:00</dc:date>
            </office:change-info>
          </text:insertion>
        </text:changed-region>
        <text:changed-region xml:id="ct229592832" text:id="ct229592832">
          <text:insertion>
            <office:change-info>
              <dc:creator>Peter Camilleri</dc:creator>
              <dc:date>2015-04-25T17:39:00</dc:date>
            </office:change-info>
          </text:insertion>
        </text:changed-region>
        <text:changed-region xml:id="ct229592936" text:id="ct229592936">
          <text:deletion>
            <office:change-info>
              <dc:creator>Peter Camilleri</dc:creator>
              <dc:date>2015-04-25T23:20:00</dc:date>
            </office:change-info>
            <text:p text:style-name="Text_20_body"/>
            <text:p text:style-name="Text_20_body">.tanh</text:p>
          </text:deletion>
        </text:changed-region>
        <text:changed-region xml:id="ct229593040" text:id="ct229593040">
          <text:insertion>
            <office:change-info>
              <dc:creator>Peter Camilleri</dc:creator>
              <dc:date>2015-04-25T17:39:00</dc:date>
            </office:change-info>
          </text:insertion>
        </text:changed-region>
        <text:changed-region xml:id="ct229593144" text:id="ct229593144">
          <text:insertion>
            <office:change-info>
              <dc:creator>Peter Camilleri</dc:creator>
              <dc:date>2015-04-25T17:39:00</dc:date>
            </office:change-info>
          </text:insertion>
        </text:changed-region>
        <text:changed-region xml:id="ct229593248" text:id="ct229593248">
          <text:insertion>
            <office:change-info>
              <dc:creator>Peter Camilleri</dc:creator>
              <dc:date>2015-04-25T17:39:00</dc:date>
            </office:change-info>
          </text:insertion>
        </text:changed-region>
        <text:changed-region xml:id="ct229593352" text:id="ct229593352">
          <text:insertion>
            <office:change-info>
              <dc:creator>Peter Camilleri</dc:creator>
              <dc:date>2015-04-25T17:39:00</dc:date>
            </office:change-info>
          </text:insertion>
        </text:changed-region>
        <text:changed-region xml:id="ct229593456" text:id="ct229593456">
          <text:insertion>
            <office:change-info>
              <dc:creator>Peter Camilleri</dc:creator>
              <dc:date>2015-04-25T17:39:00</dc:date>
            </office:change-info>
          </text:insertion>
        </text:changed-region>
        <text:changed-region xml:id="ct229593560" text:id="ct229593560">
          <text:deletion>
            <office:change-info>
              <dc:creator>Peter Camilleri</dc:creator>
              <dc:date>2015-04-25T23:20:00</dc:date>
            </office:change-info>
            <text:p text:style-name="Text_20_body"/>
            <text:p text:style-name="Text_20_body">/</text:p>
          </text:deletion>
        </text:changed-region>
        <text:changed-region xml:id="ct229593664" text:id="ct229593664">
          <text:insertion>
            <office:change-info>
              <dc:creator>Peter Camilleri</dc:creator>
              <dc:date>2015-04-25T17:39:00</dc:date>
            </office:change-info>
          </text:insertion>
        </text:changed-region>
        <text:changed-region xml:id="ct229593768" text:id="ct229593768">
          <text:insertion>
            <office:change-info>
              <dc:creator>Peter Camilleri</dc:creator>
              <dc:date>2015-04-25T17:39:00</dc:date>
            </office:change-info>
          </text:insertion>
        </text:changed-region>
        <text:changed-region xml:id="ct229593872" text:id="ct229593872">
          <text:insertion>
            <office:change-info>
              <dc:creator>Peter Camilleri</dc:creator>
              <dc:date>2015-04-25T17:39:00</dc:date>
            </office:change-info>
          </text:insertion>
        </text:changed-region>
        <text:changed-region xml:id="ct229593976" text:id="ct229593976">
          <text:insertion>
            <office:change-info>
              <dc:creator>Peter Camilleri</dc:creator>
              <dc:date>2015-04-25T17:39:00</dc:date>
            </office:change-info>
          </text:insertion>
        </text:changed-region>
        <text:changed-region xml:id="ct229594080" text:id="ct229594080">
          <text:deletion>
            <office:change-info>
              <dc:creator>Peter Camilleri</dc:creator>
              <dc:date>2015-04-25T23:21:00</dc:date>
            </office:change-info>
            <text:p text:style-name="Text_20_body"/>
            <text:p text:style-name="Text_20_body">0&lt;</text:p>
          </text:deletion>
        </text:changed-region>
        <text:changed-region xml:id="ct229594184" text:id="ct229594184">
          <text:insertion>
            <office:change-info>
              <dc:creator>Peter Camilleri</dc:creator>
              <dc:date>2015-04-25T17:39:00</dc:date>
            </office:change-info>
          </text:insertion>
        </text:changed-region>
        <text:changed-region xml:id="ct229594288" text:id="ct229594288">
          <text:insertion>
            <office:change-info>
              <dc:creator>Peter Camilleri</dc:creator>
              <dc:date>2015-04-25T17:39:00</dc:date>
            </office:change-info>
          </text:insertion>
        </text:changed-region>
        <text:changed-region xml:id="ct229594392" text:id="ct229594392">
          <text:insertion>
            <office:change-info>
              <dc:creator>Peter Camilleri</dc:creator>
              <dc:date>2015-04-25T17:39:00</dc:date>
            </office:change-info>
          </text:insertion>
        </text:changed-region>
        <text:changed-region xml:id="ct229594496" text:id="ct229594496">
          <text:insertion>
            <office:change-info>
              <dc:creator>Peter Camilleri</dc:creator>
              <dc:date>2015-04-25T17:39:00</dc:date>
            </office:change-info>
          </text:insertion>
        </text:changed-region>
        <text:changed-region xml:id="ct229594600" text:id="ct229594600">
          <text:deletion>
            <office:change-info>
              <dc:creator>Peter Camilleri</dc:creator>
              <dc:date>2015-04-25T23:21:00</dc:date>
            </office:change-info>
            <text:p text:style-name="Text_20_body"/>
            <text:p text:style-name="Text_20_body">0&lt;=</text:p>
          </text:deletion>
        </text:changed-region>
        <text:changed-region xml:id="ct229594704" text:id="ct229594704">
          <text:insertion>
            <office:change-info>
              <dc:creator>Peter Camilleri</dc:creator>
              <dc:date>2015-04-25T17:39:00</dc:date>
            </office:change-info>
          </text:insertion>
        </text:changed-region>
        <text:changed-region xml:id="ct229594808" text:id="ct229594808">
          <text:insertion>
            <office:change-info>
              <dc:creator>Peter Camilleri</dc:creator>
              <dc:date>2015-04-25T17:39:00</dc:date>
            </office:change-info>
          </text:insertion>
        </text:changed-region>
        <text:changed-region xml:id="ct229594912" text:id="ct229594912">
          <text:insertion>
            <office:change-info>
              <dc:creator>Peter Camilleri</dc:creator>
              <dc:date>2015-04-25T17:39:00</dc:date>
            </office:change-info>
          </text:insertion>
        </text:changed-region>
        <text:changed-region xml:id="ct229595016" text:id="ct229595016">
          <text:insertion>
            <office:change-info>
              <dc:creator>Peter Camilleri</dc:creator>
              <dc:date>2015-04-25T17:39:00</dc:date>
            </office:change-info>
          </text:insertion>
        </text:changed-region>
        <text:changed-region xml:id="ct229595120" text:id="ct229595120">
          <text:deletion>
            <office:change-info>
              <dc:creator>Peter Camilleri</dc:creator>
              <dc:date>2015-04-25T23:21:00</dc:date>
            </office:change-info>
            <text:p text:style-name="Text_20_body"/>
            <text:p text:style-name="Text_20_body">0&lt;=&gt;</text:p>
          </text:deletion>
        </text:changed-region>
        <text:changed-region xml:id="ct229595224" text:id="ct229595224">
          <text:insertion>
            <office:change-info>
              <dc:creator>Peter Camilleri</dc:creator>
              <dc:date>2015-04-25T17:39:00</dc:date>
            </office:change-info>
          </text:insertion>
        </text:changed-region>
        <text:changed-region xml:id="ct229595328" text:id="ct229595328">
          <text:insertion>
            <office:change-info>
              <dc:creator>Peter Camilleri</dc:creator>
              <dc:date>2015-04-25T17:39:00</dc:date>
            </office:change-info>
          </text:insertion>
        </text:changed-region>
        <text:changed-region xml:id="ct229595432" text:id="ct229595432">
          <text:insertion>
            <office:change-info>
              <dc:creator>Peter Camilleri</dc:creator>
              <dc:date>2015-04-25T17:39:00</dc:date>
            </office:change-info>
          </text:insertion>
        </text:changed-region>
        <text:changed-region xml:id="ct229595536" text:id="ct229595536">
          <text:insertion>
            <office:change-info>
              <dc:creator>Peter Camilleri</dc:creator>
              <dc:date>2015-04-25T17:39:00</dc:date>
            </office:change-info>
          </text:insertion>
        </text:changed-region>
        <text:changed-region xml:id="ct229595640" text:id="ct229595640">
          <text:insertion>
            <office:change-info>
              <dc:creator>Peter Camilleri</dc:creator>
              <dc:date>2015-04-25T17:39:00</dc:date>
            </office:change-info>
          </text:insertion>
        </text:changed-region>
        <text:changed-region xml:id="ct229595848" text:id="ct229595848">
          <text:deletion>
            <office:change-info>
              <dc:creator>Peter Camilleri</dc:creator>
              <dc:date>2015-04-25T23:21:00</dc:date>
            </office:change-info>
            <text:p text:style-name="Text_20_body">0&lt;&gt;</text:p>
          </text:deletion>
        </text:changed-region>
        <text:changed-region xml:id="ct229595744" text:id="ct229595744">
          <text:deletion>
            <office:change-info>
              <dc:creator>Peter Camilleri</dc:creator>
              <dc:date>2015-04-25T23:22:00</dc:date>
            </office:change-info>
            <text:p text:style-name="Text_20_body"/>
            <text:p text:style-name="Text_20_body"/>
          </text:deletion>
        </text:changed-region>
        <text:changed-region xml:id="ct229595952" text:id="ct229595952">
          <text:insertion>
            <office:change-info>
              <dc:creator>Peter Camilleri</dc:creator>
              <dc:date>2015-04-25T17:39:00</dc:date>
            </office:change-info>
          </text:insertion>
        </text:changed-region>
        <text:changed-region xml:id="ct229596056" text:id="ct229596056">
          <text:insertion>
            <office:change-info>
              <dc:creator>Peter Camilleri</dc:creator>
              <dc:date>2015-04-25T17:39:00</dc:date>
            </office:change-info>
          </text:insertion>
        </text:changed-region>
        <text:changed-region xml:id="ct229596160" text:id="ct229596160">
          <text:insertion>
            <office:change-info>
              <dc:creator>Peter Camilleri</dc:creator>
              <dc:date>2015-04-25T17:39:00</dc:date>
            </office:change-info>
          </text:insertion>
        </text:changed-region>
        <text:changed-region xml:id="ct229596264" text:id="ct229596264">
          <text:insertion>
            <office:change-info>
              <dc:creator>Peter Camilleri</dc:creator>
              <dc:date>2015-04-25T17:39:00</dc:date>
            </office:change-info>
          </text:insertion>
        </text:changed-region>
        <text:changed-region xml:id="ct229596368" text:id="ct229596368">
          <text:deletion>
            <office:change-info>
              <dc:creator>Peter Camilleri</dc:creator>
              <dc:date>2015-04-25T23:22:00</dc:date>
            </office:change-info>
            <text:p text:style-name="Text_20_body"/>
            <text:p text:style-name="Text_20_body">0=</text:p>
          </text:deletion>
        </text:changed-region>
        <text:changed-region xml:id="ct229596472" text:id="ct229596472">
          <text:insertion>
            <office:change-info>
              <dc:creator>Peter Camilleri</dc:creator>
              <dc:date>2015-04-25T17:39:00</dc:date>
            </office:change-info>
          </text:insertion>
        </text:changed-region>
        <text:changed-region xml:id="ct229629384" text:id="ct229629384">
          <text:insertion>
            <office:change-info>
              <dc:creator>Peter Camilleri</dc:creator>
              <dc:date>2015-04-25T17:39:00</dc:date>
            </office:change-info>
          </text:insertion>
        </text:changed-region>
        <text:changed-region xml:id="ct229629488" text:id="ct229629488">
          <text:insertion>
            <office:change-info>
              <dc:creator>Peter Camilleri</dc:creator>
              <dc:date>2015-04-25T17:39:00</dc:date>
            </office:change-info>
          </text:insertion>
        </text:changed-region>
        <text:changed-region xml:id="ct229629592" text:id="ct229629592">
          <text:insertion>
            <office:change-info>
              <dc:creator>Peter Camilleri</dc:creator>
              <dc:date>2015-04-25T17:39:00</dc:date>
            </office:change-info>
          </text:insertion>
        </text:changed-region>
        <text:changed-region xml:id="ct229629696" text:id="ct229629696">
          <text:deletion>
            <office:change-info>
              <dc:creator>Peter Camilleri</dc:creator>
              <dc:date>2015-04-25T23:22:00</dc:date>
            </office:change-info>
            <text:p text:style-name="Text_20_body"/>
            <text:p text:style-name="Text_20_body">0&gt;</text:p>
          </text:deletion>
        </text:changed-region>
        <text:changed-region xml:id="ct229629800" text:id="ct229629800">
          <text:insertion>
            <office:change-info>
              <dc:creator>Peter Camilleri</dc:creator>
              <dc:date>2015-04-25T17:39:00</dc:date>
            </office:change-info>
          </text:insertion>
        </text:changed-region>
        <text:changed-region xml:id="ct229629904" text:id="ct229629904">
          <text:insertion>
            <office:change-info>
              <dc:creator>Peter Camilleri</dc:creator>
              <dc:date>2015-04-25T17:39:00</dc:date>
            </office:change-info>
          </text:insertion>
        </text:changed-region>
        <text:changed-region xml:id="ct229630008" text:id="ct229630008">
          <text:insertion>
            <office:change-info>
              <dc:creator>Peter Camilleri</dc:creator>
              <dc:date>2015-04-25T17:39:00</dc:date>
            </office:change-info>
          </text:insertion>
        </text:changed-region>
        <text:changed-region xml:id="ct229630112" text:id="ct229630112">
          <text:insertion>
            <office:change-info>
              <dc:creator>Peter Camilleri</dc:creator>
              <dc:date>2015-04-25T17:39:00</dc:date>
            </office:change-info>
          </text:insertion>
        </text:changed-region>
        <text:changed-region xml:id="ct229630216" text:id="ct229630216">
          <text:deletion>
            <office:change-info>
              <dc:creator>Peter Camilleri</dc:creator>
              <dc:date>2015-04-25T23:22:00</dc:date>
            </office:change-info>
            <text:p text:style-name="Text_20_body"/>
            <text:p text:style-name="Text_20_body">0&gt;=</text:p>
          </text:deletion>
        </text:changed-region>
        <text:changed-region xml:id="ct229630320" text:id="ct229630320">
          <text:insertion>
            <office:change-info>
              <dc:creator>Peter Camilleri</dc:creator>
              <dc:date>2015-04-25T17:39:00</dc:date>
            </office:change-info>
          </text:insertion>
        </text:changed-region>
        <text:changed-region xml:id="ct229630424" text:id="ct229630424">
          <text:insertion>
            <office:change-info>
              <dc:creator>Peter Camilleri</dc:creator>
              <dc:date>2015-04-25T17:39:00</dc:date>
            </office:change-info>
          </text:insertion>
        </text:changed-region>
        <text:changed-region xml:id="ct229630528" text:id="ct229630528">
          <text:insertion>
            <office:change-info>
              <dc:creator>Peter Camilleri</dc:creator>
              <dc:date>2015-04-25T17:39:00</dc:date>
            </office:change-info>
          </text:insertion>
        </text:changed-region>
        <text:changed-region xml:id="ct229630632" text:id="ct229630632">
          <text:insertion>
            <office:change-info>
              <dc:creator>Peter Camilleri</dc:creator>
              <dc:date>2015-04-25T17:39:00</dc:date>
            </office:change-info>
          </text:insertion>
        </text:changed-region>
        <text:changed-region xml:id="ct229630736" text:id="ct229630736">
          <text:deletion>
            <office:change-info>
              <dc:creator>Peter Camilleri</dc:creator>
              <dc:date>2015-04-25T23:22:00</dc:date>
            </office:change-info>
            <text:p text:style-name="Text_20_body"/>
            <text:p text:style-name="Text_20_body">1+</text:p>
          </text:deletion>
        </text:changed-region>
        <text:changed-region xml:id="ct229630840" text:id="ct229630840">
          <text:insertion>
            <office:change-info>
              <dc:creator>Peter Camilleri</dc:creator>
              <dc:date>2015-04-25T17:39:00</dc:date>
            </office:change-info>
          </text:insertion>
        </text:changed-region>
        <text:changed-region xml:id="ct229630944" text:id="ct229630944">
          <text:insertion>
            <office:change-info>
              <dc:creator>Peter Camilleri</dc:creator>
              <dc:date>2015-04-25T17:39:00</dc:date>
            </office:change-info>
          </text:insertion>
        </text:changed-region>
        <text:changed-region xml:id="ct229631048" text:id="ct229631048">
          <text:insertion>
            <office:change-info>
              <dc:creator>Peter Camilleri</dc:creator>
              <dc:date>2015-04-25T17:39:00</dc:date>
            </office:change-info>
          </text:insertion>
        </text:changed-region>
        <text:changed-region xml:id="ct229631152" text:id="ct229631152">
          <text:insertion>
            <office:change-info>
              <dc:creator>Peter Camilleri</dc:creator>
              <dc:date>2015-04-25T17:39:00</dc:date>
            </office:change-info>
          </text:insertion>
        </text:changed-region>
        <text:changed-region xml:id="ct229631256" text:id="ct229631256">
          <text:deletion>
            <office:change-info>
              <dc:creator>Peter Camilleri</dc:creator>
              <dc:date>2015-04-25T23:22:00</dc:date>
            </office:change-info>
            <text:p text:style-name="Text_20_body"/>
            <text:p text:style-name="Text_20_body">1-</text:p>
          </text:deletion>
        </text:changed-region>
        <text:changed-region xml:id="ct229631360" text:id="ct229631360">
          <text:insertion>
            <office:change-info>
              <dc:creator>Peter Camilleri</dc:creator>
              <dc:date>2015-04-25T17:39:00</dc:date>
            </office:change-info>
          </text:insertion>
        </text:changed-region>
        <text:changed-region xml:id="ct229631464" text:id="ct229631464">
          <text:insertion>
            <office:change-info>
              <dc:creator>Peter Camilleri</dc:creator>
              <dc:date>2015-04-25T17:39:00</dc:date>
            </office:change-info>
          </text:insertion>
        </text:changed-region>
        <text:changed-region xml:id="ct229631568" text:id="ct229631568">
          <text:insertion>
            <office:change-info>
              <dc:creator>Peter Camilleri</dc:creator>
              <dc:date>2015-04-25T17:39:00</dc:date>
            </office:change-info>
          </text:insertion>
        </text:changed-region>
        <text:changed-region xml:id="ct229631672" text:id="ct229631672">
          <text:insertion>
            <office:change-info>
              <dc:creator>Peter Camilleri</dc:creator>
              <dc:date>2015-04-25T17:39:00</dc:date>
            </office:change-info>
          </text:insertion>
        </text:changed-region>
        <text:changed-region xml:id="ct229631776" text:id="ct229631776">
          <text:deletion>
            <office:change-info>
              <dc:creator>Peter Camilleri</dc:creator>
              <dc:date>2015-04-25T23:23:00</dc:date>
            </office:change-info>
            <text:p text:style-name="Text_20_body"/>
            <text:p text:style-name="Text_20_body">2*</text:p>
          </text:deletion>
        </text:changed-region>
        <text:changed-region xml:id="ct229631880" text:id="ct229631880">
          <text:insertion>
            <office:change-info>
              <dc:creator>Peter Camilleri</dc:creator>
              <dc:date>2015-04-25T17:39:00</dc:date>
            </office:change-info>
          </text:insertion>
        </text:changed-region>
        <text:changed-region xml:id="ct229631984" text:id="ct229631984">
          <text:insertion>
            <office:change-info>
              <dc:creator>Peter Camilleri</dc:creator>
              <dc:date>2015-04-25T17:39:00</dc:date>
            </office:change-info>
          </text:insertion>
        </text:changed-region>
        <text:changed-region xml:id="ct229632088" text:id="ct229632088">
          <text:insertion>
            <office:change-info>
              <dc:creator>Peter Camilleri</dc:creator>
              <dc:date>2015-04-25T17:39:00</dc:date>
            </office:change-info>
          </text:insertion>
        </text:changed-region>
        <text:changed-region xml:id="ct229632192" text:id="ct229632192">
          <text:insertion>
            <office:change-info>
              <dc:creator>Peter Camilleri</dc:creator>
              <dc:date>2015-04-25T17:39:00</dc:date>
            </office:change-info>
          </text:insertion>
        </text:changed-region>
        <text:changed-region xml:id="ct229632296" text:id="ct229632296">
          <text:deletion>
            <office:change-info>
              <dc:creator>Peter Camilleri</dc:creator>
              <dc:date>2015-04-25T23:23:00</dc:date>
            </office:change-info>
            <text:p text:style-name="Text_20_body"/>
            <text:p text:style-name="Text_20_body">2+</text:p>
          </text:deletion>
        </text:changed-region>
        <text:changed-region xml:id="ct229632400" text:id="ct229632400">
          <text:insertion>
            <office:change-info>
              <dc:creator>Peter Camilleri</dc:creator>
              <dc:date>2015-04-25T17:39:00</dc:date>
            </office:change-info>
          </text:insertion>
        </text:changed-region>
        <text:changed-region xml:id="ct229632504" text:id="ct229632504">
          <text:insertion>
            <office:change-info>
              <dc:creator>Peter Camilleri</dc:creator>
              <dc:date>2015-04-25T17:39:00</dc:date>
            </office:change-info>
          </text:insertion>
        </text:changed-region>
        <text:changed-region xml:id="ct229632608" text:id="ct229632608">
          <text:insertion>
            <office:change-info>
              <dc:creator>Peter Camilleri</dc:creator>
              <dc:date>2015-04-25T17:39:00</dc:date>
            </office:change-info>
          </text:insertion>
        </text:changed-region>
        <text:changed-region xml:id="ct229632712" text:id="ct229632712">
          <text:insertion>
            <office:change-info>
              <dc:creator>Peter Camilleri</dc:creator>
              <dc:date>2015-04-25T17:39:00</dc:date>
            </office:change-info>
          </text:insertion>
        </text:changed-region>
        <text:changed-region xml:id="ct229632816" text:id="ct229632816">
          <text:deletion>
            <office:change-info>
              <dc:creator>Peter Camilleri</dc:creator>
              <dc:date>2015-04-25T23:23:00</dc:date>
            </office:change-info>
            <text:p text:style-name="Text_20_body"/>
            <text:p text:style-name="Text_20_body">2-</text:p>
          </text:deletion>
        </text:changed-region>
        <text:changed-region xml:id="ct229632920" text:id="ct229632920">
          <text:insertion>
            <office:change-info>
              <dc:creator>Peter Camilleri</dc:creator>
              <dc:date>2015-04-25T17:39:00</dc:date>
            </office:change-info>
          </text:insertion>
        </text:changed-region>
        <text:changed-region xml:id="ct229633024" text:id="ct229633024">
          <text:insertion>
            <office:change-info>
              <dc:creator>Peter Camilleri</dc:creator>
              <dc:date>2015-04-25T17:39:00</dc:date>
            </office:change-info>
          </text:insertion>
        </text:changed-region>
        <text:changed-region xml:id="ct229633128" text:id="ct229633128">
          <text:insertion>
            <office:change-info>
              <dc:creator>Peter Camilleri</dc:creator>
              <dc:date>2015-04-25T17:39:00</dc:date>
            </office:change-info>
          </text:insertion>
        </text:changed-region>
        <text:changed-region xml:id="ct229633232" text:id="ct229633232">
          <text:insertion>
            <office:change-info>
              <dc:creator>Peter Camilleri</dc:creator>
              <dc:date>2015-04-25T17:39:00</dc:date>
            </office:change-info>
          </text:insertion>
        </text:changed-region>
        <text:changed-region xml:id="ct229633336" text:id="ct229633336">
          <text:deletion>
            <office:change-info>
              <dc:creator>Peter Camilleri</dc:creator>
              <dc:date>2015-04-25T23:24:00</dc:date>
            </office:change-info>
            <text:p text:style-name="Text_20_body"/>
            <text:p text:style-name="Text_20_body">2/</text:p>
          </text:deletion>
        </text:changed-region>
        <text:changed-region xml:id="ct229633440" text:id="ct229633440">
          <text:insertion>
            <office:change-info>
              <dc:creator>Peter Camilleri</dc:creator>
              <dc:date>2015-04-25T17:39:00</dc:date>
            </office:change-info>
          </text:insertion>
        </text:changed-region>
        <text:changed-region xml:id="ct229633544" text:id="ct229633544">
          <text:insertion>
            <office:change-info>
              <dc:creator>Peter Camilleri</dc:creator>
              <dc:date>2015-04-25T17:39:00</dc:date>
            </office:change-info>
          </text:insertion>
        </text:changed-region>
        <text:changed-region xml:id="ct229633648" text:id="ct229633648">
          <text:insertion>
            <office:change-info>
              <dc:creator>Peter Camilleri</dc:creator>
              <dc:date>2015-04-25T17:39:00</dc:date>
            </office:change-info>
          </text:insertion>
        </text:changed-region>
        <text:changed-region xml:id="ct229633752" text:id="ct229633752">
          <text:insertion>
            <office:change-info>
              <dc:creator>Peter Camilleri</dc:creator>
              <dc:date>2015-04-25T17:39:00</dc:date>
            </office:change-info>
          </text:insertion>
        </text:changed-region>
        <text:changed-region xml:id="ct229633856" text:id="ct229633856">
          <text:deletion>
            <office:change-info>
              <dc:creator>Peter Camilleri</dc:creator>
              <dc:date>2015-04-25T23:24:00</dc:date>
            </office:change-info>
            <text:p text:style-name="Text_20_body"/>
            <text:p text:style-name="Text_20_body">&lt;</text:p>
          </text:deletion>
        </text:changed-region>
        <text:changed-region xml:id="ct229633960" text:id="ct229633960">
          <text:insertion>
            <office:change-info>
              <dc:creator>Peter Camilleri</dc:creator>
              <dc:date>2015-04-25T17:39:00</dc:date>
            </office:change-info>
          </text:insertion>
        </text:changed-region>
        <text:changed-region xml:id="ct229634064" text:id="ct229634064">
          <text:insertion>
            <office:change-info>
              <dc:creator>Peter Camilleri</dc:creator>
              <dc:date>2015-04-25T17:39:00</dc:date>
            </office:change-info>
          </text:insertion>
        </text:changed-region>
        <text:changed-region xml:id="ct229634168" text:id="ct229634168">
          <text:insertion>
            <office:change-info>
              <dc:creator>Peter Camilleri</dc:creator>
              <dc:date>2015-04-25T17:39:00</dc:date>
            </office:change-info>
          </text:insertion>
        </text:changed-region>
        <text:changed-region xml:id="ct229634272" text:id="ct229634272">
          <text:insertion>
            <office:change-info>
              <dc:creator>Peter Camilleri</dc:creator>
              <dc:date>2015-04-25T17:39:00</dc:date>
            </office:change-info>
          </text:insertion>
        </text:changed-region>
        <text:changed-region xml:id="ct229634376" text:id="ct229634376">
          <text:insertion>
            <office:change-info>
              <dc:creator>Peter Camilleri</dc:creator>
              <dc:date>2015-04-25T17:39:00</dc:date>
            </office:change-info>
          </text:insertion>
        </text:changed-region>
        <text:changed-region xml:id="ct229634480" text:id="ct229634480">
          <text:deletion>
            <office:change-info>
              <dc:creator>Peter Camilleri</dc:creator>
              <dc:date>2015-04-25T23:24:00</dc:date>
            </office:change-info>
            <text:p text:style-name="Text_20_body"/>
            <text:p text:style-name="Text_20_body">&lt;=</text:p>
          </text:deletion>
        </text:changed-region>
        <text:changed-region xml:id="ct229634584" text:id="ct229634584">
          <text:insertion>
            <office:change-info>
              <dc:creator>Peter Camilleri</dc:creator>
              <dc:date>2015-04-25T17:39:00</dc:date>
            </office:change-info>
          </text:insertion>
        </text:changed-region>
        <text:changed-region xml:id="ct229634688" text:id="ct229634688">
          <text:insertion>
            <office:change-info>
              <dc:creator>Peter Camilleri</dc:creator>
              <dc:date>2015-04-25T17:39:00</dc:date>
            </office:change-info>
          </text:insertion>
        </text:changed-region>
        <text:changed-region xml:id="ct229634792" text:id="ct229634792">
          <text:insertion>
            <office:change-info>
              <dc:creator>Peter Camilleri</dc:creator>
              <dc:date>2015-04-25T17:39:00</dc:date>
            </office:change-info>
          </text:insertion>
        </text:changed-region>
        <text:changed-region xml:id="ct229634896" text:id="ct229634896">
          <text:insertion>
            <office:change-info>
              <dc:creator>Peter Camilleri</dc:creator>
              <dc:date>2015-04-25T17:39:00</dc:date>
            </office:change-info>
          </text:insertion>
        </text:changed-region>
        <text:changed-region xml:id="ct229635000" text:id="ct229635000">
          <text:insertion>
            <office:change-info>
              <dc:creator>Peter Camilleri</dc:creator>
              <dc:date>2015-04-25T17:39:00</dc:date>
            </office:change-info>
          </text:insertion>
        </text:changed-region>
        <text:changed-region xml:id="ct229635104" text:id="ct229635104">
          <text:deletion>
            <office:change-info>
              <dc:creator>Peter Camilleri</dc:creator>
              <dc:date>2015-04-25T23:24:00</dc:date>
            </office:change-info>
            <text:p text:style-name="Text_20_body"/>
            <text:p text:style-name="Text_20_body">&lt;=&gt;</text:p>
          </text:deletion>
        </text:changed-region>
        <text:changed-region xml:id="ct229635208" text:id="ct229635208">
          <text:insertion>
            <office:change-info>
              <dc:creator>Peter Camilleri</dc:creator>
              <dc:date>2015-04-25T17:39:00</dc:date>
            </office:change-info>
          </text:insertion>
        </text:changed-region>
        <text:changed-region xml:id="ct229635312" text:id="ct229635312">
          <text:insertion>
            <office:change-info>
              <dc:creator>Peter Camilleri</dc:creator>
              <dc:date>2015-04-25T17:39:00</dc:date>
            </office:change-info>
          </text:insertion>
        </text:changed-region>
        <text:changed-region xml:id="ct229635416" text:id="ct229635416">
          <text:insertion>
            <office:change-info>
              <dc:creator>Peter Camilleri</dc:creator>
              <dc:date>2015-04-25T17:39:00</dc:date>
            </office:change-info>
          </text:insertion>
        </text:changed-region>
        <text:changed-region xml:id="ct229635520" text:id="ct229635520">
          <text:insertion>
            <office:change-info>
              <dc:creator>Peter Camilleri</dc:creator>
              <dc:date>2015-04-25T17:39:00</dc:date>
            </office:change-info>
          </text:insertion>
        </text:changed-region>
        <text:changed-region xml:id="ct229635624" text:id="ct229635624">
          <text:insertion>
            <office:change-info>
              <dc:creator>Peter Camilleri</dc:creator>
              <dc:date>2015-04-25T17:39:00</dc:date>
            </office:change-info>
          </text:insertion>
        </text:changed-region>
        <text:changed-region xml:id="ct229635832" text:id="ct229635832">
          <text:deletion>
            <office:change-info>
              <dc:creator>Peter Camilleri</dc:creator>
              <dc:date>2015-04-25T23:24:00</dc:date>
            </office:change-info>
            <text:p text:style-name="Text_20_body">&gt;</text:p>
          </text:deletion>
        </text:changed-region>
        <text:changed-region xml:id="ct229635728" text:id="ct229635728">
          <text:deletion>
            <office:change-info>
              <dc:creator>Peter Camilleri</dc:creator>
              <dc:date>2015-04-25T23:25:00</dc:date>
            </office:change-info>
            <text:p text:style-name="Text_20_body"/>
            <text:p text:style-name="Text_20_body"/>
          </text:deletion>
        </text:changed-region>
        <text:changed-region xml:id="ct229635936" text:id="ct229635936">
          <text:insertion>
            <office:change-info>
              <dc:creator>Peter Camilleri</dc:creator>
              <dc:date>2015-04-25T17:39:00</dc:date>
            </office:change-info>
          </text:insertion>
        </text:changed-region>
        <text:changed-region xml:id="ct229636040" text:id="ct229636040">
          <text:insertion>
            <office:change-info>
              <dc:creator>Peter Camilleri</dc:creator>
              <dc:date>2015-04-25T17:39:00</dc:date>
            </office:change-info>
          </text:insertion>
        </text:changed-region>
        <text:changed-region xml:id="ct229636144" text:id="ct229636144">
          <text:insertion>
            <office:change-info>
              <dc:creator>Peter Camilleri</dc:creator>
              <dc:date>2015-04-25T17:39:00</dc:date>
            </office:change-info>
          </text:insertion>
        </text:changed-region>
        <text:changed-region xml:id="ct229636248" text:id="ct229636248">
          <text:insertion>
            <office:change-info>
              <dc:creator>Peter Camilleri</dc:creator>
              <dc:date>2015-04-25T17:39:00</dc:date>
            </office:change-info>
          </text:insertion>
        </text:changed-region>
        <text:changed-region xml:id="ct229636352" text:id="ct229636352">
          <text:insertion>
            <office:change-info>
              <dc:creator>Peter Camilleri</dc:creator>
              <dc:date>2015-04-25T17:39:00</dc:date>
            </office:change-info>
          </text:insertion>
        </text:changed-region>
        <text:changed-region xml:id="ct229636456" text:id="ct229636456">
          <text:deletion>
            <office:change-info>
              <dc:creator>Peter Camilleri</dc:creator>
              <dc:date>2015-04-25T23:25:00</dc:date>
            </office:change-info>
            <text:p text:style-name="Text_20_body"/>
            <text:p text:style-name="Text_20_body">&gt;=</text:p>
          </text:deletion>
        </text:changed-region>
        <text:changed-region xml:id="ct229636560" text:id="ct229636560">
          <text:insertion>
            <office:change-info>
              <dc:creator>Peter Camilleri</dc:creator>
              <dc:date>2015-04-25T17:39:00</dc:date>
            </office:change-info>
          </text:insertion>
        </text:changed-region>
        <text:changed-region xml:id="ct229636664" text:id="ct229636664">
          <text:insertion>
            <office:change-info>
              <dc:creator>Peter Camilleri</dc:creator>
              <dc:date>2015-04-25T17:39:00</dc:date>
            </office:change-info>
          </text:insertion>
        </text:changed-region>
        <text:changed-region xml:id="ct229636768" text:id="ct229636768">
          <text:insertion>
            <office:change-info>
              <dc:creator>Peter Camilleri</dc:creator>
              <dc:date>2015-04-25T17:39:00</dc:date>
            </office:change-info>
          </text:insertion>
        </text:changed-region>
        <text:changed-region xml:id="ct229636872" text:id="ct229636872">
          <text:insertion>
            <office:change-info>
              <dc:creator>Peter Camilleri</dc:creator>
              <dc:date>2015-04-25T17:39:00</dc:date>
            </office:change-info>
          </text:insertion>
        </text:changed-region>
        <text:changed-region xml:id="ct229636976" text:id="ct229636976">
          <text:insertion>
            <office:change-info>
              <dc:creator>Peter Camilleri</dc:creator>
              <dc:date>2015-04-25T17:39:00</dc:date>
            </office:change-info>
          </text:insertion>
        </text:changed-region>
        <text:changed-region xml:id="ct229637080" text:id="ct229637080">
          <text:deletion>
            <office:change-info>
              <dc:creator>Peter Camilleri</dc:creator>
              <dc:date>2015-04-25T23:25:00</dc:date>
            </office:change-info>
            <text:p text:style-name="Text_20_body"/>
            <text:p text:style-name="Text_20_body">mod</text:p>
          </text:deletion>
        </text:changed-region>
        <text:changed-region xml:id="ct229637184" text:id="ct229637184">
          <text:insertion>
            <office:change-info>
              <dc:creator>Peter Camilleri</dc:creator>
              <dc:date>2015-04-25T17:39:00</dc:date>
            </office:change-info>
          </text:insertion>
        </text:changed-region>
        <text:changed-region xml:id="ct229637288" text:id="ct229637288">
          <text:insertion>
            <office:change-info>
              <dc:creator>Peter Camilleri</dc:creator>
              <dc:date>2015-04-25T17:39:00</dc:date>
            </office:change-info>
          </text:insertion>
        </text:changed-region>
        <text:changed-region xml:id="ct229637392" text:id="ct229637392">
          <text:insertion>
            <office:change-info>
              <dc:creator>Peter Camilleri</dc:creator>
              <dc:date>2015-04-25T17:39:00</dc:date>
            </office:change-info>
          </text:insertion>
        </text:changed-region>
        <text:changed-region xml:id="ct229638600" text:id="ct229638600">
          <text:insertion>
            <office:change-info>
              <dc:creator>Peter Camilleri</dc:creator>
              <dc:date>2015-04-25T17:39:00</dc:date>
            </office:change-info>
          </text:insertion>
        </text:changed-region>
        <text:changed-region xml:id="ct229638704" text:id="ct229638704">
          <text:deletion>
            <office:change-info>
              <dc:creator>Peter Camilleri</dc:creator>
              <dc:date>2015-04-25T23:25:00</dc:date>
            </office:change-info>
            <text:p text:style-name="Text_20_body"/>
            <text:p text:style-name="Text_20_body">neg</text:p>
          </text:deletion>
        </text:changed-region>
        <text:changed-region xml:id="ct229638808" text:id="ct229638808">
          <text:insertion>
            <office:change-info>
              <dc:creator>Peter Camilleri</dc:creator>
              <dc:date>2015-04-25T17:39:00</dc:date>
            </office:change-info>
          </text:insertion>
        </text:changed-region>
        <text:changed-region xml:id="ct229638912" text:id="ct229638912">
          <text:insertion>
            <office:change-info>
              <dc:creator>Peter Camilleri</dc:creator>
              <dc:date>2015-04-25T17:39:00</dc:date>
            </office:change-info>
          </text:insertion>
        </text:changed-region>
        <text:changed-region xml:id="ct229639016" text:id="ct229639016">
          <text:insertion>
            <office:change-info>
              <dc:creator>Peter Camilleri</dc:creator>
              <dc:date>2015-04-25T17:39:00</dc:date>
            </office:change-info>
          </text:insertion>
        </text:changed-region>
        <text:changed-region xml:id="ct229639120" text:id="ct229639120">
          <text:insertion>
            <office:change-info>
              <dc:creator>Peter Camilleri</dc:creator>
              <dc:date>2015-04-25T17:39:00</dc:date>
            </office:change-info>
          </text:insertion>
        </text:changed-region>
        <text:changed-region xml:id="ct229639224" text:id="ct2296392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May 1,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3">Table of Contents</text:p>
          </text:index-title>
          <text:p text:style-name="P64">The MIT License (MIT).<text:tab/>5</text:p>
          <text:p text:style-name="P64">Introduction<text:tab/>6</text:p>
          <text:p text:style-name="P65">About the name fOOrth<text:tab/>6</text:p>
          <text:p text:style-name="P65">How fOOrth came to be<text:tab/>6</text:p>
          <text:p text:style-name="P65">Goals and Principles<text:tab/>7</text:p>
          <text:p text:style-name="P65">Report Card<text:tab/>8</text:p>
          <text:p text:style-name="P65">Special Note of Thanks<text:tab/>8</text:p>
          <text:p text:style-name="P64">Installation<text:tab/>10</text:p>
          <text:p text:style-name="P65">Ruby<text:tab/>10</text:p>
          <text:p text:style-name="P65">fOOrth<text:tab/>10</text:p>
          <text:p text:style-name="P65">Running fOOrth<text:tab/>11</text:p>
          <text:p text:style-name="P65">Testing<text:tab/>11</text:p>
          <text:p text:style-name="P65">Source Archive<text:tab/>12</text:p>
          <text:p text:style-name="P64">First Steps<text:tab/>13</text:p>
          <text:p text:style-name="P64">The Syntax and Style of fOOrth<text:tab/>15</text:p>
          <text:p text:style-name="P65">Syntax<text:tab/>15</text:p>
          <text:p text:style-name="P65">Spaces<text:tab/>15</text:p>
          <text:p text:style-name="P65">Comments<text:tab/>15</text:p>
          <text:p text:style-name="P65">String Literals<text:tab/>15</text:p>
          <text:p text:style-name="P65">Numeric Literals<text:tab/>16</text:p>
          <text:p text:style-name="P64">A fOOrth Calculator<text:tab/>17</text:p>
          <text:p text:style-name="P65">The Basics<text:tab/>17</text:p>
          <text:p text:style-name="P65">Stack Manipulation<text:tab/>18</text:p>
          <text:p text:style-name="P65">Programming<text:tab/>20</text:p>
          <text:p text:style-name="P65">Control Structures<text:tab/>21</text:p>
          <text:p text:style-name="P65">Data Memory<text:tab/>25</text:p>
          <text:p text:style-name="P64">Data Storage in fOOrth<text:tab/>26</text:p>
          <text:p text:style-name="P65">Typing<text:tab/>26</text:p>
          <text:p text:style-name="P65">Declarations<text:tab/>26</text:p>
          <text:p text:style-name="P65">Scoping<text:tab/>26</text:p>
          <text:p text:style-name="P65">Referencing<text:tab/>27</text:p>
          <text:p text:style-name="P65">Mutation<text:tab/>28</text:p>
          <text:p text:style-name="P64">Cloning Data<text:tab/>30</text:p>
          <text:p text:style-name="P65">Deep vs Shallow Copy<text:tab/>30</text:p>
          <text:p text:style-name="P65">Permissive Copying<text:tab/>32</text:p>
          <text:p text:style-name="P64">Handling Exceptions<text:tab/>34</text:p>
          <text:p text:style-name="P65">The Nature of Exceptions in fOOrth<text:tab/>34</text:p>
          <text:p text:style-name="P65">Handling Errors<text:tab/>34</text:p>
          <text:p text:style-name="P65">Generating Errors<text:tab/>39</text:p>
          <text:p text:style-name="P65">fOOrth Native Exception Codes:<text:tab/>40</text:p>
          <text:p text:style-name="P65">Application Error Codes:<text:tab/>41</text:p>
          <text:p text:style-name="P65">Ruby Mapped Exception Codes:<text:tab/>41</text:p>
          <text:p text:style-name="P64">The Class Tree<text:tab/>47</text:p>
          <text:p text:style-name="P65">A Brief Overview of Key OO Concepts<text:tab/>47</text:p>
          <text:p text:style-name="P65">Classes<text:tab/>47</text:p>
          <text:p text:style-name="P65">Inheritance<text:tab/>48</text:p>
          <text:p text:style-name="P65">Methods<text:tab/>48</text:p>
          <text:p text:style-name="P65">Late Binding and Polymorphism<text:tab/>48</text:p>
          <text:p text:style-name="P65">Prototypes<text:tab/>48</text:p>
          <text:p text:style-name="P64">Method Mapping<text:tab/>49</text:p>
          <text:p text:style-name="P65">Exploring the mapping system<text:tab/>49</text:p>
          <text:p text:style-name="P64">Context<text:tab/>51</text:p>
          <text:p text:style-name="P65">Exploring Context<text:tab/>51</text:p>
          <text:p text:style-name="P64">Routing<text:tab/>53</text:p>
          <text:p text:style-name="P65">Virtual Machine Methods<text:tab/>53</text:p>
          <text:p text:style-name="P65">Shared Methods<text:tab/>53</text:p>
          <text:p text:style-name="P65">Exclusive Methods<text:tab/>54</text:p>
          <text:p text:style-name="P65">Shared Stub Methods<text:tab/>54</text:p>
          <text:p text:style-name="P65">Exclusive Stub Methods<text:tab/>55</text:p>
          <text:p text:style-name="P65">Local Methods<text:tab/>55</text:p>
          <text:p text:style-name="P65">Routing Internals<text:tab/>55</text:p>
          <text:p text:style-name="P64">Self<text:tab/>58</text:p>
          <text:p text:style-name="P65">Applying Self<text:tab/>58</text:p>
          <text:p text:style-name="P65">Changing Self<text:tab/>59</text:p>
          <text:p text:style-name="P64">Boolean Data<text:tab/>60</text:p>
          <text:p text:style-name="P65">What values represent true and false<text:tab/>60</text:p>
          <text:p text:style-name="P65">Processing Boolean Data<text:tab/>60</text:p>
          <text:p text:style-name="P65">Boolean Constants<text:tab/>60</text:p>
          <text:p text:style-name="P64">Numeric Data<text:tab/>61</text:p>
          <text:p text:style-name="P64">Array<text:tab/>62</text:p>
          <text:p text:style-name="P65">Array Literals<text:tab/>62</text:p>
          <text:p text:style-name="P65">Class Methods<text:tab/>63</text:p>
          <text:p text:style-name="P65">Instance Methods<text:tab/>64</text:p>
          <text:p text:style-name="P65">See Also<text:tab/>72</text:p>
          <text:p text:style-name="P64">Class<text:tab/>73</text:p>
          <text:p text:style-name="P65">Instance Methods<text:tab/>73</text:p>
          <text:p text:style-name="P65">Commands<text:tab/>74</text:p>
          <text:p text:style-name="P65">See Also<text:tab/>75</text:p>
          <text:p text:style-name="P64">Complex<text:tab/>76</text:p>
          <text:p text:style-name="P65">Complex Literals<text:tab/>76</text:p>
          <text:p text:style-name="P65">Instance Methods<text:tab/>77</text:p>
          <text:p text:style-name="P65">Instance Stubs<text:tab/>77</text:p>
          <text:p text:style-name="P65">See Also<text:tab/>78</text:p>
          <text:p text:style-name="P64">FalseClass<text:tab/>79</text:p>
          <text:p text:style-name="P65"><text:soft-page-break/>FalseClass Literals<text:tab/>79</text:p>
          <text:p text:style-name="P65">Instance Methods<text:tab/>79</text:p>
          <text:p text:style-name="P65">See Also<text:tab/>80</text:p>
          <text:p text:style-name="P64">Float<text:tab/>81</text:p>
          <text:p text:style-name="P65">Float Literals<text:tab/>81</text:p>
          <text:p text:style-name="P65">See Also<text:tab/>81</text:p>
          <text:p text:style-name="P64">Hash<text:tab/>82</text:p>
          <text:p text:style-name="P65">Hash Literals<text:tab/>82</text:p>
          <text:p text:style-name="P65">Instance Methods<text:tab/>82</text:p>
          <text:p text:style-name="P65">See Also<text:tab/>84</text:p>
          <text:p text:style-name="P64">InStream<text:tab/>85</text:p>
          <text:p text:style-name="P65">Class Methods<text:tab/>85</text:p>
          <text:p text:style-name="P65">Instance Methods<text:tab/>86</text:p>
          <text:p text:style-name="P65">Class Stubs<text:tab/>87</text:p>
          <text:p text:style-name="P65">See Also<text:tab/>87</text:p>
          <text:p text:style-name="P64">Integer<text:tab/>88</text:p>
          <text:p text:style-name="P65">Integer Literals<text:tab/>88</text:p>
          <text:p text:style-name="P65">Instance Methods<text:tab/>88</text:p>
          <text:p text:style-name="P65">See Also<text:tab/>92</text:p>
          <text:p text:style-name="P64">NilClass<text:tab/>93</text:p>
          <text:p text:style-name="P65">NilClass Literals<text:tab/>93</text:p>
          <text:p text:style-name="P65">Instance Methods<text:tab/>93</text:p>
          <text:p text:style-name="P65">See Also<text:tab/>94</text:p>
          <text:p text:style-name="P64">Numeric<text:tab/>95</text:p>
          <text:p text:style-name="P65">Special Numeric Values<text:tab/>95</text:p>
          <text:p text:style-name="P65">Instance Methods<text:tab/>96</text:p>
          <text:p text:style-name="P65">See Also<text:tab/>116</text:p>
          <text:p text:style-name="P64">Object<text:tab/>117</text:p>
          <text:p text:style-name="P65">Instance Methods<text:tab/>117</text:p>
          <text:p text:style-name="P65">Commands<text:tab/>128</text:p>
          <text:p text:style-name="P65">See Also<text:tab/>128</text:p>
          <text:p text:style-name="P64">OutStream<text:tab/>129</text:p>
          <text:p text:style-name="P65">Class Methods<text:tab/>129</text:p>
          <text:p text:style-name="P65">Instance Methods<text:tab/>130</text:p>
          <text:p text:style-name="P65">Class Stubs<text:tab/>133</text:p>
          <text:p text:style-name="P65">See Also<text:tab/>133</text:p>
          <text:p text:style-name="P64">Procedure<text:tab/>134</text:p>
          <text:p text:style-name="P65">Procedure Literals<text:tab/>134</text:p>
          <text:p text:style-name="P65">Instance Methods<text:tab/>134</text:p>
          <text:p text:style-name="P65">See Also<text:tab/>135</text:p>
          <text:p text:style-name="P64">Queue<text:tab/>136</text:p>
          <text:p text:style-name="P65">Instance Methods<text:tab/>136</text:p>
          <text:p text:style-name="P65">See Also<text:tab/>137</text:p>
          <text:p text:style-name="P64">Rational<text:tab/>138</text:p>
          <text:p text:style-name="P65">Rational Literals<text:tab/>138</text:p>
          <text:p text:style-name="P65">Instance Methods<text:tab/>138</text:p>
          <text:p text:style-name="P65">See Also<text:tab/>139</text:p>
          <text:p text:style-name="P64">Stack<text:tab/>140</text:p>
          <text:p text:style-name="P65">Instance Methods<text:tab/>140</text:p>
          <text:p text:style-name="P65">See Also<text:tab/>141</text:p>
          <text:p text:style-name="P64">String<text:tab/>142</text:p>
          <text:p text:style-name="P65">String Literals<text:tab/>142</text:p>
          <text:p text:style-name="P65">Format Strings<text:tab/>143</text:p>
          <text:p text:style-name="P65">Instance Methods<text:tab/>143</text:p>
          <text:p text:style-name="P65">See Also<text:tab/>153</text:p>
          <text:p text:style-name="P64">Thread<text:tab/>154</text:p>
          <text:p text:style-name="P65">Class Methods<text:tab/>154</text:p>
          <text:p text:style-name="P65">Instance Methods<text:tab/>154</text:p>
          <text:p text:style-name="P65">See Also<text:tab/>154</text:p>
          <text:p text:style-name="P64">TrueClass<text:tab/>155</text:p>
          <text:p text:style-name="P65">TrueClass Literals<text:tab/>155</text:p>
          <text:p text:style-name="P65">See Also<text:tab/>155</text:p>
          <text:p text:style-name="P64">VirtualMachine<text:tab/>156</text:p>
          <text:p text:style-name="P65">Instance Methods<text:tab/>156</text:p>
          <text:p text:style-name="P65">Commands<text:tab/>161</text:p>
          <text:p text:style-name="P65">See Also<text:tab/>162</text:p>
          <text:p text:style-name="P64">Appendix A – Symbol Glossary<text:tab/>163</text:p>
          <text:p text:style-name="P64">Appendix B – Regular Expressions<text:tab/>165</text:p>
          <text:p text:style-name="P64">Edit History:<text:tab/>169</text:p>
        </text:index-body>
      </text:table-of-content>
      <text:p text:style-name="Text_20_body"/>
      <text:h text:style-name="P6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1"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296953048983646460" text:style-name="L1">
        <text:list-item>
          <text:p text:style-name="P71">A Simple, Easy-to-Understand syntax that is none the less, Expressive and Compact:</text:p>
        </text:list-item>
      </text:list>
      <text:list xml:id="list6360763212728306195" text:style-name="L2">
        <text:list-item>
          <text:list>
            <text:list-item>
              <text:p text:style-name="P72">Source code in fOOrth is free-form with no line oriented limitations or rules.</text:p>
            </text:list-item>
            <text:list-item>
              <text:p text:style-name="P72">Support is given to the easy representation of common literal data such as strings, integers, floating point numbers, rational numbers, and complex numbers.</text:p>
            </text:list-item>
          </text:list>
        </text:list-item>
      </text:list>
      <text:list xml:id="list31232241" text:continue-list="list2296953048983646460" text:style-name="L1">
        <text:list-item>
          <text:p text:style-name="P71">Safe Data and Data Structures:</text:p>
        </text:list-item>
      </text:list>
      <text:list xml:id="list6272719978387166871" text:style-name="L3">
        <text:list-item>
          <text:list>
            <text:list-item>
              <text:p text:style-name="P74">Simple, reliable arithmetic. In fOOrth, integer operations never overflow. Rational values can be represented exactly, complex numbers are supported, and conversions between numeric types are simple.</text:p>
            </text:list-item>
            <text:list-item>
              <text:p text:style-name="P74"><text:soft-page-break/>Strings grow as needed without the need to allocate space or worry about overflow.</text:p>
            </text:list-item>
            <text:list-item>
              <text:p text:style-name="P74">Data containers such as arrays and hashes grow as needed. Out of range subscripts cannot access undefined memory regions. </text:p>
            </text:list-item>
          </text:list>
        </text:list-item>
      </text:list>
      <text:list xml:id="list31247837" text:continue-list="list31232241" text:style-name="L1">
        <text:list-item>
          <text:p text:style-name="P71">Message Passing:</text:p>
        </text:list-item>
      </text:list>
      <text:list xml:id="list5849530645574916920" text:style-name="L4">
        <text:list-item>
          <text:list>
            <text:list-item>
              <text:p text:style-name="P91">In fOOrth all actions take the form of messages sent to a receiver.</text:p>
            </text:list-item>
            <text:list-item>
              <text:p text:style-name="P91">The routing of messages is specified by the exact type of the message.</text:p>
            </text:list-item>
            <text:list-item>
              <text:p text:style-name="P91">Message receivers include data items on the stack as well as the virtual machine object associated with the current thread of execution.</text:p>
            </text:list-item>
            <text:list-item>
              <text:p text:style-name="P91">Messages for which no routing specification can be found, generate an error at compile time.</text:p>
            </text:list-item>
          </text:list>
        </text:list-item>
      </text:list>
      <text:list xml:id="list31237828" text:continue-list="list31247837" text:style-name="L1">
        <text:list-item>
          <text:p text:style-name="P71">Object Oriented Design:</text:p>
        </text:list-item>
      </text:list>
      <text:list xml:id="list6322931785916435541" text:style-name="L5">
        <text:list-item>
          <text:list>
            <text:list-item>
              <text:p text:style-name="P75">Support class based inheritance, with a non-cyclic (single inheritance) tree derived from a common base Object class.</text:p>
            </text:list-item>
            <text:list-item>
              <text:p text:style-name="P92">Support late binding and polymorphism through message interface compatibility or “duck” typing.</text:p>
            </text:list-item>
          </text:list>
        </text:list-item>
      </text:list>
      <text:list xml:id="list31244672" text:continue-list="list31237828" text:style-name="L1">
        <text:list-item>
          <text:p text:style-name="P71">Meta programming: </text:p>
        </text:list-item>
      </text:list>
      <text:list xml:id="list1267142890314582522" text:style-name="L6">
        <text:list-item>
          <text:list>
            <text:list-item>
              <text:p text:style-name="P93">Support extensible language constructs by making the compiler an accessible part of the system.</text:p>
            </text:list-item>
          </text:list>
        </text:list-item>
      </text:list>
      <text:list xml:id="list31245225" text:continue-list="list31244672" text:style-name="L1">
        <text:list-item>
          <text:p text:style-name="P71">Reliability:</text:p>
        </text:list-item>
      </text:list>
      <text:list xml:id="list1488606181529469858" text:style-name="L7">
        <text:list-item>
          <text:list>
            <text:list-item>
              <text:p text:style-name="P94">Errors should be detected as soon as possible. </text:p>
            </text:list-item>
            <text:list-item>
              <text:p text:style-name="P94">Language constructs should not be designed in a way that causes simple coding errors to spin off into infinite loops. </text:p>
            </text:list-item>
          </text:list>
        </text:list-item>
      </text:list>
      <text:list xml:id="list31243782" text:continue-list="list31245225" text:style-name="L1">
        <text:list-item>
          <text:p text:style-name="P76">Building on the host language:</text:p>
        </text:list-item>
      </text:list>
      <text:list xml:id="list8805323996054263324" text:style-name="L8">
        <text:list-item>
          <text:list>
            <text:list-item>
              <text:p text:style-name="P7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207458244"/>Thanks<text:alphabetical-index-mark-end text:id="IMark20745824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306742998561991371" text:style-name="L9">
        <text:list-item>
          <text:p text:style-name="P95">ruby 1.9.3p484 (2013-11-22) [i386-mingw32]</text:p>
        </text:list-item>
        <text:list-item>
          <text:p text:style-name="P95">ruby 2.1.5p273 (2014-11-13 revision 48405) [i386-mingw32]</text:p>
        </text:list-item>
        <text:list-item>
          <text:p text:style-name="P95">Rubinius – to be tested!</text:p>
        </text:list-item>
        <text:list-item>
          <text:p text:style-name="P95">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207458244"/>Rake<text:alphabetical-index-mark-end text:id="IMark207458244"/>:</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07458244"/>Demo.rb<text:alphabetical-index-mark-end text:id="IMark2074582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207458244"/>Testing<text:alphabetical-index-mark-end text:id="IMark2074582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07458244"/>Known Issues<text:alphabetical-index-mark-end text:id="IMark2074582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207458244"/>Archive<text:alphabetical-index-mark-end text:id="IMark2074582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7558456"/>F10:<text:change-end text:change-id="ct227558456"/><text:change-start text:change-id="ct227558560"/> <text:change-end text:change-id="ct22755856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7678528"/>drop<text:alphabetical-index-mark-end text:id="IMark14767852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7678528"/>dup<text:alphabetical-index-mark-end text:id="IMark14767852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47678528"/>nip<text:alphabetical-index-mark-end text:id="IMark14767852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7678528"/>over<text:alphabetical-index-mark-end text:id="IMark14767852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7678528"/>pick<text:alphabetical-index-mark-end text:id="IMark14767852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7678528"/>swap<text:alphabetical-index-mark-end text:id="IMark14767852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47678528"/>tuck<text:alphabetical-index-mark-end text:id="IMark14767852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931218276177077089" text:style-name="L10">
        <text:list-item>
          <text:p text:style-name="P78">To store return addresses for word calls. In fOOrth this is handled by the Ruby virtual machine.</text:p>
        </text:list-item>
        <text:list-item>
          <text:p text:style-name="P78">To store context for control structures. In fOOrth the context mechanism provides for a far richer and more reliable set of control, compile, and data structures.</text:p>
        </text:list-item>
        <text:list-item>
          <text:p text:style-name="P7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7781560"/>if<text:alphabetical-index-mark-end text:id="IMark1477815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7781560"/>else<text:alphabetical-index-mark-end text:id="IMark147781560"/>” and “<text:alphabetical-index-mark-start text:id="IMark147783384"/>then<text:alphabetical-index-mark-end text:id="IMark1477833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7783384"/>switch<text:alphabetical-index-mark-end text:id="IMark14778338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7783384"/>do<text:alphabetical-index-mark-end text:id="IMark14778338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47783384"/>loop<text:alphabetical-index-mark-end text:id="IMark147783384"/>” commands mark the boundaries of the loop; The “<text:alphabetical-index-mark-start text:id="IMark147781560"/>i<text:alphabetical-index-mark-end text:id="IMark147781560"/>” command is used to retrieve the current loop counter value. For nested loops, the “<text:alphabetical-index-mark-start text:id="IMark147781368"/>j<text:alphabetical-index-mark-end text:id="IMark147781368"/>” command retrieves the value of the outer loops counter value. <text:s/>By default, the “loop” command adds one to the loop value. For more flexible looping, the “<text:alphabetical-index-mark-start text:id="IMark147782088"/>+loop<text:alphabetical-index-mark-end text:id="IMark1477820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7782088"/>-i<text:alphabetical-index-mark-end text:id="IMark147782088"/> and <text:alphabetical-index-mark-start text:id="IMark147781368"/>-j<text:alphabetical-index-mark-end text:id="IMark1477813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7781368"/>begin<text:alphabetical-index-mark-end text:id="IMark1477813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708686290027858511" text:style-name="L11">
        <text:list-item>
          <text:p text:style-name="P79">begin … <text:alphabetical-index-mark-start text:id="IMark147781560"/>until<text:alphabetical-index-mark-end text:id="IMark147781560"/> – loops until the top of stack is true.</text:p>
        </text:list-item>
        <text:list-item>
          <text:p text:style-name="P79">begin … <text:alphabetical-index-mark-start text:id="IMark147781368"/>again<text:alphabetical-index-mark-end text:id="IMark147781368"/> – loops indefinitely </text:p>
        </text:list-item>
        <text:list-item>
          <text:p text:style-name="P79">begin … <text:alphabetical-index-mark-start text:id="IMark147781560"/>repeat<text:alphabetical-index-mark-end text:id="IMark1477815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7781560"/>Typing<text:alphabetical-index-mark-end text:id="IMark14778156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7781560"/>Duck Typing<text:alphabetical-index-mark-end text:id="IMark14778156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7781560"/>Declarations<text:alphabetical-index-mark-end text:id="IMark14778156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7781560"/>Scoping<text:alphabetical-index-mark-end text:id="IMark14778156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7781560"/><text:span text:style-name="T7">val:</text:span><text:alphabetical-index-mark-end text:id="IMark147781560"/> and <text:alphabetical-index-mark-start text:id="IMark147782088"/><text:span text:style-name="T7">var:</text:span><text:alphabetical-index-mark-end text:id="IMark14778208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7782088"/><text:span text:style-name="T7">.init</text:span><text:alphabetical-index-mark-end text:id="IMark147782088"/> method being the most popular since it is called to initialize a new instance of the object.</text:p>
      <text:p text:style-name="P1">Methods: <text:alphabetical-index-mark-start text:id="IMark147782088"/><text:span text:style-name="T7">val@:</text:span><text:alphabetical-index-mark-end text:id="IMark147782088"/> and <text:alphabetical-index-mark-start text:id="IMark147781560"/><text:span text:style-name="T7">var@:</text:span><text:alphabetical-index-mark-end text:id="IMark147781560"/></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7781560"/><text:span text:style-name="T7">val#:</text:span><text:alphabetical-index-mark-end text:id="IMark147781560"/> and <text:alphabetical-index-mark-start text:id="IMark147782088"/><text:span text:style-name="T7">var#:</text:span><text:alphabetical-index-mark-end text:id="IMark14778208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7782088"/><text:span text:style-name="T7">val$:</text:span><text:alphabetical-index-mark-end text:id="IMark147782088"/> and <text:alphabetical-index-mark-start text:id="IMark147781560"/><text:span text:style-name="T7">var$:</text:span><text:alphabetical-index-mark-end text:id="IMark147781560"/></text:p>
      <text:p text:style-name="P1">Regex for valid local variable names: <text:span text:style-name="T7">/^\$[a-z][a-z0-9_]*$/</text:span></text:p>
      <text:p text:style-name="Text_20_body">Notes:</text:p>
      <text:p text:style-name="Text_20_body"/>
      <text:h text:style-name="Heading_20_2" text:outline-level="2"><text:alphabetical-index-mark-start text:id="IMark147781560"/>Referencing<text:alphabetical-index-mark-end text:id="IMark14778156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7781560"/>Mutation<text:alphabetical-index-mark-end text:id="IMark14778156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47678528"/>dup<text:alphabetical-index-mark-end text:id="IMark147678528"/></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47678528"/>copy<text:alphabetical-index-mark-end text:id="IMark14767852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47678528"/>.copy<text:alphabetical-index-mark-end text:id="IMark14767852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47678528"/>clone<text:alphabetical-index-mark-end text:id="IMark14767852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47678528"/>.clone<text:alphabetical-index-mark-end text:id="IMark14767852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341500420126289774" text:style-name="L12">
        <text:list-item>
          <text:p text:style-name="P96">No Copying</text:p>
        </text:list-item>
        <text:list-item>
          <text:p text:style-name="P96">Shallow Copying</text:p>
        </text:list-item>
        <text:list-item>
          <text:p text:style-name="P9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7781560"/>.clone_exclude<text:alphabetical-index-mark-end text:id="IMark14778156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7474092"/>try<text:alphabetical-index-mark-end text:id="IMark207474092"/> block</text:h>
      <text:p text:style-name="P1">The bare basics of an exception handled code block is:</text:p>
      <text:p text:style-name="Code"/>
      <text:p text:style-name="Code">try (dangerous code here) <text:alphabetical-index-mark-start text:id="IMark207474092"/>catch<text:alphabetical-index-mark-end text:id="IMark207474092"/>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7474092"/>?"<text:alphabetical-index-mark-end text:id="IMark2074740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7474092"/>bounce<text:alphabetical-index-mark-end text:id="IMark2074740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07474092"/>bounce<text:alphabetical-index-mark-end text:id="IMark20747409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7474092"/>finally<text:alphabetical-index-mark-end text:id="IMark20747409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7318792"/>try<text:alphabetical-index-mark-end text:id="IMark207318792"/></text:p>
      <text:p text:style-name="Code"><text:s text:c="2"/>(dangerous code)</text:p>
      <text:p text:style-name="Code">(optional) <text:alphabetical-index-mark-start text:id="IMark207318792"/>catch<text:alphabetical-index-mark-end text:id="IMark207318792"/></text:p>
      <text:p text:style-name="Code"><text:s text:c="2"/>(exception handler with optional <text:alphabetical-index-mark-start text:id="IMark207318792"/>?"<text:alphabetical-index-mark-end text:id="IMark207318792"/>Exx" and <text:alphabetical-index-mark-start text:id="IMark207479516"/>bounce<text:alphabetical-index-mark-end text:id="IMark207479516"/>)</text:p>
      <text:p text:style-name="Code">(optional) <text:alphabetical-index-mark-start text:id="IMark207479516"/>finally<text:alphabetical-index-mark-end text:id="IMark20747951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07479516"/>throw"<text:alphabetical-index-mark-end text:id="IMark207479516"/>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07479516"/>.throw<text:alphabetical-index-mark-end text:id="IMark20747951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7782184"/>Classes<text:alphabetical-index-mark-end text:id="IMark14778218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7782184"/>Inheritance<text:alphabetical-index-mark-end text:id="IMark14778218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7782184"/>Methods<text:alphabetical-index-mark-end text:id="IMark147782184"/></text:h>
      <text:p text:style-name="P1">All code in fOOrth is contained in methods. A method is a fragment of code that an object uses to respond to a message that has been sent to that object. In fOOrth there are three sorts of methods:</text:p>
      <text:list xml:id="list3218786055697511763" text:style-name="L13">
        <text:list-item>
          <text:p text:style-name="P80">Shared: Methods that are common to all instances of the class that contains them.</text:p>
        </text:list-item>
        <text:list-item>
          <text:p text:style-name="P80">Exclusive: Methods that are defined for one and only one object (and all of its clones that are created <text:span text:style-name="T2">after</text:span> the exclusive method is defined.).</text:p>
        </text:list-item>
        <text:list-item>
          <text:p text:style-name="P80">Local: Methods that are created in a context and are accessible only in that context. When the context concludes, these methods are no longer accessible.</text:p>
        </text:list-item>
      </text:list>
      <text:h text:style-name="Heading_20_2" text:outline-level="2"><text:alphabetical-index-mark-start text:id="IMark207318792"/>Late Binding<text:alphabetical-index-mark-end text:id="IMark207318792"/> and <text:alphabetical-index-mark-start text:id="IMark207479516"/>Polymorphism<text:alphabetical-index-mark-end text:id="IMark20747951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07479516"/>Prototypes<text:alphabetical-index-mark-end text:id="IMark20747951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07479516"/>Method Mapping<text:alphabetical-index-mark-end text:id="IMark20747951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576248112488910584" text:style-name="L14">
        <text:list-item>
          <text:p text:style-name="P81">The strings used by fOOrth needed to be converted to Ruby symbols to allow code to be executed in Ruby.</text:p>
        </text:list-item>
        <text:list-item>
          <text:p text:style-name="P8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07318792"/>SymbolMap<text:alphabetical-index-mark-end text:id="IMark207318792"/> class. This class creates mappings in one of two ways:</text:p>
      <text:list xml:id="list4879511980939411931" text:style-name="L15">
        <text:list-item>
          <text:p text:style-name="P8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5">Tag</text:p>
          </table:table-cell>
          <table:table-cell table:style-name="Table278.B1" office:value-type="string">
            <text:p text:style-name="P1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1">)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5">&gt;<text:span text:style-name="T11">true if )context! else )context! then</text:span></text:p>
      <text:p text:style-name="P55"/>
      <text:p text:style-name="P55">Context level 2</text:p>
      <text:p text:style-name="P55"><text:soft-page-break/>ctrl =&gt; if</text:p>
      <text:p text:style-name="P55">mode =&gt; deferred</text:p>
      <text:p text:style-name="P55">"else" =&gt; #&lt;XfOOrth::LocalSpec:0x21eaf30&gt;</text:p>
      <text:p text:style-name="P55">"then" =&gt; #&lt;XfOOrth::LocalSpec:0x21eaea0&gt;</text:p>
      <text:p text:style-name="P55"/>
      <text:p text:style-name="P55">Context level 1</text:p>
      <text:p text:style-name="P55">virtual machine =&gt; VirtualMachine instance &lt;Main&gt;</text:p>
      <text:p text:style-name="P55">mode =&gt; execute</text:p>
      <text:p text:style-name="P55"/>
      <text:p text:style-name="P55">Context level 2</text:p>
      <text:p text:style-name="P55">ctrl =&gt; if</text:p>
      <text:p text:style-name="P55">mode =&gt; deferred</text:p>
      <text:p text:style-name="P55">"then" =&gt; #&lt;XfOOrth::LocalSpec:0x21eaea0&gt;</text:p>
      <text:p text:style-name="P55"/>
      <text:p text:style-name="P55">Context level 1</text:p>
      <text:p text:style-name="P55">virtual machine =&gt; VirtualMachine instance &lt;Main&gt;</text:p>
      <text:p text:style-name="P5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1">: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207318792"/>Routing<text:alphabetical-index-mark-end text:id="IMark207318792"/></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2690261894956531040" text:style-name="L16">
        <text:list-item>
          <text:p text:style-name="P83">The defining word used to create the method.</text:p>
        </text:list-item>
        <text:list-item>
          <text:p text:style-name="P83">The receiver of the defining word used to create the method.</text:p>
        </text:list-item>
        <text:list-item>
          <text:p text:style-name="P8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4540956342922060632" text:style-name="L17">
        <text:list-item>
          <text:p text:style-name="P84">“.” - indicates that the message is routed to the top-of-stack element (TOS)</text:p>
        </text:list-item>
        <text:list-item>
          <text:p text:style-name="P84">“~” - indicates that the message is routed to the “self” entity of the method (see the section Self below). Since these messages are only routed to the object itself, they are in effect private methods.</text:p>
        </text:list-item>
        <text:list-item>
          <text:p text:style-name="P8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1237327" text:continue-numbering="true" text:style-name="L17">
        <text:list-item>
          <text:p text:style-name="P84">“.” - indicates that the message is routed to the top-of-stack element (TOS)</text:p>
        </text:list-item>
        <text:list-item>
          <text:p text:style-name="P84">“~” - indicates that the message is routed to the “self” entity of the method (see the section Self below). Since these messages are only routed to the object itself, they are in effect private methods.</text:p>
        </text:list-item>
        <text:list-item>
          <text:p text:style-name="P8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207265200"/>:<text:alphabetical-index-mark-end text:id="IMark207265200"/></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207265200"/>.:<text:alphabetical-index-mark-end text:id="IMark207265200"/></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207265200"/>.::<text:alphabetical-index-mark-end text:id="IMark207265200"/></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7780456"/>do_map_name<text:alphabetical-index-mark-end text:id="IMark14778045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7558768"/>F10: <text:change-end text:change-id="ct227558768"/>?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47780456"/>self<text:alphabetical-index-mark-end text:id="IMark147780456"/>”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335007205824451738" text:style-name="L18">
        <text:list-item>
          <text:p text:style-name="P8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5">For TOS routed methods, access to self is as simple as “self .method_name”. This was done in the MyClass example above. The self value is a free value that does not to be declared.</text:p>
        </text:list-item>
        <text:list-item>
          <text:p text:style-name="P8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5">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7780456"/>.with{<text:alphabetical-index-mark-end text:id="IMark147780456"/>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055947330153548524" text:style-name="L19">
        <text:list-item>
          <text:p text:style-name="P8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6">A .with{ … } clause can be used to take a value and give easy access to that value within the executed block without having to create a local value.</text:p>
        </text:list-item>
        <text:list-item>
          <text:p text:style-name="P86">Access to the self value is generally faster than other forms of access. Thus this construct can yield performance enhancements.</text:p>
        </text:list-item>
      </text:list>
      <text:p text:style-name="P1"/>
      <text:h text:style-name="Heading_20_1" text:outline-level="1"><text:alphabetical-index-mark-start text:id="IMark147780456"/>Boolean<text:alphabetical-index-mark-end text:id="IMark1477804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47779784"/>FalseClass<text:alphabetical-index-mark-end text:id="IMark147779784"/></text:p>
            <text:p text:style-name="P13"><text:alphabetical-index-mark-start text:id="IMark147779784"/>NilClass<text:alphabetical-index-mark-end text:id="IMark147779784"/></text:p>
          </table:table-cell>
          <table:table-cell table:style-name="Table118.B2" office:value-type="string">
            <text:p text:style-name="P13"><text:alphabetical-index-mark-start text:id="IMark147779784"/>Object<text:alphabetical-index-mark-end text:id="IMark147779784"/></text:p>
          </table:table-cell>
        </table:table-row>
      </table:table>
      <text:p text:style-name="P10"/>
      <text:p text:style-name="P11">Note that while false processing occurs in FalseClass and NilClass, true processing occurs in Object and not <text:alphabetical-index-mark-start text:id="IMark147780456"/>TrueClass<text:alphabetical-index-mark-end text:id="IMark14778045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47780456"/>Numeric<text:alphabetical-index-mark-end text:id="IMark1477804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742064554304766064" text:style-name="L20">
        <text:list-item>
          <text:p text:style-name="P87">Integer defines a few “bit” oriented operations that are specific to whole numbers.</text:p>
        </text:list-item>
        <text:list-item>
          <text:p text:style-name="P8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47780456"/>Array<text:alphabetical-index-mark-end text:id="IMark14778045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6918931930851762850" text:style-name="L21">
        <text:list-item>
          <text:p text:style-name="P88">The first two examples both create “empty” arrays with zero data elements. </text:p>
        </text:list-item>
        <text:list-item>
          <text:p text:style-name="P88">Array data do NOT need to be the same “type” of data. Mixing is allowed. </text:p>
        </text:list-item>
        <text:list-item>
          <text:p text:style-name="P88">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376965049789225411" text:style-name="L22">
        <text:list-item>
          <text:p text:style-name="P89">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7779784"/>.new<text:alphabetical-index-mark-end text:id="IMark147779784"/>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7779784"/>.new{<text:alphabetical-index-mark-end text:id="IMark147779784"/>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7779784"/>x<text:alphabetical-index-mark-end text:id="IMark147779784"/>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7779784"/>}<text:alphabetical-index-mark-end text:id="IMark147779784"/>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7779784"/>.new_size<text:alphabetical-index-mark-end text:id="IMark147779784"/>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7779784"/>.new_value<text:alphabetical-index-mark-end text:id="IMark147779784"/>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7779784"/>.new_values<text:alphabetical-index-mark-end text:id="IMark147779784"/>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7779784"/>!<text:alphabetical-index-mark-end text:id="IMark1477797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7779784"/>+<text:alphabetical-index-mark-end text:id="IMark1477797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7779784"/>.+left<text:alphabetical-index-mark-end text:id="IMark1477797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7779784"/>.+mid<text:alphabetical-index-mark-end text:id="IMark1477797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7779784"/>.+midlr<text:alphabetical-index-mark-end text:id="IMark1477797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7779784"/>.+right<text:alphabetical-index-mark-end text:id="IMark14777978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7779784"/>.-left<text:alphabetical-index-mark-end text:id="IMark14777978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7779784"/>.-mid<text:alphabetical-index-mark-end text:id="IMark14777978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7779784"/>.-midlr<text:alphabetical-index-mark-end text:id="IMark14777978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7779784"/>.-right<text:alphabetical-index-mark-end text:id="IMark14777978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7779784"/>.[]!<text:alphabetical-index-mark-end text:id="IMark147779784"/>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7779784"/>.[]@<text:alphabetical-index-mark-end text:id="IMark147779784"/>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7779784"/>.left<text:alphabetical-index-mark-end text:id="IMark14777978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7779784"/>.length<text:alphabetical-index-mark-end text:id="IMark1477797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7779784"/>.max<text:alphabetical-index-mark-end text:id="IMark1477797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7779784"/>.mid<text:alphabetical-index-mark-end text:id="IMark1477797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7779784"/>.midlr<text:alphabetical-index-mark-end text:id="IMark1477797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7779784"/>.min<text:alphabetical-index-mark-end text:id="IMark1477797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7779784"/>.pp<text:alphabetical-index-mark-end text:id="IMark14777978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7779784"/>.reverse<text:alphabetical-index-mark-end text:id="IMark14777978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7779784"/>.right<text:alphabetical-index-mark-end text:id="IMark14777978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7779784"/>.shuffle<text:alphabetical-index-mark-end text:id="IMark14777978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7779784"/>.sort<text:alphabetical-index-mark-end text:id="IMark14777978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7779784"/>.strmax<text:alphabetical-index-mark-end text:id="IMark14777978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7779784"/>&lt;&lt;<text:alphabetical-index-mark-end text:id="IMark14777978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7779784"/>@<text:alphabetical-index-mark-end text:id="IMark14777978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7780456"/>Class<text:alphabetical-index-mark-end text:id="IMark147780456"/></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7779784"/>.is_class?<text:alphabetical-index-mark-end text:id="IMark14777978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7779784"/>.new<text:alphabetical-index-mark-end text:id="IMark14777978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7779784"/>.parent_class<text:alphabetical-index-mark-end text:id="IMark14777978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7779784"/>.subclass:<text:alphabetical-index-mark-end text:id="IMark147779784"/>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7779784"/>.to_s<text:alphabetical-index-mark-end text:id="IMark14777978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47780456"/>Commands<text:alphabetical-index-mark-end text:id="IMark14778045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7779784"/>)methods<text:alphabetical-index-mark-end text:id="IMark147779784"/>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7779784"/>)stubs<text:alphabetical-index-mark-end text:id="IMark147779784"/> []</text:h>
            <text:p text:style-name="Text_20_body">Routing: TOS</text:p>
            <text:p text:style-name="P1">List the stub methods defined for this class. Stubs are place holder methods that serve one of two purposes:</text:p>
            <text:list xml:id="list2278408369239493905" text:style-name="L23">
              <text:list-item>
                <text:p text:style-name="P90">They are abstract methods in a base class that exist so that a sub-class may replace the stub with an actual method. The stub ensures that the compiler uses the correct routing when using the method.</text:p>
              </text:list-item>
              <text:list-item>
                <text:p text:style-name="P90">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7780456"/>Complex<text:alphabetical-index-mark-end text:id="IMark14778045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7780792"/>.cbrt<text:alphabetical-index-mark-end text:id="IMark14778079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7779928"/>.e**<text:alphabetical-index-mark-end text:id="IMark14777992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7780792"/>.split<text:alphabetical-index-mark-end text:id="IMark1477807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7779928"/>.sqrt<text:alphabetical-index-mark-end text:id="IMark14777992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7779832"/>FalseClass<text:alphabetical-index-mark-end text:id="IMark14777983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7779928"/>&amp;&amp;<text:alphabetical-index-mark-end text:id="IMark14777992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7779928"/>^^<text:alphabetical-index-mark-end text:id="IMark14777992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7779928"/>||<text:alphabetical-index-mark-end text:id="IMark14777992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7779832"/>Float<text:alphabetical-index-mark-end text:id="IMark14777983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7783528"/>Hash<text:alphabetical-index-mark-end text:id="IMark14778352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7783528"/><text:span text:style-name="T7">{</text:span><text:alphabetical-index-mark-end text:id="IMark147783528"/>” and the locally defined methods “<text:alphabetical-index-mark-start text:id="IMark147779640"/><text:span text:style-name="T7">-&gt;</text:span><text:alphabetical-index-mark-end text:id="IMark147779640"/>” and “<text:alphabetical-index-mark-start text:id="IMark147781032"/><text:span text:style-name="T7">}</text:span><text:alphabetical-index-mark-end text:id="IMark1477810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1238074" text:continue-list="list6918931930851762850" text:style-name="L21">
        <text:list-item>
          <text:p text:style-name="P88">The first example creates an “empty” hash with zero data elements. </text:p>
        </text:list-item>
        <text:list-item>
          <text:p text:style-name="P88">Hash key and data do NOT need to be the same “type” of data. Mixing is allowed. </text:p>
        </text:list-item>
        <text:list-item>
          <text:p text:style-name="P88">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7780504"/>.[]!<text:alphabetical-index-mark-end text:id="IMark14778050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7780504"/>.[]@<text:alphabetical-index-mark-end text:id="IMark14778050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7780504"/>.keys<text:alphabetical-index-mark-end text:id="IMark147780504"/>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7780504"/>.pp<text:alphabetical-index-mark-end text:id="IMark14778050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7780504"/>.strmax2<text:alphabetical-index-mark-end text:id="IMark14778050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7780504"/>.values<text:alphabetical-index-mark-end text:id="IMark147780504"/>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7779640"/>InStream<text:alphabetical-index-mark-end text:id="IMark14777964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7780504"/>.get_all<text:alphabetical-index-mark-end text:id="IMark14778050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7780504"/>.open<text:alphabetical-index-mark-end text:id="IMark14778050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7780504"/>.open{<text:alphabetical-index-mark-end text:id="IMark14778050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7780504"/>.close<text:alphabetical-index-mark-end text:id="IMark14778050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7780504"/>.getc<text:alphabetical-index-mark-end text:id="IMark14778050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7780504"/>.gets<text:alphabetical-index-mark-end text:id="IMark14778050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7780504"/>~getc<text:alphabetical-index-mark-end text:id="IMark14778050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7780504"/>~gets<text:alphabetical-index-mark-end text:id="IMark14778050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7779640"/>Integer<text:alphabetical-index-mark-end text:id="IMark14777964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2755887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27558976"/>[an_integer] <text:alphabetical-index-mark-start text:id="IMark147781032"/>.even?<text:alphabetical-index-mark-end text:id="IMark147781032"/> [a_boolean]</text:h>
            <text:p text:style-name="Text_20_body">Routing: TOS</text:p>
            <text:p text:style-name="P1">This method returns true if the integer is even and false if it is odd.<text:change-end text:change-id="ct227558976"/></text:p>
          </table:table-cell>
          <table:covered-table-cell/>
        </table:table-row>
        <table:table-row table:style-name="Table120.1">
          <table:table-cell table:style-name="Table120.A2" office:value-type="string">
            <text:p text:style-name="P15"><text:change-start text:change-id="ct227559080"/>Code<text:change-end text:change-id="ct227559080"/></text:p>
          </table:table-cell>
          <table:table-cell table:style-name="Table120.B2" office:value-type="string">
            <text:p text:style-name="P15"><text:change-start text:change-id="ct227559184"/>Result<text:change-end text:change-id="ct227559184"/></text:p>
          </table:table-cell>
        </table:table-row>
        <table:table-row table:style-name="Table120.1">
          <table:table-cell table:style-name="Table120.A2" office:value-type="string">
            <text:p text:style-name="Snippet"><text:change-start text:change-id="ct227559288"/>2 .even?<text:change-end text:change-id="ct227559288"/></text:p>
          </table:table-cell>
          <table:table-cell table:style-name="Table120.B2" office:value-type="string">
            <text:p text:style-name="P2"><text:change-start text:change-id="ct227559392"/>true<text:change-end text:change-id="ct227559392"/></text:p>
          </table:table-cell>
        </table:table-row>
        <table:table-row table:style-name="Table120.1">
          <table:table-cell table:style-name="Table120.A2" office:value-type="string">
            <text:p text:style-name="Snippet"><text:change-start text:change-id="ct227559496"/>3 .even?<text:change-end text:change-id="ct227559496"/></text:p>
          </table:table-cell>
          <table:table-cell table:style-name="Table120.B2" office:value-type="string">
            <text:p text:style-name="P2"><text:change-start text:change-id="ct227559600"/>false<text:change-end text:change-id="ct227559600"/></text:p>
          </table:table-cell>
        </table:table-row>
      </table:table>
      <text:p text:style-name="Text_20_body"><text:change text:change-id="ct227559704"/><text:change-start text:change-id="ct2275598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7781032"/>.gcd<text:alphabetical-index-mark-end text:id="IMark1477810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7559808"/><text:change text:change-id="ct227559912"/><text:change-start text:change-id="ct22756001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7781032"/>.lcm<text:alphabetical-index-mark-end text:id="IMark1477810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7560016"/><text:change text:change-id="ct227560224"/><text:change text:change-id="ct227560120"/><text:change-start text:change-id="ct22756032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7781032"/>.odd?<text:alphabetical-index-mark-end text:id="IMark1477810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7560328"/></text:p>
      <text:p text:style-name="Text_20_body"><text:change text:change-id="ct227560432"/><text:change-start text:change-id="ct227560536"/></text:p>
      <text:p text:style-name="Text_20_body"><text:change-end text:change-id="ct22756053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7560640"/>[an_integer] <text:alphabetical-index-mark-start text:id="IMark147781032"/>2*<text:alphabetical-index-mark-end text:id="IMark147781032"/> [an_integer]</text:h>
            <text:p text:style-name="Text_20_body">Routing: TOS</text:p>
            <text:p text:style-name="P1"><text:change-end text:change-id="ct227560640"/><text:change-start text:change-id="ct227560744"/>Double the value of the integer.<text:change-end text:change-id="ct227560744"/></text:p>
          </table:table-cell>
          <table:covered-table-cell/>
        </table:table-row>
        <table:table-row table:style-name="Table124.1">
          <table:table-cell table:style-name="Table124.A2" office:value-type="string">
            <text:p text:style-name="P15"><text:change-start text:change-id="ct227560848"/>Code<text:change-end text:change-id="ct227560848"/></text:p>
          </table:table-cell>
          <table:table-cell table:style-name="Table124.B2" office:value-type="string">
            <text:p text:style-name="P15"><text:change-start text:change-id="ct227560952"/>Result<text:change-end text:change-id="ct227560952"/></text:p>
          </table:table-cell>
        </table:table-row>
        <table:table-row table:style-name="Table124.1">
          <table:table-cell table:style-name="Table124.A2" office:value-type="string">
            <text:p text:style-name="Snippet"><text:change-start text:change-id="ct227561056"/>13 2*<text:change-end text:change-id="ct227561056"/></text:p>
          </table:table-cell>
          <table:table-cell table:style-name="Table124.B2" office:value-type="string">
            <text:p text:style-name="P2"><text:change-start text:change-id="ct227561160"/>26<text:change-end text:change-id="ct227561160"/></text:p>
          </table:table-cell>
        </table:table-row>
      </table:table>
      <text:p text:style-name="Standard"/>
      <text:p text:style-name="Text_20_body"><text:change text:change-id="ct227561264"/><text:change-start text:change-id="ct22756136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7781032"/>2/<text:alphabetical-index-mark-end text:id="IMark1477810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7561368"/><text:change text:change-id="ct229404280"/><text:change-start text:change-id="ct2294043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7781032"/>&lt;&lt;<text:alphabetical-index-mark-end text:id="IMark1477810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29404384"/><text:change text:change-id="ct229404488"/><text:change-start text:change-id="ct2294045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7781032"/>&gt;&gt;<text:alphabetical-index-mark-end text:id="IMark1477810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29404592"/><text:change text:change-id="ct229404696"/><text:change-start text:change-id="ct2294048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7781032"/>and<text:alphabetical-index-mark-end text:id="IMark1477810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9404800"/><text:change text:change-id="ct229404904"/><text:change-start text:change-id="ct2294050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7781032"/>com<text:alphabetical-index-mark-end text:id="IMark1477810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9405008"/><text:change text:change-id="ct2294051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9405216"/>[an_integer an_integer] <text:alphabetical-index-mark-start text:id="IMark147781032"/>or<text:alphabetical-index-mark-end text:id="IMark147781032"/> [an_integer]</text:h>
            <text:p text:style-name="Text_20_body">Routing: NOS</text:p>
            <text:p text:style-name="P1"><text:change-end text:change-id="ct229405216"/><text:change-start text:change-id="ct229405320"/>Compute the bit-wise inclusive or function of the two integer values.<text:change-end text:change-id="ct229405320"/></text:p>
          </table:table-cell>
          <table:covered-table-cell/>
        </table:table-row>
        <table:table-row table:style-name="Table130.1">
          <table:table-cell table:style-name="Table130.A2" office:value-type="string">
            <text:p text:style-name="P15"><text:change-start text:change-id="ct229405424"/>Code<text:change-end text:change-id="ct229405424"/></text:p>
          </table:table-cell>
          <table:table-cell table:style-name="Table130.B2" office:value-type="string">
            <text:p text:style-name="P15"><text:change-start text:change-id="ct229405528"/>Result<text:change-end text:change-id="ct229405528"/></text:p>
          </table:table-cell>
        </table:table-row>
        <table:table-row table:style-name="Table130.1">
          <table:table-cell table:style-name="Table130.A2" office:value-type="string">
            <text:p text:style-name="Snippet"><text:change-start text:change-id="ct229405632"/>15 40 or<text:change-end text:change-id="ct229405632"/></text:p>
          </table:table-cell>
          <table:table-cell table:style-name="Table130.B2" office:value-type="string">
            <text:p text:style-name="P2"><text:change-start text:change-id="ct229405736"/>47<text:change-end text:change-id="ct229405736"/></text:p>
          </table:table-cell>
        </table:table-row>
      </table:table>
      <text:p text:style-name="Standard"><text:change text:change-id="ct229405840"/><text:change-start text:change-id="ct2294059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7781032"/>xor<text:alphabetical-index-mark-end text:id="IMark1477810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29405944"/></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7780936"/><text:alphabetical-index-mark-start text:id="IMark147780696"/><text:alphabetical-index-mark-start text:id="IMark147780216"/>NilClass<text:alphabetical-index-mark-end text:id="IMark147780216"/><text:alphabetical-index-mark-end text:id="IMark147780696"/><text:alphabetical-index-mark-end text:id="IMark147780936"/></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9406048"/> </text:p>
      <text:p text:style-name="P1">Note that in Boolean expressions, nil is treated as an alias for false.<text:change-end text:change-id="ct2294060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7781032"/>&amp;&amp;<text:alphabetical-index-mark-end text:id="IMark1477810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29406152"/>nil true &amp;&amp;<text:change-end text:change-id="ct229406152"/></text:p>
          </table:table-cell>
          <table:table-cell table:style-name="Table26.B2" office:value-type="string">
            <text:p text:style-name="P2"><text:change-start text:change-id="ct229406256"/>false<text:change-end text:change-id="ct2294062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7781032"/>^^<text:alphabetical-index-mark-end text:id="IMark1477810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29406360"/>nil <text:change-end text:change-id="ct229406360"/><text:change-start text:change-id="ct229406464"/>false ^^<text:change-end text:change-id="ct229406464"/></text:p>
          </table:table-cell>
          <table:table-cell table:style-name="Table27.B2" office:value-type="string">
            <text:p text:style-name="P2"><text:change-start text:change-id="ct229406568"/>false<text:change-end text:change-id="ct229406568"/></text:p>
          </table:table-cell>
        </table:table-row>
        <table:table-row table:style-name="Table27.2">
          <table:table-cell table:style-name="Table27.A2" office:value-type="string">
            <text:p text:style-name="Snippet"><text:change-start text:change-id="ct229406672"/>nil true ^^<text:change-end text:change-id="ct229406672"/></text:p>
          </table:table-cell>
          <table:table-cell table:style-name="Table27.B2" office:value-type="string">
            <text:p text:style-name="P2"><text:change-start text:change-id="ct229406776"/>true<text:change-end text:change-id="ct2294067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7781032"/>||<text:alphabetical-index-mark-end text:id="IMark1477810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29406880"/>nil false ||<text:change-end text:change-id="ct229406880"/></text:p>
          </table:table-cell>
          <table:table-cell table:style-name="Table28.B2" office:value-type="string">
            <text:p text:style-name="P2"><text:change-start text:change-id="ct229406984"/>false<text:change-end text:change-id="ct229406984"/></text:p>
          </table:table-cell>
        </table:table-row>
        <table:table-row table:style-name="Table28.2">
          <table:table-cell table:style-name="Table28.A2" office:value-type="string">
            <text:p text:style-name="Snippet"><text:change-start text:change-id="ct229407088"/>nil true ||<text:change-end text:change-id="ct229407088"/></text:p>
          </table:table-cell>
          <table:table-cell table:style-name="Table28.B2" office:value-type="string">
            <text:p text:style-name="P2"><text:change-start text:change-id="ct229407192"/>true<text:change-end text:change-id="ct229407192"/></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7780936"/>Numeric<text:alphabetical-index-mark-end text:id="IMark14778093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29407296"/><text:change-start text:change-id="ct229407400"/>The Numeric class is the abstract base class for num<text:change-end text:change-id="ct229407400"/><text:change-start text:change-id="ct229407504"/>eric data. It is the location for the vast majority of methods that act on such data. In use, data will be instances of <text:change-end text:change-id="ct229407504"/><text:change-start text:change-id="ct229407608"/>Complex, Float, Integer (via Bignum and Fixnum), and Rational data.<text:change-end text:change-id="ct229407608"/><text:change-start text:change-id="ct229407712"/></text:p>
      <text:h text:style-name="Heading_20_2" text:outline-level="2">Specia<text:change-end text:change-id="ct229407712"/><text:change-start text:change-id="ct229407816"/>l Numeric Values</text:h>
      <text:p text:style-name="Text_20_body"><text:change-end text:change-id="ct229407816"/><text:change-start text:change-id="ct22940792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7781032"/>dpr<text:alphabetical-index-mark-end text:id="IMark14778103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9407920"/><text:change-start text:change-id="ct22940823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7781032"/>e<text:alphabetical-index-mark-end text:id="IMark14778103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47781032"/>pi<text:alphabetical-index-mark-end text:id="IMark14778103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29408024"/>In 1897, an attempt was made <text:change-end text:change-id="ct229408024"/><text:change-start text:change-id="ct229408128"/>to legislate the value of pi. Fortunately, this effort was unsuccessful.<text:change-end text:change-id="ct229408128"/></text:p></text:note-body></text:note></text:p>
          </table:table-cell>
        </table:table-row>
      </table:table>
      <text:p text:style-name="Text_20_body"><text:change-end text:change-id="ct229408232"/></text:p>
      <text:h text:style-name="Heading_20_2" text:outline-level="2">Instance Methods</text:h>
      <text:p text:style-name="Text_20_body"><text:change text:change-id="ct229473912"/><text:change-start text:change-id="ct2294740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7781032"/>*<text:alphabetical-index-mark-end text:id="IMark14778103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29474016"/><text:change text:change-id="ct2294741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9474224"/>[a_numeric a_numeric] <text:alphabetical-index-mark-start text:id="IMark147781032"/>**<text:alphabetical-index-mark-end text:id="IMark147781032"/> [a_numeric]</text:h>
            <text:p text:style-name="Text_20_body">Routing: NOS</text:p>
            <text:p text:style-name="P1"><text:change-end text:change-id="ct229474224"/><text:change-start text:change-id="ct229474328"/>The exponentiation operator is impleme<text:change-end text:change-id="ct229474328"/><text:change-start text:change-id="ct229474432"/>nted by this method. Note the the second operand, the power, is converted to a Float first.<text:change-end text:change-id="ct229474432"/></text:p>
          </table:table-cell>
          <table:covered-table-cell/>
        </table:table-row>
        <table:table-row table:style-name="Table133.1">
          <table:table-cell table:style-name="Table133.A2" office:value-type="string">
            <text:p text:style-name="P15"><text:change-start text:change-id="ct229474536"/>Code<text:change-end text:change-id="ct229474536"/></text:p>
          </table:table-cell>
          <table:table-cell table:style-name="Table133.B2" office:value-type="string">
            <text:p text:style-name="P15"><text:change-start text:change-id="ct229474640"/>Result<text:change-end text:change-id="ct229474640"/></text:p>
          </table:table-cell>
        </table:table-row>
        <table:table-row table:style-name="Table133.1">
          <table:table-cell table:style-name="Table133.A2" office:value-type="string">
            <text:p text:style-name="Snippet"><text:change-start text:change-id="ct229474744"/>2 10 **<text:change-end text:change-id="ct229474744"/></text:p>
          </table:table-cell>
          <table:table-cell table:style-name="Table133.B2" office:value-type="string">
            <text:p text:style-name="P2"><text:change-start text:change-id="ct229474848"/>1024<text:change-end text:change-id="ct229474848"/></text:p>
          </table:table-cell>
        </table:table-row>
        <table:table-row table:style-name="Table133.1">
          <table:table-cell table:style-name="Table133.A2" office:value-type="string">
            <text:p text:style-name="Snippet"><text:change-start text:change-id="ct229474952"/>3 4 **<text:change-end text:change-id="ct229474952"/></text:p>
          </table:table-cell>
          <table:table-cell table:style-name="Table133.B2" office:value-type="string">
            <text:p text:style-name="P2"><text:change-start text:change-id="ct229475056"/>81<text:change-end text:change-id="ct229475056"/></text:p>
          </table:table-cell>
        </table:table-row>
        <table:table-row table:style-name="Table133.1">
          <table:table-cell table:style-name="Table133.A2" office:value-type="string">
            <text:p text:style-name="Snippet"><text:change-start text:change-id="ct229475160"/>2 1/2 <text:change-end text:change-id="ct229475160"/><text:change-start text:change-id="ct229475264"/>**<text:change-end text:change-id="ct229475264"/></text:p>
          </table:table-cell>
          <table:table-cell table:style-name="Table133.B2" office:value-type="string">
            <text:p text:style-name="P2"><text:change-start text:change-id="ct229475368"/>1.4142135623730951<text:change-end text:change-id="ct229475368"/></text:p>
          </table:table-cell>
        </table:table-row>
      </table:table>
      <text:p text:style-name="Text_20_body"/>
      <text:p text:style-name="Text_20_body"><text:change text:change-id="ct229475472"/></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29475576"/>[a_numeric a_numeric] <text:alphabetical-index-mark-start text:id="IMark147781032"/>+<text:alphabetical-index-mark-end text:id="IMark147781032"/> [a_numeric]</text:h>
            <text:p text:style-name="Text_20_body">Routing: NOS</text:p>
            <text:p text:style-name="P1">The addition operator is implemented by this method.<text:change-end text:change-id="ct229475576"/></text:p>
          </table:table-cell>
          <table:covered-table-cell/>
        </table:table-row>
        <table:table-row table:style-name="Table134.1">
          <table:table-cell table:style-name="Table134.A2" office:value-type="string">
            <text:p text:style-name="P15"><text:change-start text:change-id="ct229475680"/>Code<text:change-end text:change-id="ct229475680"/></text:p>
          </table:table-cell>
          <table:table-cell table:style-name="Table134.B2" office:value-type="string">
            <text:p text:style-name="P15"><text:change-start text:change-id="ct229475784"/>Result<text:change-end text:change-id="ct229475784"/></text:p>
          </table:table-cell>
        </table:table-row>
        <table:table-row table:style-name="Table134.1">
          <table:table-cell table:style-name="Table134.A2" office:value-type="string">
            <text:p text:style-name="Snippet"><text:change-start text:change-id="ct229475888"/>1 1 +<text:change-end text:change-id="ct229475888"/></text:p>
          </table:table-cell>
          <table:table-cell table:style-name="Table134.B2" office:value-type="string">
            <text:p text:style-name="P2"><text:change-start text:change-id="ct229475992"/>2<text:change-end text:change-id="ct229475992"/></text:p>
          </table:table-cell>
        </table:table-row>
        <table:table-row table:style-name="Table134.1">
          <table:table-cell table:style-name="Table134.A2" office:value-type="string">
            <text:p text:style-name="Snippet"><text:change-start text:change-id="ct229476096"/>1.0 7.2 +<text:change-end text:change-id="ct229476096"/></text:p>
          </table:table-cell>
          <table:table-cell table:style-name="Table134.B2" office:value-type="string">
            <text:p text:style-name="P2"><text:change-start text:change-id="ct229476200"/>8.2<text:change-end text:change-id="ct229476200"/></text:p>
          </table:table-cell>
        </table:table-row>
        <table:table-row table:style-name="Table134.1">
          <table:table-cell table:style-name="Table134.A2" office:value-type="string">
            <text:p text:style-name="Snippet"><text:change-start text:change-id="ct229476304"/>1/2<text:change-end text:change-id="ct229476304"/><text:change-start text:change-id="ct229476408"/> 1/3 +<text:change-end text:change-id="ct229476408"/></text:p>
          </table:table-cell>
          <table:table-cell table:style-name="Table134.B2" office:value-type="string">
            <text:p text:style-name="P2"><text:change-start text:change-id="ct229476512"/>5/6<text:change-end text:change-id="ct229476512"/></text:p>
          </table:table-cell>
        </table:table-row>
        <table:table-row table:style-name="Table134.1">
          <table:table-cell table:style-name="Table134.A2" office:value-type="string">
            <text:p text:style-name="Snippet"><text:change-start text:change-id="ct229476616"/>1+2i 1+3i<text:change-end text:change-id="ct229476616"/><text:change-start text:change-id="ct229476720"/> +<text:change-end text:change-id="ct229476720"/></text:p>
          </table:table-cell>
          <table:table-cell table:style-name="Table134.B2" office:value-type="string">
            <text:p text:style-name="P2"><text:change-start text:change-id="ct229476824"/>2+5i<text:change-end text:change-id="ct229476824"/></text:p>
          </table:table-cell>
        </table:table-row>
      </table:table>
      <text:p text:style-name="Text_20_body"><text:change text:change-id="ct229476928"/><text:change-start text:change-id="ct22947703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47781032"/>-<text:alphabetical-index-mark-end text:id="IMark14778103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9477032"/><text:change text:change-id="ct229477240"/><text:change text:change-id="ct229477136"/><text:change-start text:change-id="ct22947734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7781032"/>.1/x<text:alphabetical-index-mark-end text:id="IMark14778103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9477344"/><text:change text:change-id="ct229477448"/><text:change-start text:change-id="ct22947755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47781032"/>.10**<text:alphabetical-index-mark-end text:id="IMark147781032"/>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9477552"/><text:change text:change-id="ct229477656"/><text:change-start text:change-id="ct22947776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47781032"/>.2**<text:alphabetical-index-mark-end text:id="IMark147781032"/>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9477760"/><text:change text:change-id="ct229482016"/><text:change text:change-id="ct229477864"/><text:change-start text:change-id="ct2294821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7781032"/>.abs<text:alphabetical-index-mark-end text:id="IMark14778103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9482120"/><text:change text:change-id="ct229482224"/></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29482328"/>[a_numeric] <text:alphabetical-index-mark-start text:id="IMark147781032"/>.acos<text:alphabetical-index-mark-end text:id="IMark147781032"/> [a_float]</text:h>
            <text:p text:style-name="Text_20_body">Routing: TOS</text:p>
            <text:p text:style-name="P1">This method computes the arc-cosine (cos(x)<text:span text:style-name="T10">-1</text:span>) of the value. That is it computes the angle in radians <text:change-end text:change-id="ct229482328"/><text:change-start text:change-id="ct229482744"/>whose cosine is the argument<text:note text:id="ftn65" text:note-class="footnote"><text:note-citation>65</text:note-citation><text:note-body><text:p text:style-name="Footnote"><text:change-start text:change-id="ct229482432"/>Please s<text:change-end text:change-id="ct229482432"/><text:change-start text:change-id="ct229482536"/>ee <text:a xlink:type="simple" xlink:href="http://en.wikipedia.org/wiki/Inverse_trigonometric_functions" text:style-name="Internet_20_link" text:visited-style-name="Visited_20_Internet_20_Link">http://en.wikipedia.org/wiki/Inverse_trigonometric_functions</text:a> for m<text:change-end text:change-id="ct229482536"/><text:change-start text:change-id="ct229482640"/>ore details on inverse trigonometric functions.<text:change-end text:change-id="ct229482640"/></text:p></text:note-body></text:note>.<text:change-end text:change-id="ct229482744"/><text:change-start text:change-id="ct229482848"/> <text:span text:style-name="T10"><text:s text:c="11"/></text:span><text:change-end text:change-id="ct229482848"/></text:p>
          </table:table-cell>
          <table:covered-table-cell/>
        </table:table-row>
        <table:table-row table:style-name="Table140.1">
          <table:table-cell table:style-name="Table140.A2" office:value-type="string">
            <text:p text:style-name="P15"><text:change-start text:change-id="ct229482952"/>Code<text:change-end text:change-id="ct229482952"/></text:p>
          </table:table-cell>
          <table:table-cell table:style-name="Table140.B2" office:value-type="string">
            <text:p text:style-name="P15"><text:change-start text:change-id="ct229483056"/>Result<text:change-end text:change-id="ct229483056"/></text:p>
          </table:table-cell>
        </table:table-row>
        <table:table-row table:style-name="Table140.1">
          <table:table-cell table:style-name="Table140.A2" office:value-type="string">
            <text:p text:style-name="Snippet"><text:change-start text:change-id="ct229483160"/>1 .acos<text:change-end text:change-id="ct229483160"/></text:p>
          </table:table-cell>
          <table:table-cell table:style-name="Table140.B2" office:value-type="string">
            <text:p text:style-name="P2"><text:change-start text:change-id="ct229483264"/>0.0<text:change-end text:change-id="ct229483264"/></text:p>
          </table:table-cell>
        </table:table-row>
        <table:table-row table:style-name="Table140.1">
          <table:table-cell table:style-name="Table140.A2" office:value-type="string">
            <text:p text:style-name="Snippet"><text:change-start text:change-id="ct229483368"/>0 .acos<text:change-end text:change-id="ct229483368"/></text:p>
          </table:table-cell>
          <table:table-cell table:style-name="Table140.B2" office:value-type="string">
            <text:p text:style-name="P2"><text:change-start text:change-id="ct229483472"/>1.5707963267948966<text:change-end text:change-id="ct229483472"/></text:p>
          </table:table-cell>
        </table:table-row>
      </table:table>
      <text:p text:style-name="Text_20_body"><text:change text:change-id="ct22948357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29483888"/>[a_numeric] <text:alphabetical-index-mark-start text:id="IMark147781032"/>.acosh<text:alphabetical-index-mark-end text:id="IMark147781032"/>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294836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9483680"/><text:change-start text:change-id="ct229483784"/>bolic trigonometric functions.<text:change-end text:change-id="ct229483784"/></text:p></text:note-body></text:note>.<text:change-end text:change-id="ct229483888"/></text:p>
          </table:table-cell>
          <table:covered-table-cell/>
        </table:table-row>
        <table:table-row table:style-name="Table141.1">
          <table:table-cell table:style-name="Table141.A2" office:value-type="string">
            <text:p text:style-name="P15"><text:change-start text:change-id="ct229483992"/>Code<text:change-end text:change-id="ct229483992"/></text:p>
          </table:table-cell>
          <table:table-cell table:style-name="Table141.B2" office:value-type="string">
            <text:p text:style-name="P15"><text:change-start text:change-id="ct229484096"/>Result<text:change-end text:change-id="ct22948409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948420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9484304"/>[a_numeric] <text:alphabetical-index-mark-start text:id="IMark147781032"/>.angle<text:alphabetical-index-mark-end text:id="IMark147781032"/> [a_float]</text:h>
            <text:p text:style-name="Text_20_body">Routing:<text:change-end text:change-id="ct229484304"/> TOS<text:change-start text:change-id="ct229484408"/></text:p>
            <text:p text:style-name="P1"><text:change-end text:change-id="ct2294844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29484512"/>Code<text:change-end text:change-id="ct229484512"/></text:p>
          </table:table-cell>
          <table:table-cell table:style-name="Table142.B2" office:value-type="string">
            <text:p text:style-name="P15"><text:change-start text:change-id="ct229484616"/>Result<text:change-end text:change-id="ct22948461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9484720"/></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29484824"/>[a_numeric] <text:alphabetical-index-mark-start text:id="IMark147781032"/>.asin<text:alphabetical-index-mark-end text:id="IMark147781032"/> [a_<text:change-end text:change-id="ct229484824"/>float<text:change-start text:change-id="ct229484928"/>]</text:h>
            <text:p text:style-name="Text_20_body">Routing:<text:change-end text:change-id="ct229484928"/> TOS<text:change-start text:change-id="ct229485032"/></text:p>
            <text:p text:style-name="P1"><text:change-end text:change-id="ct229485032"/>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29485136"/>Code<text:change-end text:change-id="ct229485136"/></text:p>
          </table:table-cell>
          <table:table-cell table:style-name="Table143.B2" office:value-type="string">
            <text:p text:style-name="P15"><text:change-start text:change-id="ct229485240"/>Result<text:change-end text:change-id="ct22948524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948534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29485448"/>[a_numeric] <text:alphabetical-index-mark-start text:id="IMark147781032"/>.asinh<text:alphabetical-index-mark-end text:id="IMark147781032"/> [a_<text:change-end text:change-id="ct229485448"/>float<text:change-start text:change-id="ct229485552"/>]</text:h>
            <text:p text:style-name="Text_20_body">Routing:<text:change-end text:change-id="ct229485552"/> TOS<text:change-start text:change-id="ct229485656"/></text:p>
            <text:p text:style-name="P1"><text:change-end text:change-id="ct229485656"/>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29485760"/>Code<text:change-end text:change-id="ct229485760"/></text:p>
          </table:table-cell>
          <table:table-cell table:style-name="Table144.B2" office:value-type="string">
            <text:p text:style-name="P15"><text:change-start text:change-id="ct229485864"/>Result<text:change-end text:change-id="ct22948586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948596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9486112"/>[a_numeric] <text:alphabetical-index-mark-start text:id="IMark147781032"/>.atan<text:alphabetical-index-mark-end text:id="IMark147781032"/> [a_<text:change-end text:change-id="ct229486112"/>float<text:change-start text:change-id="ct229486216"/>]</text:h>
            <text:p text:style-name="Text_20_body">Routing:<text:change-end text:change-id="ct229486216"/> TOS<text:change-start text:change-id="ct229486320"/></text:p>
            <text:p text:style-name="P1"><text:change-end text:change-id="ct229486320"/>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29486424"/>Code<text:change-end text:change-id="ct229486424"/></text:p>
          </table:table-cell>
          <table:table-cell table:style-name="Table145.B2" office:value-type="string">
            <text:p text:style-name="P15"><text:change-start text:change-id="ct229486528"/>Result<text:change-end text:change-id="ct2294865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948663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29486736"/>[a_numeric a_numeric] <text:alphabetical-index-mark-start text:id="IMark147781032"/>.atan2<text:alphabetical-index-mark-end text:id="IMark147781032"/> [a_<text:change-end text:change-id="ct229486736"/>float<text:change-start text:change-id="ct229486840"/>]</text:h>
            <text:p text:style-name="Text_20_body">Routing:<text:change-end text:change-id="ct229486840"/> TOS<text:change-start text:change-id="ct229486944"/></text:p>
            <text:p text:style-name="P1"><text:change-end text:change-id="ct2294869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29487048"/>Code<text:change-end text:change-id="ct229487048"/></text:p>
          </table:table-cell>
          <table:table-cell table:style-name="Table146.B2" office:value-type="string">
            <text:p text:style-name="P15"><text:change-start text:change-id="ct229487152"/>Result<text:change-end text:change-id="ct2294871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9487360"/><text:change text:change-id="ct22948725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29487464"/>[a_numeric] <text:alphabetical-index-mark-start text:id="IMark147781032"/>.atanh<text:alphabetical-index-mark-end text:id="IMark147781032"/> [a_<text:change-end text:change-id="ct229487464"/>float<text:change-start text:change-id="ct229487568"/>]</text:h>
            <text:p text:style-name="Text_20_body">Routing:<text:change-end text:change-id="ct229487568"/> TOS<text:change-start text:change-id="ct229487672"/></text:p>
            <text:p text:style-name="P1"><text:change-end text:change-id="ct229487672"/>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29487776"/>Code<text:change-end text:change-id="ct229487776"/></text:p>
          </table:table-cell>
          <table:table-cell table:style-name="Table147.B2" office:value-type="string">
            <text:p text:style-name="P15"><text:change-start text:change-id="ct229487880"/>Result<text:change-end text:change-id="ct2294878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94879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9488088"/>[a_numeric a_numeric] <text:alphabetical-index-mark-start text:id="IMark147781032"/>.c2p<text:alphabetical-index-mark-end text:id="IMark147781032"/> [a_<text:change-end text:change-id="ct229488088"/>float<text:change-start text:change-id="ct229488192"/> a_<text:change-end text:change-id="ct229488192"/>float<text:change-start text:change-id="ct229488296"/>]</text:h>
            <text:p text:style-name="Text_20_body">Routing: TOS</text:p>
            <text:p text:style-name="P1"><text:change-end text:change-id="ct22948829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29488400"/>Code<text:change-end text:change-id="ct229488400"/></text:p>
          </table:table-cell>
          <table:table-cell table:style-name="Table148.B2" office:value-type="string">
            <text:p text:style-name="P15"><text:change-start text:change-id="ct229488504"/>Result<text:change-end text:change-id="ct2294885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9488712"/><text:change text:change-id="ct22948860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29488816"/>[a_numeric] <text:alphabetical-index-mark-start text:id="IMark147781032"/>.cbrt<text:alphabetical-index-mark-end text:id="IMark147781032"/> [a_<text:change-end text:change-id="ct229488816"/>float<text:change-start text:change-id="ct229488920"/>]</text:h>
            <text:p text:style-name="Text_20_body">Routing:<text:change-end text:change-id="ct229488920"/> TOS<text:change-start text:change-id="ct229489024"/></text:p>
            <text:p text:style-name="P1"><text:change-end text:change-id="ct229489024"/>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29489128"/>Code<text:change-end text:change-id="ct229489128"/></text:p>
          </table:table-cell>
          <table:table-cell table:style-name="Table149.B2" office:value-type="string">
            <text:p text:style-name="P15"><text:change-start text:change-id="ct229489232"/>Result<text:change-end text:change-id="ct2294892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948933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9489440"/>[a_numeric] <text:alphabetical-index-mark-start text:id="IMark147781032"/>.ceil<text:alphabetical-index-mark-end text:id="IMark147781032"/> [a<text:change-end text:change-id="ct229489440"/>n<text:change-start text:change-id="ct229489544"/>_<text:change-end text:change-id="ct229489544"/>integer<text:change-start text:change-id="ct229489648"/>]</text:h>
            <text:p text:style-name="Text_20_body">Routing:<text:change-end text:change-id="ct229489648"/> TOS<text:change-start text:change-id="ct229489752"/></text:p>
            <text:p text:style-name="P1"><text:change-end text:change-id="ct229489752"/>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29489856"/>Code<text:change-end text:change-id="ct229489856"/></text:p>
          </table:table-cell>
          <table:table-cell table:style-name="Table150.B2" office:value-type="string">
            <text:p text:style-name="P15"><text:change-start text:change-id="ct229489960"/>Result<text:change-end text:change-id="ct2294899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949006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29490208"/>[a_numeric] <text:alphabetical-index-mark-start text:id="IMark147781032"/>.conjugate<text:alphabetical-index-mark-end text:id="IMark147781032"/> [a_numeric]</text:h>
            <text:p text:style-name="Text_20_body">Routing:<text:change-end text:change-id="ct229490208"/> TOS<text:change-start text:change-id="ct229490312"/></text:p>
            <text:p text:style-name="P1"><text:change-end text:change-id="ct229490312"/>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29490416"/>Code<text:change-end text:change-id="ct229490416"/></text:p>
          </table:table-cell>
          <table:table-cell table:style-name="Table151.B2" office:value-type="string">
            <text:p text:style-name="P15"><text:change-start text:change-id="ct229490520"/>Result<text:change-end text:change-id="ct2294905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94906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9490728"/>[a_numeric] <text:alphabetical-index-mark-start text:id="IMark147781032"/>.cos<text:alphabetical-index-mark-end text:id="IMark147781032"/> [a_<text:change-end text:change-id="ct229490728"/>float<text:change-start text:change-id="ct229490832"/>]</text:h>
            <text:p text:style-name="Text_20_body">Routing:<text:change-end text:change-id="ct229490832"/> TOS<text:change-start text:change-id="ct229490936"/></text:p>
            <text:p text:style-name="P1"><text:change-end text:change-id="ct22949093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29491040"/>Code<text:change-end text:change-id="ct229491040"/></text:p>
          </table:table-cell>
          <table:table-cell table:style-name="Table152.B2" office:value-type="string">
            <text:p text:style-name="P15"><text:change-start text:change-id="ct229491144"/>Result<text:change-end text:change-id="ct2294911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9491352"/><text:change text:change-id="ct22949124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29491456"/>[a_numeric] <text:alphabetical-index-mark-start text:id="IMark147781032"/>.cosh<text:alphabetical-index-mark-end text:id="IMark147781032"/> [a_<text:change-end text:change-id="ct229491456"/>float<text:change-start text:change-id="ct229491560"/>]</text:h>
            <text:p text:style-name="Text_20_body">Routing:<text:change-end text:change-id="ct229491560"/> TOS<text:change-start text:change-id="ct229491664"/></text:p>
            <text:p text:style-name="P1"><text:change-end text:change-id="ct22949166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29491768"/>Code<text:change-end text:change-id="ct229491768"/></text:p>
          </table:table-cell>
          <table:table-cell table:style-name="Table153.B2" office:value-type="string">
            <text:p text:style-name="P15"><text:change-start text:change-id="ct229491872"/>Result<text:change-end text:change-id="ct2294918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94919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9492080"/>[a_numeric] <text:alphabetical-index-mark-start text:id="IMark147781032"/>.cube<text:alphabetical-index-mark-end text:id="IMark147781032"/> [a_numeric]</text:h>
            <text:p text:style-name="Text_20_body">Routing:<text:change-end text:change-id="ct229492080"/> TOS<text:change-start text:change-id="ct229492184"/></text:p>
            <text:p text:style-name="P1"><text:change-end text:change-id="ct229492184"/>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29492288"/>Code<text:change-end text:change-id="ct229492288"/></text:p>
          </table:table-cell>
          <table:table-cell table:style-name="Table154.B2" office:value-type="string">
            <text:p text:style-name="P15"><text:change-start text:change-id="ct229492392"/>Result<text:change-end text:change-id="ct22949239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949249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29492600"/>[a_numeric] <text:alphabetical-index-mark-start text:id="IMark147781032"/>.d2r<text:alphabetical-index-mark-end text:id="IMark147781032"/> [a_<text:change-end text:change-id="ct229492600"/>float<text:change-start text:change-id="ct229492704"/>]</text:h>
            <text:p text:style-name="Text_20_body">Routing:<text:change-end text:change-id="ct229492704"/> TOS<text:change-start text:change-id="ct229492808"/></text:p>
            <text:p text:style-name="P1"><text:change-end text:change-id="ct229492808"/>This method converts the argument number from degrees to radians.</text:p>
          </table:table-cell>
          <table:covered-table-cell/>
        </table:table-row>
        <table:table-row table:style-name="Table155.1">
          <table:table-cell table:style-name="Table155.A2" office:value-type="string">
            <text:p text:style-name="P15"><text:change-start text:change-id="ct229492912"/>Code<text:change-end text:change-id="ct229492912"/></text:p>
          </table:table-cell>
          <table:table-cell table:style-name="Table155.B2" office:value-type="string">
            <text:p text:style-name="P15"><text:change-start text:change-id="ct229493016"/>Result<text:change-end text:change-id="ct2294930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949312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29493224"/>[a_numeric] <text:alphabetical-index-mark-start text:id="IMark147781032"/>.denominator<text:alphabetical-index-mark-end text:id="IMark147781032"/> [a<text:change-end text:change-id="ct229493224"/>n<text:change-start text:change-id="ct229493328"/>_<text:change-end text:change-id="ct229493328"/>integer<text:change-start text:change-id="ct229493432"/>]</text:h>
            <text:p text:style-name="Text_20_body">Routing:<text:change-end text:change-id="ct229493432"/> TOS<text:change-start text:change-id="ct229493536"/></text:p>
            <text:p text:style-name="P1"><text:change-end text:change-id="ct2294935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29493640"/>Code<text:change-end text:change-id="ct229493640"/></text:p>
          </table:table-cell>
          <table:table-cell table:style-name="Table156.B2" office:value-type="string">
            <text:p text:style-name="P15"><text:change-start text:change-id="ct229493744"/>Result<text:change-end text:change-id="ct2294937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9493848"/><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9493952"/>[a_numeric] <text:alphabetical-index-mark-start text:id="IMark147781032"/>.e**<text:alphabetical-index-mark-end text:id="IMark147781032"/> [a_<text:change-end text:change-id="ct229493952"/>float<text:change-start text:change-id="ct229494056"/>]</text:h>
            <text:p text:style-name="Text_20_body">Routing:<text:change-end text:change-id="ct229494056"/> TOS<text:change-start text:change-id="ct229494160"/></text:p>
            <text:p text:style-name="P1"><text:change-end text:change-id="ct229494160"/>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29494304"/>Code<text:change-end text:change-id="ct229494304"/></text:p>
          </table:table-cell>
          <table:table-cell table:style-name="Table157.B2" office:value-type="string">
            <text:p text:style-name="P15"><text:change-start text:change-id="ct229494408"/>Result<text:change-end text:change-id="ct2294944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949451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9494616"/>[a_numeric] <text:alphabetical-index-mark-start text:id="IMark147781032"/>.emit<text:alphabetical-index-mark-end text:id="IMark147781032"/> []</text:h>
            <text:p text:style-name="Text_20_body">Routing:<text:change-end text:change-id="ct229494616"/> TOS<text:change-start text:change-id="ct229494720"/></text:p>
            <text:p text:style-name="P1"><text:change-end text:change-id="ct229494720"/>This method emits a character with the code of numeric argument.</text:p>
          </table:table-cell>
          <table:covered-table-cell/>
        </table:table-row>
        <table:table-row table:style-name="Table158.1">
          <table:table-cell table:style-name="Table158.A2" office:value-type="string">
            <text:p text:style-name="P15"><text:change-start text:change-id="ct229494824"/>Code<text:change-end text:change-id="ct229494824"/></text:p>
          </table:table-cell>
          <table:table-cell table:style-name="Table158.B2" office:value-type="string">
            <text:p text:style-name="P15"><text:change-start text:change-id="ct229494928"/>Result<text:change-end text:change-id="ct2294949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9495136"/><text:change text:change-id="ct22949503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29495240"/>[a_numeric] <text:alphabetical-index-mark-start text:id="IMark147781032"/>.floor<text:alphabetical-index-mark-end text:id="IMark147781032"/> [a<text:change-end text:change-id="ct229495240"/>n<text:change-start text:change-id="ct229495344"/>_<text:change-end text:change-id="ct229495344"/>integer<text:change-start text:change-id="ct229495448"/>]</text:h>
            <text:p text:style-name="Text_20_body">Routing:<text:change-end text:change-id="ct229495448"/> TOS<text:change-start text:change-id="ct229495552"/></text:p>
            <text:p text:style-name="P1"><text:change-end text:change-id="ct229495552"/>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29495656"/>Code<text:change-end text:change-id="ct229495656"/></text:p>
          </table:table-cell>
          <table:table-cell table:style-name="Table159.B2" office:value-type="string">
            <text:p text:style-name="P15"><text:change-start text:change-id="ct229495760"/>Result<text:change-end text:change-id="ct2294957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94958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9495968"/>[a_numeric a_numeric] <text:alphabetical-index-mark-start text:id="IMark147781032"/>.hypot<text:alphabetical-index-mark-end text:id="IMark147781032"/> [a_<text:change-end text:change-id="ct229495968"/>float<text:change-start text:change-id="ct229496072"/>]</text:h>
            <text:p text:style-name="Text_20_body">Routing:<text:change-end text:change-id="ct229496072"/> TOS<text:change-start text:change-id="ct229496176"/></text:p>
            <text:p text:style-name="P1"><text:change-end text:change-id="ct229496176"/>Given two lengths, this method computes the length of the hypotenuse. </text:p>
          </table:table-cell>
          <table:covered-table-cell/>
        </table:table-row>
        <table:table-row table:style-name="Table160.1">
          <table:table-cell table:style-name="Table160.A2" office:value-type="string">
            <text:p text:style-name="P15"><text:change-start text:change-id="ct229496280"/>Code<text:change-end text:change-id="ct229496280"/></text:p>
          </table:table-cell>
          <table:table-cell table:style-name="Table160.B2" office:value-type="string">
            <text:p text:style-name="P15"><text:change-start text:change-id="ct229496384"/>Result<text:change-end text:change-id="ct2294963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949648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29496592"/>[a_numeric] <text:alphabetical-index-mark-start text:id="IMark147781032"/>.imaginary<text:alphabetical-index-mark-end text:id="IMark147781032"/> [a_numeric]</text:h>
            <text:p text:style-name="Text_20_body">Routing:<text:change-end text:change-id="ct229496592"/> TOS<text:change-start text:change-id="ct229496696"/></text:p>
            <text:p text:style-name="P1"><text:change-end text:change-id="ct2294966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29496800"/>Code<text:change-end text:change-id="ct229496800"/></text:p>
          </table:table-cell>
          <table:table-cell table:style-name="Table161.B2" office:value-type="string">
            <text:p text:style-name="P15"><text:change-start text:change-id="ct229496904"/>Result<text:change-end text:change-id="ct2294969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949700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9497112"/>[a_numeric] <text:alphabetical-index-mark-start text:id="IMark147781032"/>.ln<text:alphabetical-index-mark-end text:id="IMark147781032"/> [a_<text:change-end text:change-id="ct229497112"/>float<text:change-start text:change-id="ct229497216"/>]</text:h>
            <text:p text:style-name="Text_20_body">Routing:<text:change-end text:change-id="ct229497216"/> TOS<text:change-start text:change-id="ct229497320"/></text:p>
            <text:p text:style-name="P1"><text:change-end text:change-id="ct229497320"/>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29497424"/>Code<text:change-end text:change-id="ct229497424"/></text:p>
          </table:table-cell>
          <table:table-cell table:style-name="Table162.B2" office:value-type="string">
            <text:p text:style-name="P15"><text:change-start text:change-id="ct229497528"/>Result<text:change-end text:change-id="ct2294975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949763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29497736"/>[a_numeric] <text:alphabetical-index-mark-start text:id="IMark147781032"/>.log10<text:alphabetical-index-mark-end text:id="IMark147781032"/> [a_<text:change-end text:change-id="ct229497736"/>float<text:change-start text:change-id="ct229497840"/>]</text:h>
            <text:p text:style-name="Text_20_body">Routing:<text:change-end text:change-id="ct229497840"/> TOS<text:change-start text:change-id="ct229497944"/></text:p>
            <text:p text:style-name="P1"><text:change-end text:change-id="ct229497944"/>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29498048"/>Code<text:change-end text:change-id="ct229498048"/></text:p>
          </table:table-cell>
          <table:table-cell table:style-name="Table163.B2" office:value-type="string">
            <text:p text:style-name="P15"><text:change-start text:change-id="ct229498152"/>Result<text:change-end text:change-id="ct22949815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9498256"/></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29514784"/>[a_numeric] <text:alphabetical-index-mark-start text:id="IMark147781032"/>.log2<text:alphabetical-index-mark-end text:id="IMark147781032"/> [a_<text:change-end text:change-id="ct229514784"/>float<text:change-start text:change-id="ct229514888"/>]</text:h>
            <text:p text:style-name="Text_20_body">Routing:<text:change-end text:change-id="ct229514888"/> TOS<text:change-start text:change-id="ct229514992"/></text:p>
            <text:p text:style-name="P1"><text:change-end text:change-id="ct229514992"/>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29515096"/>Code<text:change-end text:change-id="ct229515096"/></text:p>
          </table:table-cell>
          <table:table-cell table:style-name="Table164.B2" office:value-type="string">
            <text:p text:style-name="P15"><text:change-start text:change-id="ct229515200"/>Result<text:change-end text:change-id="ct22951520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951530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9515408"/>[a_numeric] <text:alphabetical-index-mark-start text:id="IMark147781032"/>.magnitude<text:alphabetical-index-mark-end text:id="IMark147781032"/> [a_numeric]</text:h>
            <text:p text:style-name="Text_20_body">Routing:<text:change-end text:change-id="ct229515408"/> TOS<text:change-start text:change-id="ct229515512"/></text:p>
            <text:p text:style-name="P1"><text:change-end text:change-id="ct22951551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29515616"/>Code<text:change-end text:change-id="ct229515616"/></text:p>
          </table:table-cell>
          <table:table-cell table:style-name="Table165.B2" office:value-type="string">
            <text:p text:style-name="P15"><text:change-start text:change-id="ct229515720"/>Result<text:change-end text:change-id="ct22951572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9515824"/></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29515928"/>[a_numeric] <text:alphabetical-index-mark-start text:id="IMark147781032"/>.numerator<text:alphabetical-index-mark-end text:id="IMark147781032"/> [a_numeric]</text:h>
            <text:p text:style-name="Text_20_body">Routing:<text:change-end text:change-id="ct229515928"/> TOS<text:change-start text:change-id="ct229516032"/></text:p>
            <text:p text:style-name="P1"><text:change-end text:change-id="ct22951603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29516136"/>Code<text:change-end text:change-id="ct229516136"/></text:p>
          </table:table-cell>
          <table:table-cell table:style-name="Table166.B2" office:value-type="string">
            <text:p text:style-name="P15"><text:change-start text:change-id="ct229516240"/>Result<text:change-end text:change-id="ct2295162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9516448"/><text:change text:change-id="ct22951634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29516552"/>[a_numeric a_numeric] <text:alphabetical-index-mark-start text:id="IMark147781032"/>.p2c<text:alphabetical-index-mark-end text:id="IMark147781032"/> [a_<text:change-end text:change-id="ct229516552"/>float<text:change-start text:change-id="ct229516656"/> a_<text:change-end text:change-id="ct229516656"/>float<text:change-start text:change-id="ct229516760"/>]</text:h>
            <text:p text:style-name="Text_20_body">Routing:<text:change-end text:change-id="ct229516760"/> TOS<text:change-start text:change-id="ct229516864"/></text:p>
            <text:p text:style-name="P1"><text:change-end text:change-id="ct22951686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29516968"/>Code<text:change-end text:change-id="ct229516968"/></text:p>
          </table:table-cell>
          <table:table-cell table:style-name="Table167.B2" office:value-type="string">
            <text:p text:style-name="P15"><text:change-start text:change-id="ct229517072"/>Result<text:change-end text:change-id="ct22951707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951717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9517280"/>[a_numeric] <text:alphabetical-index-mark-start text:id="IMark147781032"/>.polar<text:alphabetical-index-mark-end text:id="IMark147781032"/> [a_<text:change-end text:change-id="ct229517280"/>float<text:change-start text:change-id="ct229517384"/> a_<text:change-end text:change-id="ct229517384"/>float<text:change-start text:change-id="ct229517488"/>]</text:h>
            <text:p text:style-name="Text_20_body">Routing:<text:change-end text:change-id="ct229517488"/> TOS<text:change-start text:change-id="ct229517592"/></text:p>
            <text:p text:style-name="P1"><text:change-end text:change-id="ct2295175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29517696"/>Code<text:change-end text:change-id="ct229517696"/></text:p>
          </table:table-cell>
          <table:table-cell table:style-name="Table168.B2" office:value-type="string">
            <text:p text:style-name="P15"><text:change-start text:change-id="ct229517800"/>Result<text:change-end text:change-id="ct2295178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9517904"/></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29518008"/>[a_numeric] <text:alphabetical-index-mark-start text:id="IMark147781032"/>.r2d<text:alphabetical-index-mark-end text:id="IMark147781032"/> [a_<text:change-end text:change-id="ct229518008"/>float<text:change-start text:change-id="ct229518112"/>]</text:h>
            <text:p text:style-name="Text_20_body">Routing:<text:change-end text:change-id="ct229518112"/> TOS<text:change-start text:change-id="ct229518216"/></text:p>
            <text:p text:style-name="P1"><text:change-end text:change-id="ct229518216"/>Convert a angle value from radians to degrees.</text:p>
          </table:table-cell>
          <table:covered-table-cell/>
        </table:table-row>
        <table:table-row table:style-name="Table169.1">
          <table:table-cell table:style-name="Table169.A2" office:value-type="string">
            <text:p text:style-name="P15"><text:change-start text:change-id="ct229518320"/>Code<text:change-end text:change-id="ct229518320"/></text:p>
          </table:table-cell>
          <table:table-cell table:style-name="Table169.B2" office:value-type="string">
            <text:p text:style-name="P15"><text:change-start text:change-id="ct229518424"/>Result<text:change-end text:change-id="ct2295184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95185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9518632"/>[a_numeric] <text:alphabetical-index-mark-start text:id="IMark147781032"/>.real<text:alphabetical-index-mark-end text:id="IMark147781032"/> [a_numeric]</text:h>
            <text:p text:style-name="Text_20_body">Routing:<text:change-end text:change-id="ct229518632"/> TOS<text:change-start text:change-id="ct229518736"/></text:p>
            <text:p text:style-name="P1"><text:change-end text:change-id="ct2295187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29588424"/>Code<text:change-end text:change-id="ct229588424"/></text:p>
          </table:table-cell>
          <table:table-cell table:style-name="Table170.B2" office:value-type="string">
            <text:p text:style-name="P15"><text:change-start text:change-id="ct229588528"/>Result<text:change-end text:change-id="ct2295885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9588632"/><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9588736"/>[a_numeric] <text:alphabetical-index-mark-start text:id="IMark147781032"/>.round<text:alphabetical-index-mark-end text:id="IMark147781032"/> [a<text:change-end text:change-id="ct229588736"/>n<text:change-start text:change-id="ct229588840"/>_<text:change-end text:change-id="ct229588840"/>integer<text:change-start text:change-id="ct229588944"/>]</text:h>
            <text:p text:style-name="Text_20_body">Routing:<text:change-end text:change-id="ct229588944"/> TOS<text:change-start text:change-id="ct229589048"/></text:p>
            <text:p text:style-name="P1"><text:change-end text:change-id="ct229589048"/>This method rounds the argument number to the nearest integer.</text:p>
          </table:table-cell>
          <table:covered-table-cell/>
        </table:table-row>
        <table:table-row table:style-name="Table171.1">
          <table:table-cell table:style-name="Table171.A2" office:value-type="string">
            <text:p text:style-name="P15"><text:change-start text:change-id="ct229589152"/>Code<text:change-end text:change-id="ct229589152"/></text:p>
          </table:table-cell>
          <table:table-cell table:style-name="Table171.B2" office:value-type="string">
            <text:p text:style-name="P15"><text:change-start text:change-id="ct229589256"/>Result<text:change-end text:change-id="ct2295892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95893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9589464"/>[a_numeric] <text:alphabetical-index-mark-start text:id="IMark147781032"/>.sin<text:alphabetical-index-mark-end text:id="IMark147781032"/> [a_<text:change-end text:change-id="ct229589464"/>float<text:change-start text:change-id="ct229589568"/>]</text:h>
            <text:p text:style-name="Text_20_body">Routing:<text:change-end text:change-id="ct229589568"/> TOS<text:change-start text:change-id="ct229589672"/></text:p>
            <text:p text:style-name="P1"><text:change-end text:change-id="ct229589672"/>This method computes the sine of the argument angle in radians.</text:p>
          </table:table-cell>
          <table:covered-table-cell/>
        </table:table-row>
        <table:table-row table:style-name="Table172.1">
          <table:table-cell table:style-name="Table172.A2" office:value-type="string">
            <text:p text:style-name="P15"><text:change-start text:change-id="ct229589776"/>Code<text:change-end text:change-id="ct229589776"/></text:p>
          </table:table-cell>
          <table:table-cell table:style-name="Table172.B2" office:value-type="string">
            <text:p text:style-name="P15"><text:change-start text:change-id="ct229589880"/>Result<text:change-end text:change-id="ct2295898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958998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9590088"/>[a_numeric] <text:alphabetical-index-mark-start text:id="IMark147781032"/>.sinh<text:alphabetical-index-mark-end text:id="IMark147781032"/> [a_<text:change-end text:change-id="ct229590088"/>float<text:change-start text:change-id="ct229590192"/>]</text:h>
            <text:p text:style-name="Text_20_body">Routing:<text:change-end text:change-id="ct229590192"/> TOS<text:change-start text:change-id="ct229590296"/></text:p>
            <text:p text:style-name="P1"><text:change-end text:change-id="ct229590296"/>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29590400"/>Code<text:change-end text:change-id="ct229590400"/></text:p>
          </table:table-cell>
          <table:table-cell table:style-name="Table173.B2" office:value-type="string">
            <text:p text:style-name="P15"><text:change-start text:change-id="ct229590504"/>Result<text:change-end text:change-id="ct22959050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9590608"/></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29590712"/>[a_numeric] <text:alphabetical-index-mark-start text:id="IMark147781032"/>.sleep<text:alphabetical-index-mark-end text:id="IMark147781032"/> []</text:h>
            <text:p text:style-name="Text_20_body">Routing:<text:change-end text:change-id="ct229590712"/> TOS<text:change-start text:change-id="ct229590816"/></text:p>
            <text:p text:style-name="P1"><text:change-end text:change-id="ct229590816"/>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29590920"/>Code<text:change-end text:change-id="ct229590920"/></text:p>
          </table:table-cell>
          <table:table-cell table:style-name="Table174.B2" office:value-type="string">
            <text:p text:style-name="P15"><text:change-start text:change-id="ct229591024"/>Result<text:change-end text:change-id="ct229591024"/></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2959112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9591232"/>[a_numeric] <text:alphabetical-index-mark-start text:id="IMark147781032"/>.sqr<text:alphabetical-index-mark-end text:id="IMark147781032"/> [a_numeric]</text:h>
            <text:p text:style-name="Text_20_body">Routing:<text:change-end text:change-id="ct229591232"/> TOS<text:change-start text:change-id="ct229591336"/></text:p>
            <text:p text:style-name="P1"><text:change-end text:change-id="ct229591336"/>This method computes the square of the argument value.</text:p>
          </table:table-cell>
          <table:covered-table-cell/>
        </table:table-row>
        <table:table-row table:style-name="Table175.1">
          <table:table-cell table:style-name="Table175.A2" office:value-type="string">
            <text:p text:style-name="P15"><text:change-start text:change-id="ct229591440"/>Code<text:change-end text:change-id="ct229591440"/></text:p>
          </table:table-cell>
          <table:table-cell table:style-name="Table175.B2" office:value-type="string">
            <text:p text:style-name="P15"><text:change-start text:change-id="ct229591544"/>Result<text:change-end text:change-id="ct22959154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959164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9591752"/>[a_numeric] <text:alphabetical-index-mark-start text:id="IMark147781032"/>.sqrt<text:alphabetical-index-mark-end text:id="IMark147781032"/> [a_<text:change-end text:change-id="ct229591752"/>float<text:change-start text:change-id="ct229591856"/>]</text:h>
            <text:p text:style-name="Text_20_body">Routing:<text:change-end text:change-id="ct229591856"/> TOS<text:change-start text:change-id="ct229591960"/></text:p>
            <text:p text:style-name="P1"><text:change-end text:change-id="ct229591960"/>This method computes the square root of the argument value.</text:p>
          </table:table-cell>
          <table:covered-table-cell/>
        </table:table-row>
        <table:table-row table:style-name="Table176.1">
          <table:table-cell table:style-name="Table176.A2" office:value-type="string">
            <text:p text:style-name="P15"><text:change-start text:change-id="ct229592064"/>Code<text:change-end text:change-id="ct229592064"/></text:p>
          </table:table-cell>
          <table:table-cell table:style-name="Table176.B2" office:value-type="string">
            <text:p text:style-name="P15"><text:change-start text:change-id="ct229592168"/>Result<text:change-end text:change-id="ct22959216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959227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9592376"/>[a_numeric] <text:alphabetical-index-mark-start text:id="IMark147781032"/>.tan<text:alphabetical-index-mark-end text:id="IMark147781032"/> [a_<text:change-end text:change-id="ct229592376"/>float<text:change-start text:change-id="ct229592520"/>]</text:h>
            <text:p text:style-name="Text_20_body">Routing:<text:change-end text:change-id="ct229592520"/> TOS<text:change-start text:change-id="ct229592624"/></text:p>
            <text:p text:style-name="P1"><text:change-end text:change-id="ct229592624"/>This method computes the tangent of the argument angle in radians.</text:p>
          </table:table-cell>
          <table:covered-table-cell/>
        </table:table-row>
        <table:table-row table:style-name="Table177.1">
          <table:table-cell table:style-name="Table177.A2" office:value-type="string">
            <text:p text:style-name="P15"><text:change-start text:change-id="ct229592728"/>Code<text:change-end text:change-id="ct229592728"/></text:p>
          </table:table-cell>
          <table:table-cell table:style-name="Table177.B2" office:value-type="string">
            <text:p text:style-name="P15"><text:change-start text:change-id="ct229592832"/>Result<text:change-end text:change-id="ct22959283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9592936"/></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29593040"/>[a_numeric] <text:alphabetical-index-mark-start text:id="IMark147781032"/>.tanh<text:alphabetical-index-mark-end text:id="IMark147781032"/> [a_<text:change-end text:change-id="ct229593040"/>float<text:change-start text:change-id="ct229593144"/>]</text:h>
            <text:p text:style-name="Text_20_body">Routing:<text:change-end text:change-id="ct229593144"/> TOS<text:change-start text:change-id="ct229593248"/></text:p>
            <text:p text:style-name="P1"><text:change-end text:change-id="ct229593248"/>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29593352"/>Code<text:change-end text:change-id="ct229593352"/></text:p>
          </table:table-cell>
          <table:table-cell table:style-name="Table178.B2" office:value-type="string">
            <text:p text:style-name="P15"><text:change-start text:change-id="ct229593456"/>Result<text:change-end text:change-id="ct22959345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29593560"/></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9593664"/>[a_numeric a_numeric] <text:alphabetical-index-mark-start text:id="IMark147781032"/>/<text:alphabetical-index-mark-end text:id="IMark147781032"/> [a_numeric]</text:h>
            <text:p text:style-name="Text_20_body">Routing:<text:change-end text:change-id="ct229593664"/> NOS<text:change-start text:change-id="ct229593768"/></text:p>
            <text:p text:style-name="P1"><text:change-end text:change-id="ct229593768"/>This method implements the division operator.</text:p>
          </table:table-cell>
          <table:covered-table-cell/>
        </table:table-row>
        <table:table-row table:style-name="Table179.1">
          <table:table-cell table:style-name="Table179.A2" office:value-type="string">
            <text:p text:style-name="P15"><text:change-start text:change-id="ct229593872"/>Code<text:change-end text:change-id="ct229593872"/></text:p>
          </table:table-cell>
          <table:table-cell table:style-name="Table179.B2" office:value-type="string">
            <text:p text:style-name="P15"><text:change-start text:change-id="ct229593976"/>Result<text:change-end text:change-id="ct22959397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959408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9594184"/>[a_numeric] <text:alphabetical-index-mark-start text:id="IMark147781032"/>0&lt;<text:alphabetical-index-mark-end text:id="IMark147781032"/> [a_boolean]</text:h>
            <text:p text:style-name="Text_20_body">Routing:<text:change-end text:change-id="ct229594184"/> TOS<text:change-start text:change-id="ct229594288"/></text:p>
            <text:p text:style-name="P1"><text:change-end text:change-id="ct229594288"/>Is this number less than zero?</text:p>
          </table:table-cell>
          <table:covered-table-cell/>
        </table:table-row>
        <table:table-row table:style-name="Table180.1">
          <table:table-cell table:style-name="Table180.A2" office:value-type="string">
            <text:p text:style-name="P15"><text:change-start text:change-id="ct229594392"/>Code<text:change-end text:change-id="ct229594392"/></text:p>
          </table:table-cell>
          <table:table-cell table:style-name="Table180.B2" office:value-type="string">
            <text:p text:style-name="P15"><text:change-start text:change-id="ct229594496"/>Result<text:change-end text:change-id="ct22959449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959460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9594704"/>[a_numeric] <text:alphabetical-index-mark-start text:id="IMark147781032"/>0&lt;=<text:alphabetical-index-mark-end text:id="IMark147781032"/> [a_boolean]</text:h>
            <text:p text:style-name="Text_20_body">Routing:<text:change-end text:change-id="ct229594704"/> TOS<text:change-start text:change-id="ct229594808"/></text:p>
            <text:p text:style-name="P1"><text:change-end text:change-id="ct229594808"/>Is this number less than or equal to zero?</text:p>
          </table:table-cell>
          <table:covered-table-cell/>
        </table:table-row>
        <table:table-row table:style-name="Table181.1">
          <table:table-cell table:style-name="Table181.A2" office:value-type="string">
            <text:p text:style-name="P15"><text:change-start text:change-id="ct229594912"/>Code<text:change-end text:change-id="ct229594912"/></text:p>
          </table:table-cell>
          <table:table-cell table:style-name="Table181.B2" office:value-type="string">
            <text:p text:style-name="P15"><text:change-start text:change-id="ct229595016"/>Result<text:change-end text:change-id="ct22959501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959512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9595224"/>[a_numeric] <text:alphabetical-index-mark-start text:id="IMark147781032"/>0&lt;=&gt;<text:alphabetical-index-mark-end text:id="IMark147781032"/> [<text:change-end text:change-id="ct229595224"/>1, 0, or -1<text:change-start text:change-id="ct229595328"/>]</text:h>
            <text:p text:style-name="Text_20_body">Routing:<text:change-end text:change-id="ct229595328"/> TOS<text:change-start text:change-id="ct229595432"/></text:p>
            <text:p text:style-name="P1"><text:change-end text:change-id="ct229595432"/>Perform a “three outcome” comparison of the value with zero.</text:p>
          </table:table-cell>
          <table:covered-table-cell/>
        </table:table-row>
        <table:table-row table:style-name="Table182.1">
          <table:table-cell table:style-name="Table182.A2" office:value-type="string">
            <text:p text:style-name="P15"><text:change-start text:change-id="ct229595536"/>Code<text:change-end text:change-id="ct229595536"/></text:p>
          </table:table-cell>
          <table:table-cell table:style-name="Table182.B2" office:value-type="string">
            <text:p text:style-name="P15"><text:change-start text:change-id="ct229595640"/>Result<text:change-end text:change-id="ct2295956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9595848"/><text:change text:change-id="ct2295957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9595952"/>[a_numeric] <text:alphabetical-index-mark-start text:id="IMark147781032"/>0&lt;&gt; <text:alphabetical-index-mark-end text:id="IMark147781032"/>[a_boolean]</text:h>
            <text:p text:style-name="Text_20_body">Routing:<text:change-end text:change-id="ct229595952"/> TOS<text:change-start text:change-id="ct229596056"/></text:p>
            <text:p text:style-name="P1"><text:change-end text:change-id="ct229596056"/>Is the number not equal to zero?</text:p>
          </table:table-cell>
          <table:covered-table-cell/>
        </table:table-row>
        <table:table-row table:style-name="Table183.1">
          <table:table-cell table:style-name="Table183.A2" office:value-type="string">
            <text:p text:style-name="P15"><text:change-start text:change-id="ct229596160"/>Code<text:change-end text:change-id="ct229596160"/></text:p>
          </table:table-cell>
          <table:table-cell table:style-name="Table183.B2" office:value-type="string">
            <text:p text:style-name="P15"><text:change-start text:change-id="ct229596264"/>Result<text:change-end text:change-id="ct2295962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959636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9596472"/>[a_numeric] <text:alphabetical-index-mark-start text:id="IMark147781032"/>0=<text:alphabetical-index-mark-end text:id="IMark147781032"/> [a_boolean]</text:h>
            <text:p text:style-name="Text_20_body">Routing:<text:change-end text:change-id="ct229596472"/> TOS<text:change-start text:change-id="ct229629384"/></text:p>
            <text:p text:style-name="P1"><text:change-end text:change-id="ct229629384"/>Is the number equal to zero?</text:p>
          </table:table-cell>
          <table:covered-table-cell/>
        </table:table-row>
        <table:table-row table:style-name="Table184.1">
          <table:table-cell table:style-name="Table184.A2" office:value-type="string">
            <text:p text:style-name="P15"><text:change-start text:change-id="ct229629488"/>Code<text:change-end text:change-id="ct229629488"/></text:p>
          </table:table-cell>
          <table:table-cell table:style-name="Table184.B2" office:value-type="string">
            <text:p text:style-name="P15"><text:change-start text:change-id="ct229629592"/>Result<text:change-end text:change-id="ct2296295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962969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9629800"/>[a_numeric] <text:alphabetical-index-mark-start text:id="IMark147781032"/>0&gt;<text:alphabetical-index-mark-end text:id="IMark147781032"/> [a_boolean]</text:h>
            <text:p text:style-name="Text_20_body">Routing:<text:change-end text:change-id="ct229629800"/> TOS<text:change-start text:change-id="ct229629904"/></text:p>
            <text:p text:style-name="P1"><text:change-end text:change-id="ct229629904"/>Is the number greater than zero?</text:p>
          </table:table-cell>
          <table:covered-table-cell/>
        </table:table-row>
        <table:table-row table:style-name="Table185.1">
          <table:table-cell table:style-name="Table185.A2" office:value-type="string">
            <text:p text:style-name="P15"><text:change-start text:change-id="ct229630008"/>Code<text:change-end text:change-id="ct229630008"/></text:p>
          </table:table-cell>
          <table:table-cell table:style-name="Table185.B2" office:value-type="string">
            <text:p text:style-name="P15"><text:change-start text:change-id="ct229630112"/>Result<text:change-end text:change-id="ct2296301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963021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9630320"/>[a_numeric] <text:alphabetical-index-mark-start text:id="IMark147781032"/>0&gt;=<text:alphabetical-index-mark-end text:id="IMark147781032"/> [a_boolean]</text:h>
            <text:p text:style-name="Text_20_body">Routing:<text:change-end text:change-id="ct229630320"/> TOS<text:change-start text:change-id="ct229630424"/></text:p>
            <text:p text:style-name="P1"><text:change-end text:change-id="ct229630424"/>Is the number greater than or equal to zero?</text:p>
          </table:table-cell>
          <table:covered-table-cell/>
        </table:table-row>
        <table:table-row table:style-name="Table186.1">
          <table:table-cell table:style-name="Table186.A2" office:value-type="string">
            <text:p text:style-name="P15"><text:change-start text:change-id="ct229630528"/>Code<text:change-end text:change-id="ct229630528"/></text:p>
          </table:table-cell>
          <table:table-cell table:style-name="Table186.B2" office:value-type="string">
            <text:p text:style-name="P15"><text:change-start text:change-id="ct229630632"/>Result<text:change-end text:change-id="ct2296306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963073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9630840"/>[a_numeric] <text:alphabetical-index-mark-start text:id="IMark147781032"/>1+<text:alphabetical-index-mark-end text:id="IMark147781032"/> [a_numeric]</text:h>
            <text:p text:style-name="Text_20_body">Routing:<text:change-end text:change-id="ct229630840"/> TOS<text:change-start text:change-id="ct229630944"/></text:p>
            <text:p text:style-name="P1"><text:change-end text:change-id="ct229630944"/>Add one to the number</text:p>
          </table:table-cell>
          <table:covered-table-cell/>
        </table:table-row>
        <table:table-row table:style-name="Table187.1">
          <table:table-cell table:style-name="Table187.A2" office:value-type="string">
            <text:p text:style-name="P15"><text:change-start text:change-id="ct229631048"/>Code<text:change-end text:change-id="ct229631048"/></text:p>
          </table:table-cell>
          <table:table-cell table:style-name="Table187.B2" office:value-type="string">
            <text:p text:style-name="P15"><text:change-start text:change-id="ct229631152"/>Result<text:change-end text:change-id="ct2296311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96312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9631360"/>[a_numeric] <text:alphabetical-index-mark-start text:id="IMark147781032"/>1-<text:alphabetical-index-mark-end text:id="IMark147781032"/> [a_numeric]</text:h>
            <text:p text:style-name="Text_20_body">Routing:<text:change-end text:change-id="ct229631360"/> TOS<text:change-start text:change-id="ct229631464"/></text:p>
            <text:p text:style-name="P1"><text:change-end text:change-id="ct229631464"/>Subtract ond from the number</text:p>
          </table:table-cell>
          <table:covered-table-cell/>
        </table:table-row>
        <table:table-row table:style-name="Table188.1">
          <table:table-cell table:style-name="Table188.A2" office:value-type="string">
            <text:p text:style-name="P15"><text:change-start text:change-id="ct229631568"/>Code<text:change-end text:change-id="ct229631568"/></text:p>
          </table:table-cell>
          <table:table-cell table:style-name="Table188.B2" office:value-type="string">
            <text:p text:style-name="P15"><text:change-start text:change-id="ct229631672"/>Result<text:change-end text:change-id="ct2296316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963177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9631880"/>[a_numeric] <text:alphabetical-index-mark-start text:id="IMark147781032"/>2*<text:alphabetical-index-mark-end text:id="IMark147781032"/> [a_numeric]</text:h>
            <text:p text:style-name="Text_20_body">Routing:<text:change-end text:change-id="ct229631880"/> TOS<text:change-start text:change-id="ct229631984"/></text:p>
            <text:p text:style-name="P1"><text:change-end text:change-id="ct229631984"/>Multiply the number by two.</text:p>
          </table:table-cell>
          <table:covered-table-cell/>
        </table:table-row>
        <table:table-row table:style-name="Table189.1">
          <table:table-cell table:style-name="Table189.A2" office:value-type="string">
            <text:p text:style-name="P15"><text:change-start text:change-id="ct229632088"/>Code<text:change-end text:change-id="ct229632088"/></text:p>
          </table:table-cell>
          <table:table-cell table:style-name="Table189.B2" office:value-type="string">
            <text:p text:style-name="P15"><text:change-start text:change-id="ct229632192"/>Result<text:change-end text:change-id="ct2296321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963229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9632400"/>[a_numeric] <text:alphabetical-index-mark-start text:id="IMark147781032"/>2+<text:alphabetical-index-mark-end text:id="IMark147781032"/> [a_numeric]</text:h>
            <text:p text:style-name="Text_20_body">Routing:<text:change-end text:change-id="ct229632400"/> TOS<text:change-start text:change-id="ct229632504"/></text:p>
            <text:p text:style-name="P1"><text:change-end text:change-id="ct229632504"/>Add two to the number</text:p>
          </table:table-cell>
          <table:covered-table-cell/>
        </table:table-row>
        <table:table-row table:style-name="Table190.1">
          <table:table-cell table:style-name="Table190.A2" office:value-type="string">
            <text:p text:style-name="P15"><text:change-start text:change-id="ct229632608"/>Code<text:change-end text:change-id="ct229632608"/></text:p>
          </table:table-cell>
          <table:table-cell table:style-name="Table190.B2" office:value-type="string">
            <text:p text:style-name="P15"><text:change-start text:change-id="ct229632712"/>Result<text:change-end text:change-id="ct2296327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963281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9632920"/>[a_numeric] <text:alphabetical-index-mark-start text:id="IMark147781032"/>2-<text:alphabetical-index-mark-end text:id="IMark147781032"/> [a_numeric]</text:h>
            <text:p text:style-name="Text_20_body">Routing:<text:change-end text:change-id="ct229632920"/> TOS<text:change-start text:change-id="ct229633024"/></text:p>
            <text:p text:style-name="P1"><text:change-end text:change-id="ct229633024"/>Subtract two from the number</text:p>
          </table:table-cell>
          <table:covered-table-cell/>
        </table:table-row>
        <table:table-row table:style-name="Table191.1">
          <table:table-cell table:style-name="Table191.A2" office:value-type="string">
            <text:p text:style-name="P15"><text:change-start text:change-id="ct229633128"/>Code<text:change-end text:change-id="ct229633128"/></text:p>
          </table:table-cell>
          <table:table-cell table:style-name="Table191.B2" office:value-type="string">
            <text:p text:style-name="P15"><text:change-start text:change-id="ct229633232"/>Result<text:change-end text:change-id="ct2296332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963333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9633440"/>[a_numeric] <text:alphabetical-index-mark-start text:id="IMark147781032"/>2/<text:alphabetical-index-mark-end text:id="IMark147781032"/> [a_numeric]</text:h>
            <text:p text:style-name="Text_20_body">Routing:<text:change-end text:change-id="ct229633440"/> TOS<text:change-start text:change-id="ct229633544"/></text:p>
            <text:p text:style-name="P1"><text:change-end text:change-id="ct229633544"/>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29633648"/>Code<text:change-end text:change-id="ct229633648"/></text:p>
          </table:table-cell>
          <table:table-cell table:style-name="Table192.B2" office:value-type="string">
            <text:p text:style-name="P15"><text:change-start text:change-id="ct229633752"/>Result<text:change-end text:change-id="ct2296337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96338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9633960"/>[a_numeric<text:change-end text:change-id="ct229633960"/> a_numeric<text:change-start text:change-id="ct229634064"/>] <text:alphabetical-index-mark-start text:id="IMark147781032"/>&lt;<text:alphabetical-index-mark-end text:id="IMark147781032"/> [a_boolean]</text:h>
            <text:p text:style-name="Text_20_body">Routing:<text:change-end text:change-id="ct229634064"/> NOS<text:change-start text:change-id="ct229634168"/></text:p>
            <text:p text:style-name="P1"><text:change-end text:change-id="ct229634168"/>Is the first number less than the second?</text:p>
          </table:table-cell>
          <table:covered-table-cell/>
        </table:table-row>
        <table:table-row table:style-name="Table193.1">
          <table:table-cell table:style-name="Table193.A2" office:value-type="string">
            <text:p text:style-name="P15"><text:change-start text:change-id="ct229634272"/>Code<text:change-end text:change-id="ct229634272"/></text:p>
          </table:table-cell>
          <table:table-cell table:style-name="Table193.B2" office:value-type="string">
            <text:p text:style-name="P15"><text:change-start text:change-id="ct229634376"/>Result<text:change-end text:change-id="ct2296343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963448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9634584"/>[a_numeric<text:change-end text:change-id="ct229634584"/> a_numeric<text:change-start text:change-id="ct229634688"/>] <text:alphabetical-index-mark-start text:id="IMark147781032"/>&lt;=<text:alphabetical-index-mark-end text:id="IMark147781032"/> [a_boolean]</text:h>
            <text:p text:style-name="Text_20_body">Routing:<text:change-end text:change-id="ct229634688"/> NOS<text:change-start text:change-id="ct229634792"/></text:p>
            <text:p text:style-name="P1"><text:change-end text:change-id="ct229634792"/>Is the first number less than or equal to the second?</text:p>
          </table:table-cell>
          <table:covered-table-cell/>
        </table:table-row>
        <table:table-row table:style-name="Table194.1">
          <table:table-cell table:style-name="Table194.A2" office:value-type="string">
            <text:p text:style-name="P15"><text:change-start text:change-id="ct229634896"/>Code<text:change-end text:change-id="ct229634896"/></text:p>
          </table:table-cell>
          <table:table-cell table:style-name="Table194.B2" office:value-type="string">
            <text:p text:style-name="P15"><text:change-start text:change-id="ct229635000"/>Result<text:change-end text:change-id="ct2296350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963510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0" text:outline-level="3"><text:change-start text:change-id="ct229635208"/>[a_numeric<text:change-end text:change-id="ct229635208"/> a_numeric<text:change-start text:change-id="ct229635312"/>] <text:alphabetical-index-mark-start text:id="IMark147781032"/>&lt;=&gt;<text:alphabetical-index-mark-end text:id="IMark147781032"/> [-1, 0, or 1]</text:h>
            <text:p text:style-name="Text_20_body">Routing:<text:change-end text:change-id="ct229635312"/> NOS<text:change-start text:change-id="ct229635416"/></text:p>
            <text:p text:style-name="P1"><text:change-end text:change-id="ct229635416"/>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29635520"/>Code<text:change-end text:change-id="ct229635520"/></text:p>
          </table:table-cell>
          <table:table-cell table:style-name="Table195.B2" office:value-type="string">
            <text:p text:style-name="P15"><text:change-start text:change-id="ct229635624"/>Result<text:change-end text:change-id="ct2296356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9635832"/><text:change text:change-id="ct2296357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9635936"/>[a_numeric<text:change-end text:change-id="ct229635936"/> a_numeric<text:change-start text:change-id="ct229636040"/>] <text:alphabetical-index-mark-start text:id="IMark147781032"/>&gt;<text:alphabetical-index-mark-end text:id="IMark147781032"/> [a_boolean]</text:h>
            <text:p text:style-name="Text_20_body">Routing:<text:change-end text:change-id="ct229636040"/> NOS<text:change-start text:change-id="ct229636144"/></text:p>
            <text:p text:style-name="P1"><text:change-end text:change-id="ct229636144"/>Is the first number greater than the second number.</text:p>
          </table:table-cell>
          <table:covered-table-cell/>
        </table:table-row>
        <table:table-row table:style-name="Table196.1">
          <table:table-cell table:style-name="Table196.A2" office:value-type="string">
            <text:p text:style-name="P15"><text:change-start text:change-id="ct229636248"/>Code<text:change-end text:change-id="ct229636248"/></text:p>
          </table:table-cell>
          <table:table-cell table:style-name="Table196.B2" office:value-type="string">
            <text:p text:style-name="P15"><text:change-start text:change-id="ct229636352"/>Result<text:change-end text:change-id="ct2296363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963645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9636560"/>[a_numeric<text:change-end text:change-id="ct229636560"/> a_numeric<text:change-start text:change-id="ct229636664"/>] <text:alphabetical-index-mark-start text:id="IMark147781032"/>&gt;=<text:alphabetical-index-mark-end text:id="IMark147781032"/> [a_boolean]</text:h>
            <text:p text:style-name="Text_20_body">Routing:<text:change-end text:change-id="ct229636664"/> NOS<text:change-start text:change-id="ct229636768"/></text:p>
            <text:p text:style-name="P1"><text:change-end text:change-id="ct229636768"/>Is the first number greater than or equal to the second number.</text:p>
          </table:table-cell>
          <table:covered-table-cell/>
        </table:table-row>
        <table:table-row table:style-name="Table197.1">
          <table:table-cell table:style-name="Table197.A2" office:value-type="string">
            <text:p text:style-name="P15"><text:change-start text:change-id="ct229636872"/>Code<text:change-end text:change-id="ct229636872"/></text:p>
          </table:table-cell>
          <table:table-cell table:style-name="Table197.B2" office:value-type="string">
            <text:p text:style-name="P15"><text:change-start text:change-id="ct229636976"/>Result<text:change-end text:change-id="ct2296369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96370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9637184"/>[a_numeric a_numeric] <text:alphabetical-index-mark-start text:id="IMark147781032"/>mod<text:alphabetical-index-mark-end text:id="IMark147781032"/> [a_numeric]</text:h>
            <text:p text:style-name="Text_20_body">Routing:<text:change-end text:change-id="ct229637184"/> NOS<text:change-start text:change-id="ct229637288"/></text:p>
            <text:p text:style-name="P1"><text:change-end text:change-id="ct229637288"/>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29637392"/>Code<text:change-end text:change-id="ct229637392"/></text:p>
          </table:table-cell>
          <table:table-cell table:style-name="Table198.B2" office:value-type="string">
            <text:p text:style-name="P15"><text:change-start text:change-id="ct229638600"/>Result<text:change-end text:change-id="ct22963860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963870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9638808"/>[a_numeric] <text:alphabetical-index-mark-start text:id="IMark147781032"/>neg<text:alphabetical-index-mark-end text:id="IMark147781032"/> [a_numeric]</text:h>
            <text:p text:style-name="Text_20_body">Routing:<text:change-end text:change-id="ct229638808"/> TOS<text:change-start text:change-id="ct229638912"/></text:p>
            <text:p text:style-name="P1"><text:change-end text:change-id="ct229638912"/>Compute zero minus the number.</text:p>
          </table:table-cell>
          <table:covered-table-cell/>
        </table:table-row>
        <table:table-row table:style-name="Table199.1">
          <table:table-cell table:style-name="Table199.A2" office:value-type="string">
            <text:p text:style-name="P15"><text:change-start text:change-id="ct229639016"/>Code<text:change-end text:change-id="ct229639016"/></text:p>
          </table:table-cell>
          <table:table-cell table:style-name="Table199.B2" office:value-type="string">
            <text:p text:style-name="P15"><text:change-start text:change-id="ct229639120"/>Result<text:change-end text:change-id="ct22963912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47780936"/>Object<text:alphabetical-index-mark-end text:id="IMark147780936"/></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7781032"/>&amp;&amp;<text:alphabetical-index-mark-end text:id="IMark1477810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7781032"/>.<text:alphabetical-index-mark-end text:id="IMark1477810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47781032"/>.class<text:alphabetical-index-mark-end text:id="IMark1477810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7781032"/>.clone<text:alphabetical-index-mark-end text:id="IMark1477810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47781032"/>.clone_exclude<text:alphabetical-index-mark-end text:id="IMark14778103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47781032"/>.copy<text:alphabetical-index-mark-end text:id="IMark1477810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47781032"/>.init<text:alphabetical-index-mark-end text:id="IMark14778103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7781032"/>.is_class?<text:alphabetical-index-mark-end text:id="IMark1477810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7781032"/>.name<text:alphabetical-index-mark-end text:id="IMark1477810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7781032"/>.strlen<text:alphabetical-index-mark-end text:id="IMark1477810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07160424"/>.to_f<text:alphabetical-index-mark-end text:id="IMark20716042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207160424"/>.to_f!<text:alphabetical-index-mark-end text:id="IMark20716042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07160424"/>.to_i<text:alphabetical-index-mark-end text:id="IMark207160424"/>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07160424"/>.to_i!<text:alphabetical-index-mark-end text:id="IMark20716042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207160424"/>.to_n<text:alphabetical-index-mark-end text:id="IMark20716042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07160424"/>.to_n!<text:alphabetical-index-mark-end text:id="IMark20716042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207160424"/>.to_r<text:alphabetical-index-mark-end text:id="IMark20716042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07160424"/>.to_r!<text:alphabetical-index-mark-end text:id="IMark20716042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07160424"/>.to_s<text:alphabetical-index-mark-end text:id="IMark207160424"/>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207160424"/>.to_x<text:alphabetical-index-mark-end text:id="IMark20716042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07160424"/>.to_x!<text:alphabetical-index-mark-end text:id="IMark20716042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07160424"/>&lt;&gt;<text:alphabetical-index-mark-end text:id="IMark20716042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07160424"/>=<text:alphabetical-index-mark-end text:id="IMark20716042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07160424"/>^^<text:alphabetical-index-mark-end text:id="IMark20716042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07160424"/>distinct?<text:alphabetical-index-mark-end text:id="IMark20716042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07160424"/>identical?<text:alphabetical-index-mark-end text:id="IMark20716042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07160424"/>max<text:alphabetical-index-mark-end text:id="IMark20716042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07160424"/>min<text:alphabetical-index-mark-end text:id="IMark20716042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07160424"/>nil&lt;&gt;<text:alphabetical-index-mark-end text:id="IMark20716042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07160424"/>nil=<text:alphabetical-index-mark-end text:id="IMark20716042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07160424"/>not<text:alphabetical-index-mark-end text:id="IMark20716042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07160424"/>||<text:alphabetical-index-mark-end text:id="IMark207160424"/>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07160424"/>)methods<text:alphabetical-index-mark-end text:id="IMark20716042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7780936"/>OutStream<text:alphabetical-index-mark-end text:id="IMark14778093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07160424"/>.append<text:alphabetical-index-mark-end text:id="IMark20716042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207160424"/>.append{<text:alphabetical-index-mark-end text:id="IMark20716042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07160424"/>.create<text:alphabetical-index-mark-end text:id="IMark20716042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07160424"/><text:alphabetical-index-mark-start text:id="IMark147781032"/>.<text:alphabetical-index-mark-end text:id="IMark147781032"/><text:alphabetical-index-mark-end text:id="IMark20716042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207160424"/>.close<text:alphabetical-index-mark-end text:id="IMark20716042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07160424"/>.cr<text:alphabetical-index-mark-end text:id="IMark20716042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07160424"/>.emit<text:alphabetical-index-mark-end text:id="IMark20716042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207160424"/>.space<text:alphabetical-index-mark-end text:id="IMark20716042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207160424"/>.spaces<text:alphabetical-index-mark-end text:id="IMark20716042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07160424"/>~<text:alphabetical-index-mark-end text:id="IMark20716042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07160424"/>~"<text:alphabetical-index-mark-end text:id="IMark20716042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207160424"/>~cr<text:alphabetical-index-mark-end text:id="IMark20716042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207160424"/>~emit<text:alphabetical-index-mark-end text:id="IMark20716042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07160424"/>~space<text:alphabetical-index-mark-end text:id="IMark20716042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07160424"/>~spaces<text:alphabetical-index-mark-end text:id="IMark20716042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47780936"/>Procedure<text:alphabetical-index-mark-end text:id="IMark147780936"/></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07160424"/>.call<text:alphabetical-index-mark-end text:id="IMark20716042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07160424"/>.start<text:alphabetical-index-mark-end text:id="IMark20716042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7780936"/>Queue<text:alphabetical-index-mark-end text:id="IMark147780936"/></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07160424"/>.clear<text:alphabetical-index-mark-end text:id="IMark20716042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07160424"/>.empty?<text:alphabetical-index-mark-end text:id="IMark20716042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07160424"/>.length<text:alphabetical-index-mark-end text:id="IMark20716042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07160424"/>.pend<text:alphabetical-index-mark-end text:id="IMark20716042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07160424"/>.pop<text:alphabetical-index-mark-end text:id="IMark20716042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07160424"/>.push<text:alphabetical-index-mark-end text:id="IMark20716042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47780936"/>Rational<text:alphabetical-index-mark-end text:id="IMark14778093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7780312"/>.split<text:alphabetical-index-mark-end text:id="IMark1477803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207350892"/>Stack<text:alphabetical-index-mark-end text:id="IMark207350892"/></text:h>
      <text:p text:style-name="Text_20_body"/>
      <text:p text:style-name="Text_20_body">Inheritance: Stack <text:span text:style-name="T9">←</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7780312"/>.clear<text:alphabetical-index-mark-end text:id="IMark1477803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5">Code</text:p>
          </table:table-cell>
          <table:table-cell table:style-name="Table229.B2" office:value-type="string">
            <text:p text:style-name="P1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7780312"/>.empty?<text:alphabetical-index-mark-end text:id="IMark147780312"/> [a_boolean]</text:h>
            <text:p text:style-name="Text_20_body">Routing: TOS</text:p>
            <text:p text:style-name="P1">description</text:p>
          </table:table-cell>
          <table:covered-table-cell/>
        </table:table-row>
        <table:table-row table:style-name="Table228.1">
          <table:table-cell table:style-name="Table228.A2" office:value-type="string">
            <text:p text:style-name="P15">Code</text:p>
          </table:table-cell>
          <table:table-cell table:style-name="Table228.B2" office:value-type="string">
            <text:p text:style-name="P1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7780312"/>.length<text:alphabetical-index-mark-end text:id="IMark1477803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5">Code</text:p>
          </table:table-cell>
          <table:table-cell table:style-name="Table230.B2" office:value-type="string">
            <text:p text:style-name="P1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7780312"/>.peek<text:alphabetical-index-mark-end text:id="IMark14778031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5">Code</text:p>
          </table:table-cell>
          <table:table-cell table:style-name="Table231.B2" office:value-type="string">
            <text:p text:style-name="P15">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7780312"/>.pop<text:alphabetical-index-mark-end text:id="IMark14778031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5">Code</text:p>
          </table:table-cell>
          <table:table-cell table:style-name="Table232.B2" office:value-type="string">
            <text:p text:style-name="P15">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7780312"/>.push<text:alphabetical-index-mark-end text:id="IMark1477803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5">Code</text:p>
          </table:table-cell>
          <table:table-cell table:style-name="Table233.B2" office:value-type="string">
            <text:p text:style-name="P1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207350892"/>String<text:alphabetical-index-mark-end text:id="IMark207350892"/></text:h>
      <text:p text:style-name="Text_20_body"/>
      <text:p text:style-name="Text_20_body">Inheritance: String <text:span text:style-name="T9">←</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4">Escape Sequence</text:p>
          </table:table-cell>
          <table:table-cell table:style-name="Table277.B1" office:value-type="string">
            <text:p text:style-name="P14">Interpretation</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4" office:value-type="string">
            <text:p text:style-name="P23">\<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3">\n</text:p>
          </table:table-cell>
          <table:table-cell table:style-name="Table277.B2" office:value-type="string">
            <text:p text:style-name="P13">A newline character.</text:p>
          </table:table-cell>
        </table:table-row>
        <table:table-row>
          <table:table-cell table:style-name="Table277.A2" office:value-type="string">
            <text:p text:style-name="P23">\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3">\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Text_20_body"/>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7780312"/>*<text:alphabetical-index-mark-end text:id="IMark14778031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5">Code</text:p>
          </table:table-cell>
          <table:table-cell table:style-name="Table234.B2" office:value-type="string">
            <text:p text:style-name="P15">Result</text:p>
          </table:table-cell>
        </table:table-row>
        <table:table-row table:style-name="Table234.1">
          <table:table-cell table:style-name="Table234.A2" office:value-type="string">
            <text:p text:style-name="Snippet">"*" 10 *</text:p>
          </table:table-cell>
          <table:table-cell table:style-name="Table234.B2" office:value-type="string">
            <text:p text:style-name="P59">"**********"</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59">"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7780312"/>+<text:alphabetical-index-mark-end text:id="IMark14778031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5">Code</text:p>
          </table:table-cell>
          <table:table-cell table:style-name="Table235.B2" office:value-type="string">
            <text:p text:style-name="P1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5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59">"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7780312"/>."<text:alphabetical-index-mark-end text:id="IMark1477803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5">Code</text:p>
          </table:table-cell>
          <table:table-cell table:style-name="Table236.B2" office:value-type="string">
            <text:p text:style-name="P1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7780312"/>.+left<text:alphabetical-index-mark-end text:id="IMark14778031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5">Code</text:p>
          </table:table-cell>
          <table:table-cell table:style-name="Table237.B2" office:value-type="string">
            <text:p text:style-name="P1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7780312"/>.+mid<text:alphabetical-index-mark-end text:id="IMark14778031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5">Code</text:p>
          </table:table-cell>
          <table:table-cell table:style-name="Table238.B2" office:value-type="string">
            <text:p text:style-name="P1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7780312"/>.+midlr<text:alphabetical-index-mark-end text:id="IMark14778031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5">Code</text:p>
          </table:table-cell>
          <table:table-cell table:style-name="Table239.B2" office:value-type="string">
            <text:p text:style-name="P1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7780312"/>.+right<text:alphabetical-index-mark-end text:id="IMark14778031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5">Code</text:p>
          </table:table-cell>
          <table:table-cell table:style-name="Table240.B2" office:value-type="string">
            <text:p text:style-name="P1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7780312"/>.-left<text:alphabetical-index-mark-end text:id="IMark14778031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5">Code</text:p>
          </table:table-cell>
          <table:table-cell table:style-name="Table241.B2" office:value-type="string">
            <text:p text:style-name="P1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7780312"/>.-mid<text:alphabetical-index-mark-end text:id="IMark14778031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5">Code</text:p>
          </table:table-cell>
          <table:table-cell table:style-name="Table242.B2" office:value-type="string">
            <text:p text:style-name="P1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7780312"/>.-midlr<text:alphabetical-index-mark-end text:id="IMark14778031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5">Code</text:p>
          </table:table-cell>
          <table:table-cell table:style-name="Table243.B2" office:value-type="string">
            <text:p text:style-name="P1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7780312"/>.-right<text:alphabetical-index-mark-end text:id="IMark14778031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5">Code</text:p>
          </table:table-cell>
          <table:table-cell table:style-name="Table244.B2" office:value-type="string">
            <text:p text:style-name="P1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7780312"/>.call<text:alphabetical-index-mark-end text:id="IMark147780312"/>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5">Code</text:p>
          </table:table-cell>
          <table:table-cell table:style-name="Table245.B2" office:value-type="string">
            <text:p text:style-name="P1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7780312"/>.cjust<text:alphabetical-index-mark-end text:id="IMark14778031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5">Code</text:p>
          </table:table-cell>
          <table:table-cell table:style-name="Table246.B2" office:value-type="string">
            <text:p text:style-name="P1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7780312"/>.contains?<text:alphabetical-index-mark-end text:id="IMark14778031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5">Code</text:p>
          </table:table-cell>
          <table:table-cell table:style-name="Table280.B2" office:value-type="string">
            <text:p text:style-name="P1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47780312"/>.emit<text:alphabetical-index-mark-end text:id="IMark1477803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5">Code</text:p>
          </table:table-cell>
          <table:table-cell table:style-name="Table247.B2" office:value-type="string">
            <text:p text:style-name="P1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47780312"/>.eval<text:alphabetical-index-mark-end text:id="IMark147780312"/>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5">Code</text:p>
          </table:table-cell>
          <table:table-cell table:style-name="Table248.B2" office:value-type="string">
            <text:p text:style-name="P15">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47780312"/>.fmt<text:alphabetical-index-mark-end text:id="IMark147780312"/>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5">Code</text:p>
          </table:table-cell>
          <table:table-cell table:style-name="Table249.B2" office:value-type="string">
            <text:p text:style-name="P15">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7780312"/>.fmt"<text:alphabetical-index-mark-end text:id="IMark147780312"/>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5">Code</text:p>
          </table:table-cell>
          <table:table-cell table:style-name="Table250.B2" office:value-type="string">
            <text:p text:style-name="P15">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47780312"/>.left<text:alphabetical-index-mark-end text:id="IMark14778031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5">Code</text:p>
          </table:table-cell>
          <table:table-cell table:style-name="Table251.B2" office:value-type="string">
            <text:p text:style-name="P1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47780312"/>.left?<text:alphabetical-index-mark-end text:id="IMark14778031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5">Code</text:p>
          </table:table-cell>
          <table:table-cell table:style-name="Table252.B2" office:value-type="string">
            <text:p text:style-name="P1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7780312"/>.length<text:alphabetical-index-mark-end text:id="IMark1477803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5">Code</text:p>
          </table:table-cell>
          <table:table-cell table:style-name="Table253.B2" office:value-type="string">
            <text:p text:style-name="P1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7780312"/>.lines<text:alphabetical-index-mark-end text:id="IMark14778031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5">Code</text:p>
          </table:table-cell>
          <table:table-cell table:style-name="Table254.B2" office:value-type="string">
            <text:p text:style-name="P1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7780312"/>.ljust<text:alphabetical-index-mark-end text:id="IMark14778031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5">Code</text:p>
          </table:table-cell>
          <table:table-cell table:style-name="Table255.B2" office:value-type="string">
            <text:p text:style-name="P1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7780312"/>.load<text:alphabetical-index-mark-end text:id="IMark1477803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5">Code</text:p>
          </table:table-cell>
          <table:table-cell table:style-name="Table256.B2" office:value-type="string">
            <text:p text:style-name="P1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7780312"/>.lstrip<text:alphabetical-index-mark-end text:id="IMark147780312"/> [a_string]</text:h>
            <text:p text:style-name="Text_20_body">Routing: TOS</text:p>
            <text:p text:style-name="P1">This method strips of any leading spaces on the left of the string</text:p>
          </table:table-cell>
          <table:covered-table-cell/>
        </table:table-row>
        <table:table-row table:style-name="Table257.1">
          <table:table-cell table:style-name="Table257.A2" office:value-type="string">
            <text:p text:style-name="P15">Code</text:p>
          </table:table-cell>
          <table:table-cell table:style-name="Table257.B2" office:value-type="string">
            <text:p text:style-name="P15">Result</text:p>
          </table:table-cell>
        </table:table-row>
        <table:table-row table:style-name="Table257.1">
          <table:table-cell table:style-name="Table257.A2" office:value-type="string">
            <text:p text:style-name="P2">" <text:s text:c="2"/>abc <text:s text:c="2"/>"</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7780312"/>.mid<text:alphabetical-index-mark-end text:id="IMark147780312"/> [a_string]</text:h>
            <text:p text:style-name="Text_20_body">Routing: TOS</text:p>
            <text:p text:style-name="P1">This method extracts width characters starting at posn from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5">Code</text:p>
          </table:table-cell>
          <table:table-cell table:style-name="Table258.B2" office:value-type="string">
            <text:p text:style-name="P1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147780312"/>.mid?<text:alphabetical-index-mark-end text:id="IMark14778031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5">Code</text:p>
          </table:table-cell>
          <table:table-cell table:style-name="Table259.B2" office:value-type="string">
            <text:p text:style-name="P1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p text:style-name="P2">[before] .midlr [after]</text:p>
            <text:p text:style-name="Text_20_body">Routing:</text:p>
            <text:p text:style-name="P1">description</text:p>
          </table:table-cell>
          <table:covered-table-cell/>
        </table:table-row>
        <table:table-row table:style-name="Table260.1">
          <table:table-cell table:style-name="Table260.A2" office:value-type="string">
            <text:p text:style-name="P15">Code</text:p>
          </table:table-cell>
          <table:table-cell table:style-name="Table260.B2" office:value-type="string">
            <text:p text:style-name="P15">Result</text:p>
          </table:table-cell>
        </table:table-row>
        <table:table-row table:style-name="Table260.1">
          <table:table-cell table:style-name="Table260.A2" office:value-type="string">
            <text:p text:style-name="Snippet"/>
          </table:table-cell>
          <table:table-cell table:style-name="Table260.B2" office:value-type="string">
            <text:p text:style-name="P2"/>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p text:style-name="P2">[before] .posn [after]</text:p>
            <text:p text:style-name="Text_20_body">Routing:</text:p>
            <text:p text:style-name="P1">description</text:p>
          </table:table-cell>
          <table:covered-table-cell/>
        </table:table-row>
        <table:table-row table:style-name="Table261.1">
          <table:table-cell table:style-name="Table261.A2" office:value-type="string">
            <text:p text:style-name="P15">Code</text:p>
          </table:table-cell>
          <table:table-cell table:style-name="Table261.B2" office:value-type="string">
            <text:p text:style-name="P15">Result</text:p>
          </table:table-cell>
        </table:table-row>
        <table:table-row table:style-name="Table261.1">
          <table:table-cell table:style-name="Table261.A2" office:value-type="string">
            <text:p text:style-name="Snippet"/>
          </table:table-cell>
          <table:table-cell table:style-name="Table261.B2" office:value-type="string">
            <text:p text:style-name="P2"/>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p text:style-name="P2">[before] .reverse [after]</text:p>
            <text:p text:style-name="Text_20_body">Routing:</text:p>
            <text:p text:style-name="P1">description</text:p>
          </table:table-cell>
          <table:covered-table-cell/>
        </table:table-row>
        <table:table-row table:style-name="Table262.1">
          <table:table-cell table:style-name="Table262.A2" office:value-type="string">
            <text:p text:style-name="P15">Code</text:p>
          </table:table-cell>
          <table:table-cell table:style-name="Table262.B2" office:value-type="string">
            <text:p text:style-name="P15">Result</text:p>
          </table:table-cell>
        </table:table-row>
        <table:table-row table:style-name="Table262.1">
          <table:table-cell table:style-name="Table262.A2" office:value-type="string">
            <text:p text:style-name="Snippet"/>
          </table:table-cell>
          <table:table-cell table:style-name="Table262.B2" office:value-type="string">
            <text:p text:style-name="P2"/>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p text:style-name="P2">[before] .right [after]</text:p>
            <text:p text:style-name="Text_20_body">Routing:</text:p>
            <text:p text:style-name="P1">description</text:p>
          </table:table-cell>
          <table:covered-table-cell/>
        </table:table-row>
        <table:table-row table:style-name="Table263.1">
          <table:table-cell table:style-name="Table263.A2" office:value-type="string">
            <text:p text:style-name="P15">Code</text:p>
          </table:table-cell>
          <table:table-cell table:style-name="Table263.B2" office:value-type="string">
            <text:p text:style-name="P15">Result</text:p>
          </table:table-cell>
        </table:table-row>
        <table:table-row table:style-name="Table263.1">
          <table:table-cell table:style-name="Table263.A2" office:value-type="string">
            <text:p text:style-name="Snippet"/>
          </table:table-cell>
          <table:table-cell table:style-name="Table263.B2" office:value-type="string">
            <text:p text:style-name="P2"/>
          </table:table-cell>
        </table:table-row>
      </table:table>
      <text:p text:style-name="Text_20_body"/>
      <table:table table:name="Table264" table:style-name="Table264">
        <table:table-column table:style-name="Table264.A"/>
        <table:table-column table:style-name="Table264.B"/>
        <text:soft-page-break/>
        <table:table-row table:style-name="Table264.1">
          <table:table-cell table:style-name="Table264.A1" table:number-columns-spanned="2" office:value-type="string">
            <text:p text:style-name="P2">[before] .right? [after]</text:p>
            <text:p text:style-name="Text_20_body">Routing:</text:p>
            <text:p text:style-name="P1">description</text:p>
          </table:table-cell>
          <table:covered-table-cell/>
        </table:table-row>
        <table:table-row table:style-name="Table264.1">
          <table:table-cell table:style-name="Table264.A2" office:value-type="string">
            <text:p text:style-name="P15">Code</text:p>
          </table:table-cell>
          <table:table-cell table:style-name="Table264.B2" office:value-type="string">
            <text:p text:style-name="P15">Result</text:p>
          </table:table-cell>
        </table:table-row>
        <table:table-row table:style-name="Table264.1">
          <table:table-cell table:style-name="Table264.A2" office:value-type="string">
            <text:p text:style-name="Snippet"/>
          </table:table-cell>
          <table:table-cell table:style-name="Table264.B2" office:value-type="string">
            <text:p text:style-name="P2"/>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p text:style-name="P2">[before] .rjust [after]</text:p>
            <text:p text:style-name="Text_20_body">Routing:</text:p>
            <text:p text:style-name="P1">description</text:p>
          </table:table-cell>
          <table:covered-table-cell/>
        </table:table-row>
        <table:table-row table:style-name="Table265.1">
          <table:table-cell table:style-name="Table265.A2" office:value-type="string">
            <text:p text:style-name="P15">Code</text:p>
          </table:table-cell>
          <table:table-cell table:style-name="Table265.B2" office:value-type="string">
            <text:p text:style-name="P15">Result</text:p>
          </table:table-cell>
        </table:table-row>
        <table:table-row table:style-name="Table265.1">
          <table:table-cell table:style-name="Table265.A2" office:value-type="string">
            <text:p text:style-name="Snippet"/>
          </table:table-cell>
          <table:table-cell table:style-name="Table265.B2" office:value-type="string">
            <text:p text:style-name="P2"/>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p text:style-name="P2">[before] .rstrip [after]</text:p>
            <text:p text:style-name="Text_20_body">Routing:</text:p>
            <text:p text:style-name="P1">description</text:p>
          </table:table-cell>
          <table:covered-table-cell/>
        </table:table-row>
        <table:table-row table:style-name="Table266.1">
          <table:table-cell table:style-name="Table266.A2" office:value-type="string">
            <text:p text:style-name="P15">Code</text:p>
          </table:table-cell>
          <table:table-cell table:style-name="Table266.B2" office:value-type="string">
            <text:p text:style-name="P15">Result</text:p>
          </table:table-cell>
        </table:table-row>
        <table:table-row table:style-name="Table266.1">
          <table:table-cell table:style-name="Table266.A2" office:value-type="string">
            <text:p text:style-name="Snippet"/>
          </table:table-cell>
          <table:table-cell table:style-name="Table266.B2" office:value-type="string">
            <text:p text:style-name="P2"/>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2">[before] .split [after]</text:p>
            <text:p text:style-name="Text_20_body">Routing:</text:p>
            <text:p text:style-name="P1">description</text:p>
          </table:table-cell>
          <table:covered-table-cell/>
        </table:table-row>
        <table:table-row table:style-name="Table267.1">
          <table:table-cell table:style-name="Table267.A2" office:value-type="string">
            <text:p text:style-name="P15">Code</text:p>
          </table:table-cell>
          <table:table-cell table:style-name="Table267.B2" office:value-type="string">
            <text:p text:style-name="P15">Result</text:p>
          </table:table-cell>
        </table:table-row>
        <table:table-row table:style-name="Table267.1">
          <table:table-cell table:style-name="Table267.A2" office:value-type="string">
            <text:p text:style-name="Snippet"/>
          </table:table-cell>
          <table:table-cell table:style-name="Table267.B2" office:value-type="string">
            <text:p text:style-name="P2"/>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p text:style-name="P2">[before] .strip [after]</text:p>
            <text:p text:style-name="Text_20_body">Routing:</text:p>
            <text:p text:style-name="P1">description</text:p>
          </table:table-cell>
          <table:covered-table-cell/>
        </table:table-row>
        <table:table-row table:style-name="Table268.1">
          <table:table-cell table:style-name="Table268.A2" office:value-type="string">
            <text:p text:style-name="P15">Code</text:p>
          </table:table-cell>
          <table:table-cell table:style-name="Table268.B2" office:value-type="string">
            <text:p text:style-name="P15">Result</text:p>
          </table:table-cell>
        </table:table-row>
        <table:table-row table:style-name="Table268.1">
          <table:table-cell table:style-name="Table268.A2" office:value-type="string">
            <text:p text:style-name="Snippet"/>
          </table:table-cell>
          <table:table-cell table:style-name="Table268.B2" office:value-type="string">
            <text:p text:style-name="P2"/>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p text:style-name="P2">[before] .throw [after]</text:p>
            <text:p text:style-name="Text_20_body">Routing: TOS</text:p>
            <text:p text:style-name="P1">description</text:p>
          </table:table-cell>
          <table:covered-table-cell/>
        </table:table-row>
        <table:table-row table:style-name="Table279.1">
          <table:table-cell table:style-name="Table279.A2" office:value-type="string">
            <text:p text:style-name="P15">Code</text:p>
          </table:table-cell>
          <table:table-cell table:style-name="Table279.B2" office:value-type="string">
            <text:p text:style-name="P15">Result</text:p>
          </table:table-cell>
        </table:table-row>
        <table:table-row table:style-name="Table279.1">
          <table:table-cell table:style-name="Table279.A2" office:value-type="string">
            <text:p text:style-name="Snippet"/>
          </table:table-cell>
          <table:table-cell table:style-name="Table279.B2" office:value-type="string">
            <text:p text:style-name="P2"/>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p text:style-name="P2">[before] .to_lower [after]</text:p>
            <text:p text:style-name="Text_20_body">Routing:</text:p>
            <text:p text:style-name="P1">description</text:p>
          </table:table-cell>
          <table:covered-table-cell/>
        </table:table-row>
        <table:table-row table:style-name="Table269.1">
          <table:table-cell table:style-name="Table269.A2" office:value-type="string">
            <text:p text:style-name="P15">Code</text:p>
          </table:table-cell>
          <table:table-cell table:style-name="Table269.B2" office:value-type="string">
            <text:p text:style-name="P15">Result</text:p>
          </table:table-cell>
        </table:table-row>
        <table:table-row table:style-name="Table269.1">
          <table:table-cell table:style-name="Table269.A2" office:value-type="string">
            <text:p text:style-name="Snippet"/>
          </table:table-cell>
          <table:table-cell table:style-name="Table269.B2" office:value-type="string">
            <text:p text:style-name="P2"/>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p text:style-name="P2">[before] .to_upper [after]</text:p>
            <text:p text:style-name="Text_20_body">Routing:</text:p>
            <text:p text:style-name="P1">description</text:p>
          </table:table-cell>
          <table:covered-table-cell/>
        </table:table-row>
        <table:table-row table:style-name="Table270.1">
          <table:table-cell table:style-name="Table270.A2" office:value-type="string">
            <text:p text:style-name="P15">Code</text:p>
          </table:table-cell>
          <table:table-cell table:style-name="Table270.B2" office:value-type="string">
            <text:p text:style-name="P15">Result</text:p>
          </table:table-cell>
        </table:table-row>
        <table:table-row table:style-name="Table270.1">
          <table:table-cell table:style-name="Table270.A2" office:value-type="string">
            <text:p text:style-name="Snippet"/>
          </table:table-cell>
          <table:table-cell table:style-name="Table270.B2" office:value-type="string">
            <text:p text:style-name="P2"/>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p text:style-name="P2">[before] &lt; [after]</text:p>
            <text:p text:style-name="Text_20_body">Routing:</text:p>
            <text:p text:style-name="P1">description</text:p>
          </table:table-cell>
          <table:covered-table-cell/>
        </table:table-row>
        <table:table-row table:style-name="Table271.1">
          <table:table-cell table:style-name="Table271.A2" office:value-type="string">
            <text:p text:style-name="P15">Code</text:p>
          </table:table-cell>
          <table:table-cell table:style-name="Table271.B2" office:value-type="string">
            <text:p text:style-name="P15">Result</text:p>
          </table:table-cell>
        </table:table-row>
        <table:table-row table:style-name="Table271.1">
          <table:table-cell table:style-name="Table271.A2" office:value-type="string">
            <text:p text:style-name="Snippet"/>
          </table:table-cell>
          <table:table-cell table:style-name="Table271.B2" office:value-type="string">
            <text:p text:style-name="P2"/>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p text:style-name="P2">[before] &lt;&lt; [after]</text:p>
            <text:p text:style-name="Text_20_body">Routing:</text:p>
            <text:p text:style-name="P1">description</text:p>
          </table:table-cell>
          <table:covered-table-cell/>
        </table:table-row>
        <table:table-row table:style-name="Table272.1">
          <table:table-cell table:style-name="Table272.A2" office:value-type="string">
            <text:p text:style-name="P15">Code</text:p>
          </table:table-cell>
          <table:table-cell table:style-name="Table272.B2" office:value-type="string">
            <text:p text:style-name="P15">Result</text:p>
          </table:table-cell>
        </table:table-row>
        <table:table-row table:style-name="Table272.1">
          <table:table-cell table:style-name="Table272.A2" office:value-type="string">
            <text:p text:style-name="Snippet"/>
          </table:table-cell>
          <table:table-cell table:style-name="Table272.B2" office:value-type="string">
            <text:p text:style-name="P2"/>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p text:style-name="P2">[before] &lt;= [after]</text:p>
            <text:p text:style-name="Text_20_body">Routing:</text:p>
            <text:p text:style-name="P1">description</text:p>
          </table:table-cell>
          <table:covered-table-cell/>
        </table:table-row>
        <table:table-row table:style-name="Table273.1">
          <table:table-cell table:style-name="Table273.A2" office:value-type="string">
            <text:p text:style-name="P15">Code</text:p>
          </table:table-cell>
          <table:table-cell table:style-name="Table273.B2" office:value-type="string">
            <text:p text:style-name="P15">Result</text:p>
          </table:table-cell>
        </table:table-row>
        <table:table-row table:style-name="Table273.1">
          <table:table-cell table:style-name="Table273.A2" office:value-type="string">
            <text:p text:style-name="Snippet"/>
          </table:table-cell>
          <table:table-cell table:style-name="Table273.B2" office:value-type="string">
            <text:p text:style-name="P2"/>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p text:style-name="P2">[before] &lt;=&gt; [after]</text:p>
            <text:p text:style-name="Text_20_body">Routing:</text:p>
            <text:p text:style-name="P1">description</text:p>
          </table:table-cell>
          <table:covered-table-cell/>
        </table:table-row>
        <table:table-row table:style-name="Table274.1">
          <table:table-cell table:style-name="Table274.A2" office:value-type="string">
            <text:p text:style-name="P15">Code</text:p>
          </table:table-cell>
          <table:table-cell table:style-name="Table274.B2" office:value-type="string">
            <text:p text:style-name="P15">Result</text:p>
          </table:table-cell>
        </table:table-row>
        <table:table-row table:style-name="Table274.1">
          <table:table-cell table:style-name="Table274.A2" office:value-type="string">
            <text:p text:style-name="Snippet"/>
          </table:table-cell>
          <table:table-cell table:style-name="Table274.B2" office:value-type="string">
            <text:p text:style-name="P2"/>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p text:style-name="P2">[before] &gt; [after]</text:p>
            <text:p text:style-name="Text_20_body">Routing:</text:p>
            <text:p text:style-name="P1">description</text:p>
          </table:table-cell>
          <table:covered-table-cell/>
        </table:table-row>
        <table:table-row table:style-name="Table275.1">
          <table:table-cell table:style-name="Table275.A2" office:value-type="string">
            <text:p text:style-name="P15">Code</text:p>
          </table:table-cell>
          <table:table-cell table:style-name="Table275.B2" office:value-type="string">
            <text:p text:style-name="P15">Result</text:p>
          </table:table-cell>
        </table:table-row>
        <table:table-row table:style-name="Table275.1">
          <table:table-cell table:style-name="Table275.A2" office:value-type="string">
            <text:p text:style-name="Snippet"/>
          </table:table-cell>
          <table:table-cell table:style-name="Table275.B2" office:value-type="string">
            <text:p text:style-name="P2"/>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p text:style-name="P2">[before] &gt;= [after]</text:p>
            <text:p text:style-name="Text_20_body">Routing:</text:p>
            <text:p text:style-name="P1">description</text:p>
          </table:table-cell>
          <table:covered-table-cell/>
        </table:table-row>
        <table:table-row table:style-name="Table276.1">
          <table:table-cell table:style-name="Table276.A2" office:value-type="string">
            <text:p text:style-name="P15">Code</text:p>
          </table:table-cell>
          <table:table-cell table:style-name="Table276.B2" office:value-type="string">
            <text:p text:style-name="P15">Result</text:p>
          </table:table-cell>
        </table:table-row>
        <table:table-row table:style-name="Table276.1">
          <table:table-cell table:style-name="Table276.A2" office:value-type="string">
            <text:p text:style-name="Snippet"/>
          </table:table-cell>
          <table:table-cell table:style-name="Table276.B2" office:value-type="string">
            <text:p text:style-name="P2"/>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207350892"/>Thread<text:alphabetical-index-mark-end text:id="IMark20735089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07350892"/><text:alphabetical-index-mark-start text:id="IMark207350364"/><text:alphabetical-index-mark-start text:id="IMark207351276"/>TrueClass<text:alphabetical-index-mark-end text:id="IMark207351276"/><text:alphabetical-index-mark-end text:id="IMark207350364"/><text:alphabetical-index-mark-end text:id="IMark207350892"/></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207350892"/>VirtualMachine<text:alphabetical-index-mark-end text:id="IMark207350892"/></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7780312"/>.:<text:alphabetical-index-mark-end text:id="IMark14778031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7780312"/>super<text:alphabetical-index-mark-end text:id="IMark147780312"/>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7780312"/>val:<text:alphabetical-index-mark-end text:id="IMark147780312"/>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7780312"/>var:<text:alphabetical-index-mark-end text:id="IMark147780312"/>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7780312"/>val@:<text:alphabetical-index-mark-end text:id="IMark147780312"/>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7780312"/>var@:<text:alphabetical-index-mark-end text:id="IMark147780312"/>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7780312"/>;<text:alphabetical-index-mark-end text:id="IMark147780312"/>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7780312"/>.::<text:alphabetical-index-mark-end text:id="IMark14778031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7780312"/>inst:<text:alphabetical-index-mark-end text:id="IMark147780312"/>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7780312"/>local:<text:alphabetical-index-mark-end text:id="IMark147780312"/>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47780312"/>super<text:alphabetical-index-mark-end text:id="IMark147780312"/>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7780312"/>;<text:alphabetical-index-mark-end text:id="IMark14778031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207350892"/>Commands<text:alphabetical-index-mark-end text:id="IMark20735089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207350892"/>)entries<text:alphabetical-index-mark-end text:id="IMark207350892"/>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clone <text:s text:c="9"/>false <text:s text:c="9"/>nil&lt;&gt; <text:s text:c="9"/>spaces <text:s text:c="8"/>{</text:p>
      <text:p text:style-name="Code"><text:soft-page-break/>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6" text:note-class="footnote"><text:note-citation>7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9">0</text:p>
          <text:p text:style-name="P68">0&lt;<text:tab/>110</text:p>
          <text:p text:style-name="P68">0&lt;=<text:tab/>111</text:p>
          <text:p text:style-name="P68">0&lt;=&gt;<text:tab/>111</text:p>
          <text:p text:style-name="P68">0&lt;&gt; <text:tab/>111</text:p>
          <text:p text:style-name="P68">0=<text:tab/>112</text:p>
          <text:p text:style-name="P68">0&gt;<text:tab/>112</text:p>
          <text:p text:style-name="P68">0&gt;=<text:tab/>112</text:p>
          <text:p text:style-name="P69">1</text:p>
          <text:p text:style-name="P68">1-<text:tab/>113</text:p>
          <text:p text:style-name="P68">1+<text:tab/>113</text:p>
          <text:p text:style-name="P69">2</text:p>
          <text:p text:style-name="P68">2-<text:tab/>114</text:p>
          <text:p text:style-name="P68">2*<text:tab/>90, 113</text:p>
          <text:p text:style-name="P68">2/<text:tab/>90, 114</text:p>
          <text:p text:style-name="P68">2+<text:tab/>113</text:p>
          <text:p text:style-name="P69">A</text:p>
          <text:p text:style-name="P68">again<text:tab/>25</text:p>
          <text:p text:style-name="P68">and<text:tab/>91</text:p>
          <text:p text:style-name="P68">Archive<text:tab/>12</text:p>
          <text:p text:style-name="P68">Array<text:tab/>62</text:p>
          <text:p text:style-name="P69">B</text:p>
          <text:p text:style-name="P68">begin<text:tab/>25</text:p>
          <text:p text:style-name="P68">Boolean<text:tab/>60</text:p>
          <text:p text:style-name="P68">bounce<text:tab/>36, 38</text:p>
          <text:p text:style-name="P69">C</text:p>
          <text:p text:style-name="P68">catch<text:tab/>35, 38</text:p>
          <text:p text:style-name="P68">Class<text:tab/>73</text:p>
          <text:p text:style-name="P68">Classes<text:tab/>47</text:p>
          <text:p text:style-name="P68">clone<text:tab/>30</text:p>
          <text:p text:style-name="P68">com<text:tab/>91</text:p>
          <text:p text:style-name="P68">Commands<text:tab/>74, 161</text:p>
          <text:p text:style-name="P68">Complex<text:tab/>76</text:p>
          <text:p text:style-name="P68">copy<text:tab/>30</text:p>
          <text:p text:style-name="P69">D</text:p>
          <text:p text:style-name="P68">Declarations<text:tab/>26</text:p>
          <text:p text:style-name="P68">Demo.rb<text:tab/>11</text:p>
          <text:p text:style-name="P68">distinct?<text:tab/>125</text:p>
          <text:p text:style-name="P68">do<text:tab/>23</text:p>
          <text:p text:style-name="P68">do_map_name<text:tab/>56</text:p>
          <text:p text:style-name="P68">dpr<text:tab/>95</text:p>
          <text:p text:style-name="P68">drop<text:tab/>19</text:p>
          <text:p text:style-name="P68">Duck Typing<text:tab/>26</text:p>
          <text:p text:style-name="P68">dup<text:tab/>19, 30</text:p>
          <text:p text:style-name="P69">E</text:p>
          <text:p text:style-name="P68">e<text:tab/>95</text:p>
          <text:p text:style-name="P68">else<text:tab/>21</text:p>
          <text:p text:style-name="P69">F</text:p>
          <text:p text:style-name="P68">FalseClass<text:tab/>60, 79</text:p>
          <text:p text:style-name="P68">finally<text:tab/>37p.</text:p>
          <text:p text:style-name="P68">Float<text:tab/>81</text:p>
          <text:p text:style-name="P69">H</text:p>
          <text:p text:style-name="P68">Hash<text:tab/>82</text:p>
          <text:p text:style-name="P69">I</text:p>
          <text:p text:style-name="P68">i<text:tab/>23</text:p>
          <text:p text:style-name="P68">identical?<text:tab/>126</text:p>
          <text:p text:style-name="P68">if<text:tab/>21</text:p>
          <text:p text:style-name="P68">Inheritance<text:tab/>48</text:p>
          <text:p text:style-name="P68">inst:<text:tab/>159</text:p>
          <text:p text:style-name="P68">InStream<text:tab/>85</text:p>
          <text:p text:style-name="P68">Integer<text:tab/>88</text:p>
          <text:p text:style-name="P69">J</text:p>
          <text:p text:style-name="P68">j<text:tab/>23</text:p>
          <text:p text:style-name="P69">K</text:p>
          <text:p text:style-name="P68">Known Issues<text:tab/>11</text:p>
          <text:p text:style-name="P69">L</text:p>
          <text:p text:style-name="P68">Late Binding<text:tab/>48</text:p>
          <text:p text:style-name="P68">local:<text:tab/>159</text:p>
          <text:p text:style-name="P68">loop<text:tab/>23</text:p>
          <text:p text:style-name="P69">M</text:p>
          <text:p text:style-name="P68">max<text:tab/>126</text:p>
          <text:p text:style-name="P68">Method Mapping<text:tab/>49</text:p>
          <text:p text:style-name="P68">Methods<text:tab/>48</text:p>
          <text:p text:style-name="P68">min<text:tab/>126</text:p>
          <text:p text:style-name="P68">mod<text:tab/>116</text:p>
          <text:p text:style-name="P68">Mutation<text:tab/>28</text:p>
          <text:p text:style-name="P69">N</text:p>
          <text:p text:style-name="P68">neg<text:tab/>116</text:p>
          <text:p text:style-name="P68">nil&lt;&gt;<text:tab/>127</text:p>
          <text:p text:style-name="P68">nil=<text:tab/>127</text:p>
          <text:p text:style-name="P68">NilClass<text:tab/>60, 93</text:p>
          <text:p text:style-name="P68">nip<text:tab/>19</text:p>
          <text:p text:style-name="P68">not<text:tab/>127</text:p>
          <text:p text:style-name="P68">Numeric<text:tab/>61, 95</text:p>
          <text:p text:style-name="P69">O</text:p>
          <text:p text:style-name="P68">Object<text:tab/>60, 117</text:p>
          <text:p text:style-name="P68">or<text:tab/>92</text:p>
          <text:p text:style-name="P68">OutStream<text:tab/>129</text:p>
          <text:p text:style-name="P68">over<text:tab/>19</text:p>
          <text:p text:style-name="P69">P</text:p>
          <text:p text:style-name="P68">pi<text:tab/>96</text:p>
          <text:p text:style-name="P68">pick<text:tab/>19</text:p>
          <text:p text:style-name="P68">Polymorphism<text:tab/>48</text:p>
          <text:p text:style-name="P68">Procedure<text:tab/>134</text:p>
          <text:p text:style-name="P68">Prototypes<text:tab/>48</text:p>
          <text:p text:style-name="P69">Q</text:p>
          <text:p text:style-name="P68">Queue<text:tab/>136</text:p>
          <text:p text:style-name="P69">R</text:p>
          <text:p text:style-name="P68">Rake<text:tab/>11</text:p>
          <text:p text:style-name="P68">Rational<text:tab/>138</text:p>
          <text:p text:style-name="P68">Referencing<text:tab/>27</text:p>
          <text:p text:style-name="P68">repeat<text:tab/>25</text:p>
          <text:p text:style-name="P68">Routing<text:tab/>53</text:p>
          <text:p text:style-name="P69">S</text:p>
          <text:p text:style-name="P68">Scoping<text:tab/>26</text:p>
          <text:p text:style-name="P68">self<text:tab/>58</text:p>
          <text:p text:style-name="P68">Stack<text:tab/>140</text:p>
          <text:p text:style-name="P68">String<text:tab/>142</text:p>
          <text:p text:style-name="P68">super<text:tab/>157, 159</text:p>
          <text:p text:style-name="P68">swap<text:tab/>20</text:p>
          <text:p text:style-name="P68">switch<text:tab/>21</text:p>
          <text:p text:style-name="P68">SymbolMap<text:tab/>49</text:p>
          <text:p text:style-name="P69">T</text:p>
          <text:p text:style-name="P68">Testing<text:tab/>11</text:p>
          <text:p text:style-name="P68">Thanks<text:tab/>8</text:p>
          <text:p text:style-name="P68">then<text:tab/>21</text:p>
          <text:p text:style-name="P68">Thread<text:tab/>154</text:p>
          <text:p text:style-name="P68">throw"<text:tab/>39</text:p>
          <text:p text:style-name="P68">TrueClass<text:tab/>60, 155</text:p>
          <text:p text:style-name="P68">try<text:tab/>35, 38</text:p>
          <text:p text:style-name="P68">tuck<text:tab/>20</text:p>
          <text:p text:style-name="P68">Typing<text:tab/>26</text:p>
          <text:p text:style-name="P69">U</text:p>
          <text:p text:style-name="P68">until<text:tab/>25</text:p>
          <text:p text:style-name="P69">V</text:p>
          <text:p text:style-name="P68">val:<text:tab/>26, 157</text:p>
          <text:p text:style-name="P68">val@:<text:tab/>27, 158</text:p>
          <text:p text:style-name="P68">val#:<text:tab/>27</text:p>
          <text:p text:style-name="P68">val$:<text:tab/>27</text:p>
          <text:p text:style-name="P68">var:<text:tab/>26, 158</text:p>
          <text:p text:style-name="P68">var@:<text:tab/>27, 158</text:p>
          <text:p text:style-name="P68">var#:<text:tab/>27</text:p>
          <text:p text:style-name="P68">var$:<text:tab/>27</text:p>
          <text:p text:style-name="P68">VirtualMachine<text:tab/>156</text:p>
          <text:p text:style-name="P69">X</text:p>
          <text:p text:style-name="P68">x<text:tab/>63</text:p>
          <text:p text:style-name="P68">xor<text:tab/>92</text:p>
          <text:p text:style-name="P69">^</text:p>
          <text:p text:style-name="P68">^^<text:tab/>80, 93, 125</text:p>
          <text:p text:style-name="P69">-</text:p>
          <text:p text:style-name="P68">-<text:tab/>97</text:p>
          <text:p text:style-name="P68">-&gt;<text:tab/>82</text:p>
          <text:p text:style-name="P68">-i<text:tab/>23</text:p>
          <text:p text:style-name="P68">-j<text:tab/>23</text:p>
          <text:p text:style-name="P69">;</text:p>
          <text:p text:style-name="P68">;<text:tab/>158p.</text:p>
          <text:p text:style-name="P69">:</text:p>
          <text:p text:style-name="P68">:<text:tab/>55</text:p>
          <text:p text:style-name="P69">!</text:p>
          <text:p text:style-name="P68">!<text:tab/>65</text:p>
          <text:p text:style-name="P69">?</text:p>
          <text:p text:style-name="P68">?"<text:tab/>36, 38</text:p>
          <text:p text:style-name="P69">.</text:p>
          <text:p text:style-name="P68">.<text:tab/>117, 130</text:p>
          <text:p text:style-name="P68">.-left<text:tab/>66, 145</text:p>
          <text:p text:style-name="P68">.-mid<text:tab/>67, 145</text:p>
          <text:p text:style-name="P68">.-midlr<text:tab/>67, 145</text:p>
          <text:p text:style-name="P68">.-right<text:tab/>67, 146</text:p>
          <text:p text:style-name="P68">.:<text:tab/>55, 157</text:p>
          <text:p text:style-name="P68"><text:soft-page-break/>.::<text:tab/>55, 158</text:p>
          <text:p text:style-name="P68">."<text:tab/>143</text:p>
          <text:p text:style-name="P68">.[]!<text:tab/>67, 83</text:p>
          <text:p text:style-name="P68">.[]@<text:tab/>68, 83</text:p>
          <text:p text:style-name="P68">.+left<text:tab/>65, 144</text:p>
          <text:p text:style-name="P68">.+mid<text:tab/>66, 144</text:p>
          <text:p text:style-name="P68">.+midlr<text:tab/>66, 144</text:p>
          <text:p text:style-name="P68">.+right<text:tab/>66, 145</text:p>
          <text:p text:style-name="P68">.1/x<text:tab/>97</text:p>
          <text:p text:style-name="P68">.10**<text:tab/>98</text:p>
          <text:p text:style-name="P68">.2**<text:tab/>98</text:p>
          <text:p text:style-name="P68">.abs<text:tab/>98</text:p>
          <text:p text:style-name="P68">.acos<text:tab/>99</text:p>
          <text:p text:style-name="P68">.acosh<text:tab/>99</text:p>
          <text:p text:style-name="P68">.angle<text:tab/>99</text:p>
          <text:p text:style-name="P68">.append<text:tab/>129</text:p>
          <text:p text:style-name="P68">.append{<text:tab/>129</text:p>
          <text:p text:style-name="P68">.asin<text:tab/>100</text:p>
          <text:p text:style-name="P68">.asinh<text:tab/>100</text:p>
          <text:p text:style-name="P68">.atan<text:tab/>100</text:p>
          <text:p text:style-name="P68">.atan2<text:tab/>101</text:p>
          <text:p text:style-name="P68">.atanh<text:tab/>101</text:p>
          <text:p text:style-name="P68">.c2p<text:tab/>101</text:p>
          <text:p text:style-name="P68">.call<text:tab/>134, 146</text:p>
          <text:p text:style-name="P68">.cbrt<text:tab/>77, 102</text:p>
          <text:p text:style-name="P68">.ceil<text:tab/>102</text:p>
          <text:p text:style-name="P68">.cjust<text:tab/>146</text:p>
          <text:p text:style-name="P68">.class<text:tab/>118</text:p>
          <text:p text:style-name="P68">.clear<text:tab/>136, 140</text:p>
          <text:p text:style-name="P68">.clone<text:tab/>30, 118</text:p>
          <text:p text:style-name="P68">.clone_exclude<text:tab/>32, 118</text:p>
          <text:p text:style-name="P68">.close<text:tab/>86, 131</text:p>
          <text:p text:style-name="P68">.conjugate<text:tab/>102</text:p>
          <text:p text:style-name="P68">.contains?<text:tab/>146</text:p>
          <text:p text:style-name="P68">.copy<text:tab/>30, 119</text:p>
          <text:p text:style-name="P68">.cos<text:tab/>102</text:p>
          <text:p text:style-name="P68">.cosh<text:tab/>103</text:p>
          <text:p text:style-name="P68">.cr<text:tab/>131</text:p>
          <text:p text:style-name="P68">.create<text:tab/>130</text:p>
          <text:p text:style-name="P68">.cube<text:tab/>103</text:p>
          <text:p text:style-name="P68">.d2r<text:tab/>103</text:p>
          <text:p text:style-name="P68">.denominator<text:tab/>103</text:p>
          <text:p text:style-name="P68">.e**<text:tab/>77, 104</text:p>
          <text:p text:style-name="P68">.emit<text:tab/>104, 131, 147</text:p>
          <text:p text:style-name="P68">.empty?<text:tab/>136, 140</text:p>
          <text:p text:style-name="P68">.eval<text:tab/>147</text:p>
          <text:p text:style-name="P68">.even?<text:tab/>89</text:p>
          <text:p text:style-name="P68">.floor<text:tab/>104</text:p>
          <text:p text:style-name="P68">.fmt<text:tab/>147</text:p>
          <text:p text:style-name="P68">.fmt"<text:tab/>147</text:p>
          <text:p text:style-name="P68">.gcd<text:tab/>89</text:p>
          <text:p text:style-name="P68">.get_all<text:tab/>85</text:p>
          <text:p text:style-name="P68">.getc<text:tab/>86</text:p>
          <text:p text:style-name="P68">.gets<text:tab/>86</text:p>
          <text:p text:style-name="P68">.hypot<text:tab/>104</text:p>
          <text:p text:style-name="P68">.imaginary<text:tab/>105</text:p>
          <text:p text:style-name="P68">.init<text:tab/>27, 119</text:p>
          <text:p text:style-name="P68">.is_class?<text:tab/>73, 119</text:p>
          <text:p text:style-name="P68">.keys<text:tab/>83</text:p>
          <text:p text:style-name="P68">.lcm<text:tab/>89</text:p>
          <text:p text:style-name="P68">.left<text:tab/>68, 148</text:p>
          <text:p text:style-name="P68">.left?<text:tab/>148</text:p>
          <text:p text:style-name="P68">.length<text:tab/>68, 136, 140, 148</text:p>
          <text:p text:style-name="P68">.lines<text:tab/>148</text:p>
          <text:p text:style-name="P68">.ljust<text:tab/>149</text:p>
          <text:p text:style-name="P68">.ln<text:tab/>105</text:p>
          <text:p text:style-name="P68">.load<text:tab/>149</text:p>
          <text:p text:style-name="P68">.log10<text:tab/>105</text:p>
          <text:p text:style-name="P68">.log2<text:tab/>106</text:p>
          <text:p text:style-name="P68">.lstrip<text:tab/>149</text:p>
          <text:p text:style-name="P68">.magnitude<text:tab/>106</text:p>
          <text:p text:style-name="P68">.max<text:tab/>69</text:p>
          <text:p text:style-name="P68">.mid<text:tab/>69, 149</text:p>
          <text:p text:style-name="P68">.mid?<text:tab/>150</text:p>
          <text:p text:style-name="P68">.midlr<text:tab/>69</text:p>
          <text:p text:style-name="P68">.min<text:tab/>70</text:p>
          <text:p text:style-name="P68">.name<text:tab/>120</text:p>
          <text:p text:style-name="P68">.new<text:tab/>63, 73</text:p>
          <text:p text:style-name="P68">.new_size<text:tab/>64</text:p>
          <text:p text:style-name="P68">.new_value<text:tab/>64</text:p>
          <text:p text:style-name="P68">.new_values<text:tab/>64</text:p>
          <text:p text:style-name="P68">.new{<text:tab/>63</text:p>
          <text:p text:style-name="P68">.numerator<text:tab/>106</text:p>
          <text:p text:style-name="P68">.odd?<text:tab/>89</text:p>
          <text:p text:style-name="P68">.open<text:tab/>85</text:p>
          <text:p text:style-name="P68">.open{<text:tab/>86</text:p>
          <text:p text:style-name="P68">.p2c<text:tab/>107</text:p>
          <text:p text:style-name="P68">.parent_class<text:tab/>74</text:p>
          <text:p text:style-name="P68">.peek<text:tab/>141</text:p>
          <text:p text:style-name="P68">.pend<text:tab/>137</text:p>
          <text:p text:style-name="P68">.polar<text:tab/>107</text:p>
          <text:p text:style-name="P68">.pop<text:tab/>137, 141</text:p>
          <text:p text:style-name="P68">.pp<text:tab/>70, 83</text:p>
          <text:p text:style-name="P68">.push<text:tab/>137, 141</text:p>
          <text:p text:style-name="P68">.r2d<text:tab/>107</text:p>
          <text:p text:style-name="P68">.real<text:tab/>107</text:p>
          <text:p text:style-name="P68">.reverse<text:tab/>70</text:p>
          <text:p text:style-name="P68">.right<text:tab/>70</text:p>
          <text:p text:style-name="P68">.round<text:tab/>108</text:p>
          <text:p text:style-name="P68">.shuffle<text:tab/>71</text:p>
          <text:p text:style-name="P68">.sin<text:tab/>108</text:p>
          <text:p text:style-name="P68">.sinh<text:tab/>108</text:p>
          <text:p text:style-name="P68">.sleep<text:tab/>109</text:p>
          <text:p text:style-name="P68">.sort<text:tab/>71</text:p>
          <text:p text:style-name="P68">.space<text:tab/>131</text:p>
          <text:p text:style-name="P68">.spaces<text:tab/>132</text:p>
          <text:p text:style-name="P68">.split<text:tab/>77, 138</text:p>
          <text:p text:style-name="P68">.sqr<text:tab/>109</text:p>
          <text:p text:style-name="P68">.sqrt<text:tab/>77, 109</text:p>
          <text:p text:style-name="P68">.start<text:tab/>135</text:p>
          <text:p text:style-name="P68">.strlen<text:tab/>120</text:p>
          <text:p text:style-name="P68">.strmax<text:tab/>71</text:p>
          <text:p text:style-name="P68">.strmax2<text:tab/>84</text:p>
          <text:p text:style-name="P68">.subclass:<text:tab/>74</text:p>
          <text:p text:style-name="P68">.tan<text:tab/>109</text:p>
          <text:p text:style-name="P68">.tanh<text:tab/>110</text:p>
          <text:p text:style-name="P68">.throw<text:tab/>39</text:p>
          <text:p text:style-name="P68">.to_f<text:tab/>120</text:p>
          <text:p text:style-name="P68">.to_f!<text:tab/>121</text:p>
          <text:p text:style-name="P68">.to_i<text:tab/>121</text:p>
          <text:p text:style-name="P68">.to_i!<text:tab/>121</text:p>
          <text:p text:style-name="P68">.to_n<text:tab/>122</text:p>
          <text:p text:style-name="P68">.to_n!<text:tab/>122</text:p>
          <text:p text:style-name="P68">.to_r<text:tab/>123</text:p>
          <text:p text:style-name="P68">.to_r!<text:tab/>123</text:p>
          <text:p text:style-name="P68">.to_s<text:tab/>74, 123</text:p>
          <text:p text:style-name="P68">.to_x<text:tab/>124</text:p>
          <text:p text:style-name="P68">.to_x!<text:tab/>124</text:p>
          <text:p text:style-name="P68">.values<text:tab/>84</text:p>
          <text:p text:style-name="P68">.with{<text:tab/>59</text:p>
          <text:p text:style-name="P69">)</text:p>
          <text:p text:style-name="P68">)entries<text:tab/>163</text:p>
          <text:p text:style-name="P68">)methods<text:tab/>75, 128</text:p>
          <text:p text:style-name="P68">)stubs<text:tab/>75</text:p>
          <text:p text:style-name="P69">{</text:p>
          <text:p text:style-name="P68">{<text:tab/>82</text:p>
          <text:p text:style-name="P69">}</text:p>
          <text:p text:style-name="P68">}<text:tab/>63, 82</text:p>
          <text:p text:style-name="P69">@</text:p>
          <text:p text:style-name="P68">@<text:tab/>72</text:p>
          <text:p text:style-name="P69">*</text:p>
          <text:p text:style-name="P68">*<text:tab/>96, 143</text:p>
          <text:p text:style-name="P68">**<text:tab/>96</text:p>
          <text:p text:style-name="P69">/</text:p>
          <text:p text:style-name="P68">/<text:tab/>110</text:p>
          <text:p text:style-name="P69">&amp;</text:p>
          <text:p text:style-name="P68">&amp;&amp;<text:tab/>79, 93, 117</text:p>
          <text:p text:style-name="P69">+</text:p>
          <text:p text:style-name="P68">+<text:tab/>65, 97, 143</text:p>
          <text:p text:style-name="P68">+loop<text:tab/>23</text:p>
          <text:p text:style-name="P69">&lt;</text:p>
          <text:p text:style-name="P68">&lt;<text:tab/>114</text:p>
          <text:p text:style-name="P68">&lt;&lt;<text:tab/>72, 90</text:p>
          <text:p text:style-name="P68">&lt;=<text:tab/>115</text:p>
          <text:p text:style-name="P68">&lt;=&gt;<text:tab/>115</text:p>
          <text:p text:style-name="P68">&lt;&gt;<text:tab/>124</text:p>
          <text:p text:style-name="P69">=</text:p>
          <text:p text:style-name="P68">=<text:tab/>125</text:p>
          <text:p text:style-name="P69">&gt;</text:p>
          <text:p text:style-name="P68">&gt;<text:tab/>115</text:p>
          <text:p text:style-name="P68">&gt;=<text:tab/>116</text:p>
          <text:p text:style-name="P68">&gt;&gt;<text:tab/>91</text:p>
          <text:p text:style-name="P69">|</text:p>
          <text:p text:style-name="P68">||<text:tab/>80, 94, 128</text:p>
          <text:p text:style-name="P69">~</text:p>
          <text:p text:style-name="P68">~<text:tab/>132</text:p>
          <text:p text:style-name="P68">~"<text:tab/>132</text:p>
          <text:p text:style-name="P68">~cr<text:tab/>132</text:p>
          <text:p text:style-name="P68">~emit<text:tab/>133</text:p>
          <text:p text:style-name="P68">~getc<text:tab/>87</text:p>
          <text:p text:style-name="P68">~gets<text:tab/>87</text:p>
          <text:p text:style-name="P68"><text:soft-page-break/>~space<text:tab/>133</text:p>
          <text:p text:style-name="P68">~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9639224"/></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6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9H20M35S</meta:editing-duration>
    <meta:editing-cycles>2274</meta:editing-cycles>
    <meta:generator>OpenOffice/4.1.1$Win32 OpenOffice.org_project/411m6$Build-9775</meta:generator>
    <dc:date>2015-05-01T11:07:01.76</dc:date>
    <dc:creator>Peter Camilleri</dc:creator>
    <meta:printed-by>Peter Camilleri</meta:printed-by>
    <meta:print-date>2015-02-10T10:49:15.76</meta:print-date>
    <meta:document-statistic meta:table-count="280" meta:image-count="0" meta:object-count="0" meta:page-count="169" meta:paragraph-count="5576" meta:word-count="30630" meta:character-count="176754"/>
    <meta:template xlink:type="simple" xlink:actuate="onRequest" xlink:title="MyDefault" xlink:href="../../../../OpenOffice.org/3/user/template/MyDefault.ott" meta:date="2014-06-26T22:09:00.24"/>
  </office:meta>
</office:document-meta>
</file>